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ext-properties style:font-name="Arial" style:font-name-asian="Segoe UI" style:font-name-complex="Tahoma"/>
    </style:style>
    <style:style style:name="ce38" style:family="table-cell" style:parent-style-name="Default">
      <style:table-cell-properties fo:background-color="#dee6ef"/>
      <style:text-properties style:font-name="Arial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40" style:family="table-cell" style:parent-style-name="Default">
      <style:table-cell-properties fo:background-color="#ffffd7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d7" fo:border="0.06pt solid #000000"/>
    </style:style>
    <style:style style:name="ce43" style:family="table-cell" style:parent-style-name="Default">
      <style:table-cell-properties fo:background-color="transparent"/>
      <style:text-properties style:font-name="Arial"/>
    </style:style>
    <style:style style:name="ce44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4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46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d7" fo:border="0.06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d7" fo:border-left="0.06pt solid #000000" fo:border-right="0.06pt solid #000000" fo:border-top="none"/>
      <style:text-properties style:font-name="Ari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0" calcext:value-type="float">
            <text:p>0</text:p>
          </table:table-cell>
          <table:table-cell table:style-name="ce38" table:formula="of:=[.E16]*[.D14]+[.E28]*[.D26]+[.E40]*[.D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string" office:string-value="" calcext:value-type="error">
            <text:p>#DIV/0!</text:p>
          </table:table-cell>
          <table:table-cell table:style-name="ce38" table:formula="of:=[.E17]*[.$D14]+[.E29]*[.$D26]+[.E41]*[.$D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string" office:string-value="" calcext:value-type="error">
            <text:p>#DIV/0!</text:p>
          </table:table-cell>
          <table:table-cell table:style-name="ce38" table:formula="of:=[.H18]+[.H30]+[.H4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0" calcext:value-type="float">
            <text:p>0</text:p>
          </table:table-cell>
          <table:table-cell table:formula="of:=SUM([.N20:.N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string" office:string-value="" calcext:value-type="error">
            <text:p>#DIV/0!</text:p>
          </table:table-cell>
          <table:table-cell table:formula="of:=[.E16]*[.$D14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string" office:string-value="" calcext:value-type="error">
            <text:p>#DIV/0!</text:p>
          </table:table-cell>
          <table:table-cell table:formula="of:=SUM([.O20:.O23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string" office:string-value="" calcext:value-type="error">
            <text:p>#DIV/0!</text:p>
          </table:table-cell>
          <table:table-cell table:formula="of:=SUM([.P20:.P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string" office:string-value="" calcext:value-type="error">
            <text:p>#DIV/0!</text:p>
          </table:table-cell>
          <table:table-cell table:formula="of:=[.E18]*[.H16]*[.$D13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0]*[.$F20]" office:value-type="float" office:value="0" calcext:value-type="float">
            <text:p>0</text:p>
          </table:table-cell>
          <table:table-cell table:formula="of:=[.D20]/[.$H20]*1000" office:value-type="string" office:string-value="" calcext:value-type="error">
            <text:p>#DIV/0!</text:p>
          </table:table-cell>
          <table:table-cell table:formula="of:=[.$G20]*[.K20]/[.D$16]*[.$I20]/[.$D$13]" office:value-type="string" office:string-value="" calcext:value-type="error">
            <text:p>#DIV/0!</text:p>
          </table:table-cell>
          <table:table-cell table:style-name="ce36" table:formula="of:=[.F20]*[.$E20]" office:value-type="float" office:value="0" calcext:value-type="float">
            <text:p>0</text:p>
          </table:table-cell>
          <table:table-cell table:style-name="ce36" table:formula="of:=[.E20]/[.$H20]*1000" office:value-type="string" office:string-value="" calcext:value-type="error">
            <text:p>#DIV/0!</text:p>
          </table:table-cell>
          <table:table-cell table:style-name="ce36" table:formula="of:=[.$G20]*[.N20]/[.E$16]*[.$I20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1]*[.$F21]" office:value-type="float" office:value="0" calcext:value-type="float">
            <text:p>0</text:p>
          </table:table-cell>
          <table:table-cell table:formula="of:=[.D21]/[.$H21]*1000" office:value-type="string" office:string-value="" calcext:value-type="error">
            <text:p>#DIV/0!</text:p>
          </table:table-cell>
          <table:table-cell table:formula="of:=[.$G21]*[.K21]/[.D$16]*[.$I21]/[.$D$13]" office:value-type="string" office:string-value="" calcext:value-type="error">
            <text:p>#DIV/0!</text:p>
          </table:table-cell>
          <table:table-cell table:style-name="ce36" table:formula="of:=[.F21]*[.$E21]" office:value-type="float" office:value="0" calcext:value-type="float">
            <text:p>0</text:p>
          </table:table-cell>
          <table:table-cell table:style-name="ce36" table:formula="of:=[.E21]/[.$H21]*1000" office:value-type="string" office:string-value="" calcext:value-type="error">
            <text:p>#DIV/0!</text:p>
          </table:table-cell>
          <table:table-cell table:style-name="ce36" table:formula="of:=[.$G21]*[.N21]/[.E$16]*[.$I21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string" office:string-value="" calcext:value-type="error">
            <text:p>#DIV/0!</text:p>
          </table:table-cell>
          <table:table-cell table:formula="of:=[.$G22]*[.K22]/[.D$16]*[.$I22]/[.$D$13]" office:value-type="string" office:string-value="" calcext:value-type="error">
            <text:p>#DIV/0!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string" office:string-value="" calcext:value-type="error">
            <text:p>#DIV/0!</text:p>
          </table:table-cell>
          <table:table-cell table:style-name="ce36" table:formula="of:=[.$G22]*[.N22]/[.E$16]*[.$I22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3]*[.$F23]" office:value-type="float" office:value="0" calcext:value-type="float">
            <text:p>0</text:p>
          </table:table-cell>
          <table:table-cell table:formula="of:=[.D23]/[.$H23]*1000" office:value-type="string" office:string-value="" calcext:value-type="error">
            <text:p>#DIV/0!</text:p>
          </table:table-cell>
          <table:table-cell table:formula="of:=[.$G23]*[.K23]/[.D$16]*[.$I23]/[.$D$13]" office:value-type="string" office:string-value="" calcext:value-type="error">
            <text:p>#DIV/0!</text:p>
          </table:table-cell>
          <table:table-cell table:style-name="ce36" table:formula="of:=[.F23]*[.$E23]" office:value-type="float" office:value="0" calcext:value-type="float">
            <text:p>0</text:p>
          </table:table-cell>
          <table:table-cell table:style-name="ce36" table:formula="of:=[.E23]/[.$H23]*1000" office:value-type="string" office:string-value="" calcext:value-type="error">
            <text:p>#DIV/0!</text:p>
          </table:table-cell>
          <table:table-cell table:style-name="ce36" table:formula="of:=[.$G23]*[.N23]/[.E$16]*[.$I23]/[.$D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string" office:string-value="" calcext:value-type="error">
            <text:p>#DIV/0!</text:p>
          </table:table-cell>
          <table:table-cell table:formula="of:=[.E28]*[.$D26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string" office:string-value="" calcext:value-type="error">
            <text:p>#DIV/0!</text:p>
          </table:table-cell>
          <table:table-cell table:formula="of:=[.E30]*[.H28]*[.$D25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string" office:string-value="" calcext:value-type="error">
            <text:p>#DIV/0!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string" office:string-value="" calcext:value-type="error">
            <text:p>#DIV/0!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string" office:string-value="" calcext:value-type="error">
            <text:p>#DIV/0!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string" office:string-value="" calcext:value-type="error">
            <text:p>#DIV/0!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string" office:string-value="" calcext:value-type="error">
            <text:p>#DIV/0!</text:p>
          </table:table-cell>
          <table:table-cell table:formula="of:=[.E40]*[.$D38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string" office:string-value="" calcext:value-type="error">
            <text:p>#DIV/0!</text:p>
          </table:table-cell>
          <table:table-cell table:formula="of:=SUM([.O44:.O4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string" office:string-value="" calcext:value-type="error">
            <text:p>#DIV/0!</text:p>
          </table:table-cell>
          <table:table-cell table:formula="of:=SUM([.P44:.P4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string" office:string-value="" calcext:value-type="error">
            <text:p>#DIV/0!</text:p>
          </table:table-cell>
          <table:table-cell table:formula="of:=[.E42]*[.H40]*[.$D37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4]*[.$F44]" office:value-type="float" office:value="0" calcext:value-type="float">
            <text:p>0</text:p>
          </table:table-cell>
          <table:table-cell table:formula="of:=[.D44]/[.$H44]*1000" office:value-type="string" office:string-value="" calcext:value-type="error">
            <text:p>#DIV/0!</text:p>
          </table:table-cell>
          <table:table-cell table:formula="of:=[.$G44]*[.K44]/[.D$40]*[.$I44]/[.$D$37]" office:value-type="string" office:string-value="" calcext:value-type="error">
            <text:p>#DIV/0!</text:p>
          </table:table-cell>
          <table:table-cell table:style-name="ce36" table:formula="of:=[.F44]*[.$E44]" office:value-type="float" office:value="0" calcext:value-type="float">
            <text:p>0</text:p>
          </table:table-cell>
          <table:table-cell table:style-name="ce36" table:formula="of:=[.E44]/[.$H44]*1000" office:value-type="string" office:string-value="" calcext:value-type="error">
            <text:p>#DIV/0!</text:p>
          </table:table-cell>
          <table:table-cell table:style-name="ce36" table:formula="of:=[.$G44]*[.N44]/[.E$40]*[.$I44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5]*[.$F45]" office:value-type="float" office:value="0" calcext:value-type="float">
            <text:p>0</text:p>
          </table:table-cell>
          <table:table-cell table:formula="of:=[.D45]/[.$H45]*1000" office:value-type="string" office:string-value="" calcext:value-type="error">
            <text:p>#DIV/0!</text:p>
          </table:table-cell>
          <table:table-cell table:formula="of:=[.$G45]*[.K45]/[.D$40]*[.$I45]/[.$D$37]" office:value-type="string" office:string-value="" calcext:value-type="error">
            <text:p>#DIV/0!</text:p>
          </table:table-cell>
          <table:table-cell table:style-name="ce36" table:formula="of:=[.F45]*[.$E45]" office:value-type="float" office:value="0" calcext:value-type="float">
            <text:p>0</text:p>
          </table:table-cell>
          <table:table-cell table:style-name="ce36" table:formula="of:=[.E45]/[.$H45]*1000" office:value-type="string" office:string-value="" calcext:value-type="error">
            <text:p>#DIV/0!</text:p>
          </table:table-cell>
          <table:table-cell table:style-name="ce36" table:formula="of:=[.$G45]*[.N45]/[.E$40]*[.$I45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6]*[.$F46]" office:value-type="float" office:value="0" calcext:value-type="float">
            <text:p>0</text:p>
          </table:table-cell>
          <table:table-cell table:formula="of:=[.D46]/[.$H46]*1000" office:value-type="string" office:string-value="" calcext:value-type="error">
            <text:p>#DIV/0!</text:p>
          </table:table-cell>
          <table:table-cell table:formula="of:=[.$G46]*[.K46]/[.D$40]*[.$I46]/[.$D$37]" office:value-type="string" office:string-value="" calcext:value-type="error">
            <text:p>#DIV/0!</text:p>
          </table:table-cell>
          <table:table-cell table:style-name="ce36" table:formula="of:=[.F46]*[.$E46]" office:value-type="float" office:value="0" calcext:value-type="float">
            <text:p>0</text:p>
          </table:table-cell>
          <table:table-cell table:style-name="ce36" table:formula="of:=[.E46]/[.$H46]*1000" office:value-type="string" office:string-value="" calcext:value-type="error">
            <text:p>#DIV/0!</text:p>
          </table:table-cell>
          <table:table-cell table:style-name="ce36" table:formula="of:=[.$G46]*[.N46]/[.E$40]*[.$I46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7]*[.$F47]" office:value-type="float" office:value="0" calcext:value-type="float">
            <text:p>0</text:p>
          </table:table-cell>
          <table:table-cell table:formula="of:=[.D47]/[.$H47]*1000" office:value-type="string" office:string-value="" calcext:value-type="error">
            <text:p>#DIV/0!</text:p>
          </table:table-cell>
          <table:table-cell table:formula="of:=[.$G47]*[.K47]/[.D$40]*[.$I47]/[.$D$37]" office:value-type="string" office:string-value="" calcext:value-type="error">
            <text:p>#DIV/0!</text:p>
          </table:table-cell>
          <table:table-cell table:style-name="ce36" table:formula="of:=[.F47]*[.$E47]" office:value-type="float" office:value="0" calcext:value-type="float">
            <text:p>0</text:p>
          </table:table-cell>
          <table:table-cell table:style-name="ce36" table:formula="of:=[.E47]/[.$H47]*1000" office:value-type="string" office:string-value="" calcext:value-type="error">
            <text:p>#DIV/0!</text:p>
          </table:table-cell>
          <table:table-cell table:style-name="ce36" table:formula="of:=[.$G47]*[.N47]/[.E$40]*[.$I47]/[.$D$3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0" calcext:value-type="float">
            <text:p>0</text:p>
          </table:table-cell>
          <table:table-cell table:style-name="ce38" table:formula="of:=[.E60]*[.D58]+[.E72]*[.D70]+[.E84]*[.D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string" office:string-value="" calcext:value-type="error">
            <text:p>#DIV/0!</text:p>
          </table:table-cell>
          <table:table-cell table:style-name="ce38" table:formula="of:=[.E61]*[.$D58]+[.E73]*[.$D70]+[.E85]*[.$D8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string" office:string-value="" calcext:value-type="error">
            <text:p>#DIV/0!</text:p>
          </table:table-cell>
          <table:table-cell table:style-name="ce38" table:formula="of:=[.H62]+[.H74]+[.H8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0" calcext:value-type="float">
            <text:p>0</text:p>
          </table:table-cell>
          <table:table-cell table:formula="of:=SUM([.N64:.N6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string" office:string-value="" calcext:value-type="error">
            <text:p>#DIV/0!</text:p>
          </table:table-cell>
          <table:table-cell table:formula="of:=[.E60]*[.$D58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string" office:string-value="" calcext:value-type="error">
            <text:p>#DIV/0!</text:p>
          </table:table-cell>
          <table:table-cell table:formula="of:=SUM([.O64:.O6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string" office:string-value="" calcext:value-type="error">
            <text:p>#DIV/0!</text:p>
          </table:table-cell>
          <table:table-cell table:formula="of:=SUM([.P64:.P6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string" office:string-value="" calcext:value-type="error">
            <text:p>#DIV/0!</text:p>
          </table:table-cell>
          <table:table-cell table:formula="of:=[.E62]*[.H60]*[.$D57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4]*[.$F64]" office:value-type="float" office:value="0" calcext:value-type="float">
            <text:p>0</text:p>
          </table:table-cell>
          <table:table-cell table:formula="of:=[.D64]/[.$H64]*1000" office:value-type="string" office:string-value="" calcext:value-type="error">
            <text:p>#DIV/0!</text:p>
          </table:table-cell>
          <table:table-cell table:formula="of:=[.$G64]*[.K64]/[.D$60]*[.$I64]/[.$D$57]" office:value-type="string" office:string-value="" calcext:value-type="error">
            <text:p>#DIV/0!</text:p>
          </table:table-cell>
          <table:table-cell table:style-name="ce36" table:formula="of:=[.F64]*[.$E64]" office:value-type="float" office:value="0" calcext:value-type="float">
            <text:p>0</text:p>
          </table:table-cell>
          <table:table-cell table:style-name="ce36" table:formula="of:=[.E64]/[.$H64]*1000" office:value-type="string" office:string-value="" calcext:value-type="error">
            <text:p>#DIV/0!</text:p>
          </table:table-cell>
          <table:table-cell table:style-name="ce36" table:formula="of:=[.$G64]*[.N64]/[.E$60]*[.$I64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5]*[.$F65]" office:value-type="float" office:value="0" calcext:value-type="float">
            <text:p>0</text:p>
          </table:table-cell>
          <table:table-cell table:formula="of:=[.D65]/[.$H65]*1000" office:value-type="string" office:string-value="" calcext:value-type="error">
            <text:p>#DIV/0!</text:p>
          </table:table-cell>
          <table:table-cell table:formula="of:=[.$G65]*[.K65]/[.D$60]*[.$I65]/[.$D$57]" office:value-type="string" office:string-value="" calcext:value-type="error">
            <text:p>#DIV/0!</text:p>
          </table:table-cell>
          <table:table-cell table:style-name="ce36" table:formula="of:=[.F65]*[.$E65]" office:value-type="float" office:value="0" calcext:value-type="float">
            <text:p>0</text:p>
          </table:table-cell>
          <table:table-cell table:style-name="ce36" table:formula="of:=[.E65]/[.$H65]*1000" office:value-type="string" office:string-value="" calcext:value-type="error">
            <text:p>#DIV/0!</text:p>
          </table:table-cell>
          <table:table-cell table:style-name="ce36" table:formula="of:=[.$G65]*[.N65]/[.E$60]*[.$I65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string" office:string-value="" calcext:value-type="error">
            <text:p>#DIV/0!</text:p>
          </table:table-cell>
          <table:table-cell table:formula="of:=[.$G66]*[.K66]/[.D$60]*[.$I66]/[.$D$57]" office:value-type="string" office:string-value="" calcext:value-type="error">
            <text:p>#DIV/0!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string" office:string-value="" calcext:value-type="error">
            <text:p>#DIV/0!</text:p>
          </table:table-cell>
          <table:table-cell table:style-name="ce36" table:formula="of:=[.$G66]*[.N66]/[.E$60]*[.$I66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7]*[.$F67]" office:value-type="float" office:value="0" calcext:value-type="float">
            <text:p>0</text:p>
          </table:table-cell>
          <table:table-cell table:formula="of:=[.D67]/[.$H67]*1000" office:value-type="string" office:string-value="" calcext:value-type="error">
            <text:p>#DIV/0!</text:p>
          </table:table-cell>
          <table:table-cell table:formula="of:=[.$G67]*[.K67]/[.D$60]*[.$I67]/[.$D$57]" office:value-type="string" office:string-value="" calcext:value-type="error">
            <text:p>#DIV/0!</text:p>
          </table:table-cell>
          <table:table-cell table:style-name="ce36" table:formula="of:=[.F67]*[.$E67]" office:value-type="float" office:value="0" calcext:value-type="float">
            <text:p>0</text:p>
          </table:table-cell>
          <table:table-cell table:style-name="ce36" table:formula="of:=[.E67]/[.$H67]*1000" office:value-type="string" office:string-value="" calcext:value-type="error">
            <text:p>#DIV/0!</text:p>
          </table:table-cell>
          <table:table-cell table:style-name="ce36" table:formula="of:=[.$G67]*[.N67]/[.E$60]*[.$I67]/[.D$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0" calcext:value-type="float">
            <text:p>0</text:p>
          </table:table-cell>
          <table:table-cell table:formula="of:=SUM([.N76:.N79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string" office:string-value="" calcext:value-type="error">
            <text:p>#DIV/0!</text:p>
          </table:table-cell>
          <table:table-cell table:formula="of:=[.E72]*[.$D70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string" office:string-value="" calcext:value-type="error">
            <text:p>#DIV/0!</text:p>
          </table:table-cell>
          <table:table-cell table:formula="of:=SUM([.O76:.O7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string" office:string-value="" calcext:value-type="error">
            <text:p>#DIV/0!</text:p>
          </table:table-cell>
          <table:table-cell table:formula="of:=SUM([.P76:.P79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string" office:string-value="" calcext:value-type="error">
            <text:p>#DIV/0!</text:p>
          </table:table-cell>
          <table:table-cell table:formula="of:=[.E74]*[.H72]*[.$D69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6]*[.$F76]" office:value-type="float" office:value="0" calcext:value-type="float">
            <text:p>0</text:p>
          </table:table-cell>
          <table:table-cell table:formula="of:=[.D76]/[.$H76]*1000" office:value-type="string" office:string-value="" calcext:value-type="error">
            <text:p>#DIV/0!</text:p>
          </table:table-cell>
          <table:table-cell table:formula="of:=[.$G76]*[.K76]/[.D$72]*[.$I76]/[.$D$69]" office:value-type="string" office:string-value="" calcext:value-type="error">
            <text:p>#DIV/0!</text:p>
          </table:table-cell>
          <table:table-cell table:style-name="ce36" table:formula="of:=[.F76]*[.$E76]" office:value-type="float" office:value="0" calcext:value-type="float">
            <text:p>0</text:p>
          </table:table-cell>
          <table:table-cell table:style-name="ce36" table:formula="of:=[.E76]/[.$H76]*1000" office:value-type="string" office:string-value="" calcext:value-type="error">
            <text:p>#DIV/0!</text:p>
          </table:table-cell>
          <table:table-cell table:style-name="ce36" table:formula="of:=[.$G76]*[.N76]/[.E$72]*[.$I76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7]*[.$F77]" office:value-type="float" office:value="0" calcext:value-type="float">
            <text:p>0</text:p>
          </table:table-cell>
          <table:table-cell table:formula="of:=[.D77]/[.$H77]*1000" office:value-type="string" office:string-value="" calcext:value-type="error">
            <text:p>#DIV/0!</text:p>
          </table:table-cell>
          <table:table-cell table:formula="of:=[.$G77]*[.K77]/[.D$72]*[.$I77]/[.$D$69]" office:value-type="string" office:string-value="" calcext:value-type="error">
            <text:p>#DIV/0!</text:p>
          </table:table-cell>
          <table:table-cell table:style-name="ce36" table:formula="of:=[.F77]*[.$E77]" office:value-type="float" office:value="0" calcext:value-type="float">
            <text:p>0</text:p>
          </table:table-cell>
          <table:table-cell table:style-name="ce36" table:formula="of:=[.E77]/[.$H77]*1000" office:value-type="string" office:string-value="" calcext:value-type="error">
            <text:p>#DIV/0!</text:p>
          </table:table-cell>
          <table:table-cell table:style-name="ce36" table:formula="of:=[.$G77]*[.N77]/[.E$72]*[.$I77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8]*[.$F78]" office:value-type="float" office:value="0" calcext:value-type="float">
            <text:p>0</text:p>
          </table:table-cell>
          <table:table-cell table:formula="of:=[.D78]/[.$H78]*1000" office:value-type="string" office:string-value="" calcext:value-type="error">
            <text:p>#DIV/0!</text:p>
          </table:table-cell>
          <table:table-cell table:formula="of:=[.$G78]*[.K78]/[.D$72]*[.$I78]/[.$D$69]" office:value-type="string" office:string-value="" calcext:value-type="error">
            <text:p>#DIV/0!</text:p>
          </table:table-cell>
          <table:table-cell table:style-name="ce36" table:formula="of:=[.F78]*[.$E78]" office:value-type="float" office:value="0" calcext:value-type="float">
            <text:p>0</text:p>
          </table:table-cell>
          <table:table-cell table:style-name="ce36" table:formula="of:=[.E78]/[.$H78]*1000" office:value-type="string" office:string-value="" calcext:value-type="error">
            <text:p>#DIV/0!</text:p>
          </table:table-cell>
          <table:table-cell table:style-name="ce36" table:formula="of:=[.$G78]*[.N78]/[.E$72]*[.$I78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9]*[.$F79]" office:value-type="float" office:value="0" calcext:value-type="float">
            <text:p>0</text:p>
          </table:table-cell>
          <table:table-cell table:formula="of:=[.D79]/[.$H79]*1000" office:value-type="string" office:string-value="" calcext:value-type="error">
            <text:p>#DIV/0!</text:p>
          </table:table-cell>
          <table:table-cell table:formula="of:=[.$G79]*[.K79]/[.D$72]*[.$I79]/[.$D$69]" office:value-type="string" office:string-value="" calcext:value-type="error">
            <text:p>#DIV/0!</text:p>
          </table:table-cell>
          <table:table-cell table:style-name="ce36" table:formula="of:=[.F79]*[.$E79]" office:value-type="float" office:value="0" calcext:value-type="float">
            <text:p>0</text:p>
          </table:table-cell>
          <table:table-cell table:style-name="ce36" table:formula="of:=[.E79]/[.$H79]*1000" office:value-type="string" office:string-value="" calcext:value-type="error">
            <text:p>#DIV/0!</text:p>
          </table:table-cell>
          <table:table-cell table:style-name="ce36" table:formula="of:=[.$G79]*[.N79]/[.E$72]*[.$I79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N88:.N9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string" office:string-value="" calcext:value-type="error">
            <text:p>#DIV/0!</text:p>
          </table:table-cell>
          <table:table-cell table:formula="of:=[.E84]*[.$D82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string" office:string-value="" calcext:value-type="error">
            <text:p>#DIV/0!</text:p>
          </table:table-cell>
          <table:table-cell table:formula="of:=SUM([.O88:.O9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string" office:string-value="" calcext:value-type="error">
            <text:p>#DIV/0!</text:p>
          </table:table-cell>
          <table:table-cell table:formula="of:=SUM([.P88:.P9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string" office:string-value="" calcext:value-type="error">
            <text:p>#DIV/0!</text:p>
          </table:table-cell>
          <table:table-cell table:formula="of:=[.E86]*[.H84]*[.$D81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string" office:string-value="" calcext:value-type="error">
            <text:p>#DIV/0!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string" office:string-value="" calcext:value-type="error">
            <text:p>#DIV/0!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string" office:string-value="" calcext:value-type="error">
            <text:p>#DIV/0!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1]*[.$F91]" office:value-type="float" office:value="0" calcext:value-type="float">
            <text:p>0</text:p>
          </table:table-cell>
          <table:table-cell table:formula="of:=[.D91]/[.$H91]*1000" office:value-type="string" office:string-value="" calcext:value-type="error">
            <text:p>#DIV/0!</text:p>
          </table:table-cell>
          <table:table-cell table:formula="of:=[.$G91]*[.K91]/[.D$84]*[.$I91]/[.$D$81]" office:value-type="string" office:string-value="" calcext:value-type="error">
            <text:p>#DIV/0!</text:p>
          </table:table-cell>
          <table:table-cell table:style-name="ce36" table:formula="of:=[.F91]*[.$E91]" office:value-type="float" office:value="0" calcext:value-type="float">
            <text:p>0</text:p>
          </table:table-cell>
          <table:table-cell table:style-name="ce36" table:formula="of:=[.E91]/[.$H91]*1000" office:value-type="string" office:string-value="" calcext:value-type="error">
            <text:p>#DIV/0!</text:p>
          </table:table-cell>
          <table:table-cell table:style-name="ce36" table:formula="of:=[.$G91]*[.N91]/[.E$84]*[.$I91]/[.$D$8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/>
          <table:table-cell office:value-type="string" calcext:value-type="string">
            <text:p>backgroundRadiationTemp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)/[.D7]^4" office:value-type="float" office:value="0.438037471064815" calcext:value-type="float">
            <text:p>0.438037471064815</text:p>
          </table:table-cell>
          <table:table-cell table:formula="of:=([.G13]*[.D14]*([.D13]^4-[.H2]^4)+[.G25]*[.D26]*([.D25]^4-[.H2]^4)+[.G37]*[.D38]*([.D37]^4-[.H2]^4))/([.D7]^4-[.H2]^4)" office:value-type="float" office:value="0.419483560294409" calcext:value-type="float">
            <text:p>0.4194835602944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11.124106" calcext:value-type="float">
            <text:p>11.124106</text:p>
          </table:table-cell>
          <table:table-cell table:style-name="ce38" table:formula="of:=[.E16]*[.D14]+[.E28]*[.D26]+[.E40]*[.D38]" office:value-type="float" office:value="54.778918" calcext:value-type="float">
            <text:p>54.7789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41.2209934593903" calcext:value-type="float">
            <text:p>41.2209934593903</text:p>
          </table:table-cell>
          <table:table-cell table:style-name="ce38" table:formula="of:=[.H17]+[.H29]+[.H41]" office:value-type="float" office:value="106.458231993317" calcext:value-type="float">
            <text:p>106.458231993317</text:p>
          </table:table-cell>
          <table:table-cell office:value-type="string" calcext:value-type="string">
            <text:p>AvgTemp</text:p>
          </table:table-cell>
          <table:table-cell table:formula="of:=[.$D13]*[.G16]+[.$D25]*[.G28]+[.$D37]*[.G40]+[.$D49]*[.G52]" office:value-type="float" office:value="1518.04624119907" calcext:value-type="float">
            <text:p>1518.04624119907</text:p>
          </table:table-cell>
          <table:table-cell table:formula="of:=[.$D13]*[.H16]+[.$D25]*[.H28]+[.$D37]*[.H40]+[.$D49]*[.H52]" office:value-type="float" office:value="1728.17116248992" calcext:value-type="float">
            <text:p>1728.171162489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06.938175523577" calcext:value-type="float">
            <text:p>306.938175523577</text:p>
          </table:table-cell>
          <table:table-cell table:style-name="ce38" table:formula="of:=[.H18]+[.H30]+[.H42]" office:value-type="float" office:value="424.969341333598" calcext:value-type="float">
            <text:p>424.96934133359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800" calcext:value-type="float">
            <text:p>18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81672" calcext:value-type="float">
            <text:p>22.81672</text:p>
          </table:table-cell>
          <table:table-cell table:formula="of:=SUM([.N20:.N23])" office:value-type="float" office:value="445.95344" calcext:value-type="float">
            <text:p>445.95344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05110594954777" calcext:value-type="float">
            <text:p>0.205110594954777</text:p>
          </table:table-cell>
          <table:table-cell table:formula="of:=[.E16]*[.$D14]/[.E$8]" office:value-type="float" office:value="0.814096839225631" calcext:value-type="float">
            <text:p>0.8140968392256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10.07583122691" calcext:value-type="float">
            <text:p>110.07583122691</text:p>
          </table:table-cell>
          <table:table-cell table:formula="of:=SUM([.O20:.O23])" office:value-type="float" office:value="259.070581372739" calcext:value-type="float">
            <text:p>259.070581372739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$D7]*[.$D14]" office:value-type="float" office:value="11.007583122691" calcext:value-type="float">
            <text:p>11.007583122691</text:p>
          </table:table-cell>
          <table:table-cell table:formula="of:=[.E17]*[.$D13]/[.$D7]*[.$D14]" office:value-type="float" office:value="25.9070581372739" calcext:value-type="float">
            <text:p>25.9070581372739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67.89748325253" calcext:value-type="float">
            <text:p>467.89748325253</text:p>
          </table:table-cell>
          <table:table-cell table:formula="of:=SUM([.P20:.P23])" office:value-type="float" office:value="457.299264246062" calcext:value-type="float">
            <text:p>457.299264246062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7]" office:value-type="float" office:value="95.9707311677691" calcext:value-type="float">
            <text:p>95.9707311677691</text:p>
          </table:table-cell>
          <table:table-cell table:formula="of:=[.E18]*[.H16]*[.$D13]/[.$D7]" office:value-type="float" office:value="372.285885602925" calcext:value-type="float">
            <text:p>372.285885602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8" calcext:value-type="float">
            <text:p>0.08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1800" calcext:value-type="float">
            <text:p>1800</text:p>
          </table:table-cell>
          <table:table-cell/>
          <table:table-cell table:formula="of:=[.D20]*[.$F20]" office:value-type="float" office:value="22.24" calcext:value-type="float">
            <text:p>22.24</text:p>
          </table:table-cell>
          <table:table-cell table:formula="of:=[.D20]/[.$H20]*1000" office:value-type="float" office:value="2.16216216216216" calcext:value-type="float">
            <text:p>2.16216216216216</text:p>
          </table:table-cell>
          <table:table-cell table:formula="of:=[.$G20]*[.K20]/[.D$16]*[.$I20]/[.$D$13]" office:value-type="float" office:value="444.474052361601" calcext:value-type="float">
            <text:p>444.474052361601</text:p>
          </table:table-cell>
          <table:table-cell table:style-name="ce36" table:formula="of:=[.F20]*[.$E20]" office:value-type="float" office:value="444.8" calcext:value-type="float">
            <text:p>444.8</text:p>
          </table:table-cell>
          <table:table-cell table:style-name="ce36" table:formula="of:=[.E20]/[.$H20]*1000" office:value-type="float" office:value="43.2432432432432" calcext:value-type="float">
            <text:p>43.2432432432432</text:p>
          </table:table-cell>
          <table:table-cell table:style-name="ce36" table:formula="of:=[.$G20]*[.N20]/[.E$16]*[.$I20]/[.$D$13]" office:value-type="float" office:value="454.820574990968" calcext:value-type="float">
            <text:p>454.8205749909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style-name="ce46" office:value-type="float" office:value="0.006" calcext:value-type="float">
            <text:p>0.006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57672" calcext:value-type="float">
            <text:p>0.57672</text:p>
          </table:table-cell>
          <table:table-cell table:formula="of:=[.D21]/[.$H21]*1000" office:value-type="float" office:value="107.913669064748" calcext:value-type="float">
            <text:p>107.913669064748</text:p>
          </table:table-cell>
          <table:table-cell table:formula="of:=[.$G21]*[.K21]/[.D$16]*([.$I21]-255)/([.$D$13]-255)" office:value-type="float" office:value="23.4234308909287" calcext:value-type="float">
            <text:p>23.4234308909287</text:p>
          </table:table-cell>
          <table:table-cell table:style-name="ce36" table:formula="of:=[.F21]*[.$E21]" office:value-type="float" office:value="1.15344" calcext:value-type="float">
            <text:p>1.15344</text:p>
          </table:table-cell>
          <table:table-cell table:style-name="ce36" table:formula="of:=[.E21]/[.$H21]*1000" office:value-type="float" office:value="215.827338129496" calcext:value-type="float">
            <text:p>215.827338129496</text:p>
          </table:table-cell>
          <table:table-cell table:style-name="ce36" table:formula="of:=[.$G21]*[.N21]/[.E$16]*[.$I21]/[.$D$13]" office:value-type="float" office:value="2.47868925509354" calcext:value-type="float">
            <text:p>2.4786892550935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0.43836" calcext:value-type="float">
            <text:p>10.43836</text:p>
          </table:table-cell>
          <table:table-cell table:formula="of:=SUM([.N32:.N35])" office:value-type="float" office:value="10.91896" calcext:value-type="float">
            <text:p>10.9189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609930721623832" calcext:value-type="float">
            <text:p>0.609930721623832</text:p>
          </table:table-cell>
          <table:table-cell table:formula="of:=[.E28]*[.$D26]/[.E$8]" office:value-type="float" office:value="0.129563055626619" calcext:value-type="float">
            <text:p>0.1295630556266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684624393508" calcext:value-type="float">
            <text:p>53.9684624393508</text:p>
          </table:table-cell>
          <table:table-cell table:formula="of:=SUM([.O32:.O35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$D13]*[.$D26]" office:value-type="float" office:value="30.20734772647" calcext:value-type="float">
            <text:p>30.20734772647</text:p>
          </table:table-cell>
          <table:table-cell table:formula="of:=[.E29]*[.$D25]/[.$D13]*[.$D26]" office:value-type="float" office:value="80.5420799406987" calcext:value-type="float">
            <text:p>80.542079940698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28.961969121586" calcext:value-type="float">
            <text:p>328.961969121586</text:p>
          </table:table-cell>
          <table:table-cell table:formula="of:=SUM([.P32:.P35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-255)/([.D7]-255)" office:value-type="float" office:value="168.177342732037" calcext:value-type="float">
            <text:p>168.177342732037</text:p>
          </table:table-cell>
          <table:table-cell table:formula="of:=[.E30]*[.H28]*([.$D25]-255)/([.E7]-255)" office:value-type="float" office:value="39.6491997543068" calcext:value-type="float">
            <text:p>39.649199754306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0.15" calcext:value-type="float">
            <text:p>10.15</text:p>
          </table:table-cell>
          <table:table-cell table:formula="of:=[.D32]/[.$H32]*1000" office:value-type="float" office:value="0.0116279069767442" calcext:value-type="float">
            <text:p>0.011627906976744</text:p>
          </table:table-cell>
          <table:table-cell table:formula="of:=[.$G32]*[.K32]/[.D$28]*[.$I32]/[.$D$25]" office:value-type="float" office:value="297.193185519564" calcext:value-type="float">
            <text:p>297.193185519564</text:p>
          </table:table-cell>
          <table:table-cell table:style-name="ce36" table:formula="of:=[.F32]*[.$E32]" office:value-type="float" office:value="10.15" calcext:value-type="float">
            <text:p>10.15</text:p>
          </table:table-cell>
          <table:table-cell table:style-name="ce36" table:formula="of:=[.E32]/[.$H32]*1000" office:value-type="float" office:value="0.0116279069767442" calcext:value-type="float">
            <text:p>0.011627906976744</text:p>
          </table:table-cell>
          <table:table-cell table:style-name="ce36" table:formula="of:=[.$G32]*[.N32]/[.E$28]*[.$I32]/[.$D$25]" office:value-type="float" office:value="284.112173686871" calcext:value-type="float">
            <text:p>284.112173686871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31.7687836020218" calcext:value-type="float">
            <text:p>31.7687836020218</text:p>
          </table:table-cell>
          <table:table-cell table:style-name="ce36" table:formula="of:=[.F33]*[.$E33]" office:value-type="float" office:value="0.76896" calcext:value-type="float">
            <text:p>0.76896</text:p>
          </table:table-cell>
          <table:table-cell table:style-name="ce36" table:formula="of:=[.E33]/[.$H33]*1000" office:value-type="float" office:value="143.884892086331" calcext:value-type="float">
            <text:p>143.884892086331</text:p>
          </table:table-cell>
          <table:table-cell table:style-name="ce36" table:formula="of:=[.$G33]*[.N33]/[.E$28]*[.$I33]/[.$D$25]" office:value-type="float" office:value="80.987932916688" calcext:value-type="float">
            <text:p>80.98793291668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12.345" calcext:value-type="float">
            <text:p>12.345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84958683421391" calcext:value-type="float">
            <text:p>0.184958683421391</text:p>
          </table:table-cell>
          <table:table-cell table:formula="of:=[.E40]*[.$D38]/[.E$8]" office:value-type="float" office:value="0.0563401051477505" calcext:value-type="float">
            <text:p>0.0563401051477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595238095238095" calcext:value-type="float">
            <text:p>0.05952380952381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$D7]*[.$D38]" office:value-type="float" office:value="0.00606261022927689" calcext:value-type="float">
            <text:p>0.006062610229277</text:p>
          </table:table-cell>
          <table:table-cell table:formula="of:=[.E41]*[.$D37]/[.$D7]*[.$D38]" office:value-type="float" office:value="0.00909391534391534" calcext:value-type="float">
            <text:p>0.00909391534391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([.$D37]-255)/([.D7]-255)" office:value-type="float" office:value="42.7901016237702" calcext:value-type="float">
            <text:p>42.7901016237702</text:p>
          </table:table-cell>
          <table:table-cell table:formula="of:=[.E42]*[.H40]*([.$D37]-255)/([.E7]-255)" office:value-type="float" office:value="13.0342559763665" calcext:value-type="float">
            <text:p>13.034255976366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12.345" calcext:value-type="float">
            <text:p>12.345</text:p>
          </table:table-cell>
          <table:table-cell table:style-name="ce36" table:formula="of:=[.E44]/[.$H44]*1000" office:value-type="float" office:value="0.0595238095238095" calcext:value-type="float">
            <text:p>0.05952380952381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office:value-type="string" calcext:value-type="string">
            <text:p>emittance</text:p>
          </table:table-cell>
          <table:table-cell table:formula="of:=([.G57]*[.D58]*[.D57]^4+[.G69]*[.D70]*[.D69]^4+[.G81]*[.D82]*[.D81]^4)/[.D51]^4" office:value-type="float" office:value="0.597730398117639" calcext:value-type="float">
            <text:p>0.597730398117639</text:p>
          </table:table-cell>
          <table:table-cell table:formula="of:=([.G57]*[.D58]*([.D57]^4-[.H2]^4)+[.G69]*[.D70]*([.D69]^4-[.H2]^4)+[.G81]*[.D82]*([.D81]^4-[.H2]^4))/([.D51]^4-[.H2]^4)" office:value-type="float" office:value="0.574641951782374" calcext:value-type="float">
            <text:p>0.5746419517823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9.444598" calcext:value-type="float">
            <text:p>9.444598</text:p>
          </table:table-cell>
          <table:table-cell table:style-name="ce38" table:formula="of:=[.E60]*[.D58]+[.E72]*[.D70]+[.E84]*[.D82]" office:value-type="float" office:value="11.560678" calcext:value-type="float">
            <text:p>11.5606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61]+[.G73]+[.G85]" office:value-type="float" office:value="29.6953271527029" calcext:value-type="float">
            <text:p>29.6953271527029</text:p>
          </table:table-cell>
          <table:table-cell table:style-name="ce38" table:formula="of:=[.H61]+[.H73]+[.H85]" office:value-type="float" office:value="79.1620952129091" calcext:value-type="float">
            <text:p>79.1620952129091</text:p>
          </table:table-cell>
          <table:table-cell office:value-type="string" calcext:value-type="string">
            <text:p>AvgTemp</text:p>
          </table:table-cell>
          <table:table-cell table:formula="of:=[.$D57]*[.G60]+[.$D69]*[.G72]+[.$D81]*[.G84]+[.$D93]*[.G96]" office:value-type="float" office:value="1373.54198664676" calcext:value-type="float">
            <text:p>1373.54198664676</text:p>
          </table:table-cell>
          <table:table-cell table:formula="of:=[.$D57]*[.H60]+[.$D69]*[.H72]+[.$D81]*[.H84]+[.$D93]*[.H96]" office:value-type="float" office:value="1333.76160117945" calcext:value-type="float">
            <text:p>1333.761601179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08.19859147879" calcext:value-type="float">
            <text:p>308.19859147879</text:p>
          </table:table-cell>
          <table:table-cell table:style-name="ce38" table:formula="of:=[.H62]+[.H74]+[.H86]" office:value-type="float" office:value="322.290418392857" calcext:value-type="float">
            <text:p>322.29041839285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0.43836" calcext:value-type="float">
            <text:p>10.43836</text:p>
          </table:table-cell>
          <table:table-cell table:formula="of:=SUM([.N64:.N67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607871081437241" calcext:value-type="float">
            <text:p>0.607871081437241</text:p>
          </table:table-cell>
          <table:table-cell table:formula="of:=[.E60]*[.$D58]/[.E$52]" office:value-type="float" office:value="0.519470224843214" calcext:value-type="float">
            <text:p>0.519470224843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684624393508" calcext:value-type="float">
            <text:p>53.9684624393508</text:p>
          </table:table-cell>
          <table:table-cell table:formula="of:=SUM([.O64:.O67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61]*[.$D57]/[.$D51]*[.$D58]" office:value-type="float" office:value="29.682654341643" calcext:value-type="float">
            <text:p>29.682654341643</text:p>
          </table:table-cell>
          <table:table-cell table:formula="of:=[.E61]*[.$D57]/[.$D51]*[.$D58]" office:value-type="float" office:value="79.1430859963193" calcext:value-type="float">
            <text:p>79.143085996319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28.961969121586" calcext:value-type="float">
            <text:p>328.961969121586</text:p>
          </table:table-cell>
          <table:table-cell table:formula="of:=SUM([.P64:.P67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D51]" office:value-type="float" office:value="199.966467921663" calcext:value-type="float">
            <text:p>199.966467921663</text:p>
          </table:table-cell>
          <table:table-cell table:formula="of:=[.E62]*[.H60]*[.$D57]/[.E51]" office:value-type="float" office:value="189.658634467632" calcext:value-type="float">
            <text:p>189.6586344676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0.15" calcext:value-type="float">
            <text:p>10.15</text:p>
          </table:table-cell>
          <table:table-cell table:formula="of:=[.D64]/[.$H64]*1000" office:value-type="float" office:value="0.0116279069767442" calcext:value-type="float">
            <text:p>0.011627906976744</text:p>
          </table:table-cell>
          <table:table-cell table:formula="of:=[.$G64]*[.K64]/[.D$60]*[.$I64]/[.$D$57]" office:value-type="float" office:value="297.193185519564" calcext:value-type="float">
            <text:p>297.193185519564</text:p>
          </table:table-cell>
          <table:table-cell table:style-name="ce36" table:formula="of:=[.F64]*[.$E64]" office:value-type="float" office:value="10.15" calcext:value-type="float">
            <text:p>10.15</text:p>
          </table:table-cell>
          <table:table-cell table:style-name="ce36" table:formula="of:=[.E64]/[.$H64]*1000" office:value-type="float" office:value="0.0116279069767442" calcext:value-type="float">
            <text:p>0.011627906976744</text:p>
          </table:table-cell>
          <table:table-cell table:style-name="ce36" table:formula="of:=[.$G64]*[.N64]/[.E$60]*[.$I64]/[.D$57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31.7687836020218" calcext:value-type="float">
            <text:p>31.7687836020218</text:p>
          </table:table-cell>
          <table:table-cell table:style-name="ce36" table:formula="of:=[.F65]*[.$E65]" office:value-type="float" office:value="0.76896" calcext:value-type="float">
            <text:p>0.76896</text:p>
          </table:table-cell>
          <table:table-cell table:style-name="ce36" table:formula="of:=[.E65]/[.$H65]*1000" office:value-type="float" office:value="143.884892086331" calcext:value-type="float">
            <text:p>143.884892086331</text:p>
          </table:table-cell>
          <table:table-cell table:style-name="ce36" table:formula="of:=[.$G65]*[.N65]/[.E$60]*[.$I65]/[.D$57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45" calcext:value-type="float">
            <text:p>0.4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8.23" calcext:value-type="float">
            <text:p>8.23</text:p>
          </table:table-cell>
          <table:table-cell table:formula="of:=SUM([.N76:.N79])" office:value-type="float" office:value="12.345" calcext:value-type="float">
            <text:p>12.34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392128918562759" calcext:value-type="float">
            <text:p>0.392128918562759</text:p>
          </table:table-cell>
          <table:table-cell table:formula="of:=[.E72]*[.$D70]/[.E$52]" office:value-type="float" office:value="0.480529775156786" calcext:value-type="float">
            <text:p>0.4805297751567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396825396825397" calcext:value-type="float">
            <text:p>0.03968253968254</text:p>
          </table:table-cell>
          <table:table-cell table:formula="of:=SUM([.O76:.O79])" office:value-type="float" office:value="0.0595238095238095" calcext:value-type="float">
            <text:p>0.05952380952381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$D57]*[.$D70]" office:value-type="float" office:value="0.0126728110599078" calcext:value-type="float">
            <text:p>0.012672811059908</text:p>
          </table:table-cell>
          <table:table-cell table:formula="of:=[.E73]*[.$D69]/[.$D57]*[.$D70]" office:value-type="float" office:value="0.0190092165898617" calcext:value-type="float">
            <text:p>0.01900921658986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([.$D69]-255)/([.D51]-255)" office:value-type="float" office:value="108.232123557127" calcext:value-type="float">
            <text:p>108.232123557127</text:p>
          </table:table-cell>
          <table:table-cell table:formula="of:=[.E74]*[.H72]*([.$D69]-255)/([.E51]-255)" office:value-type="float" office:value="132.631783925224" calcext:value-type="float">
            <text:p>132.6317839252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76]*[.$F76]" office:value-type="float" office:value="8.23" calcext:value-type="float">
            <text:p>8.23</text:p>
          </table:table-cell>
          <table:table-cell table:formula="of:=[.D76]/[.$H76]*1000" office:value-type="float" office:value="0.0396825396825397" calcext:value-type="float">
            <text:p>0.03968253968254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12.345" calcext:value-type="float">
            <text:p>12.345</text:p>
          </table:table-cell>
          <table:table-cell table:style-name="ce36" table:formula="of:=[.E76]/[.$H76]*1000" office:value-type="float" office:value="0.0595238095238095" calcext:value-type="float">
            <text:p>0.05952380952381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$D51]*[.$D82]" office:value-type="float" office:value="0" calcext:value-type="float">
            <text:p>0</text:p>
          </table:table-cell>
          <table:table-cell table:formula="of:=[.E85]*[.$D81]/[.$D51]*[.$D82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office:value-type="string" calcext:value-type="string">
            <text:p>emittance</text:p>
          </table:table-cell>
          <table:table-cell table:formula="of:=([.G101]*[.D102]*[.D101]^4+[.G113]*[.D114]*[.D113]^4+[.G125]*[.D126]*[.D125]^4)/[.D101]^4" office:value-type="float" office:value="0.396217330196065" calcext:value-type="float">
            <text:p>0.3962173301960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78209" calcext:value-type="float">
            <text:p>8.78209</text:p>
          </table:table-cell>
          <table:table-cell table:style-name="ce38" table:formula="of:=[.E104]*[.D102]+[.E116]*[.D114]+[.E128]*[.D126]" office:value-type="float" office:value="10.13674" calcext:value-type="float">
            <text:p>10.136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05]+[.G117]+[.G129]" office:value-type="float" office:value="13.5132369616042" calcext:value-type="float">
            <text:p>13.5132369616042</text:p>
          </table:table-cell>
          <table:table-cell table:style-name="ce38" table:formula="of:=[.H105]+[.H117]+[.H129]" office:value-type="float" office:value="35.9994756204467" calcext:value-type="float">
            <text:p>35.9994756204467</text:p>
          </table:table-cell>
          <table:table-cell office:value-type="string" calcext:value-type="string">
            <text:p>AvgTemp</text:p>
          </table:table-cell>
          <table:table-cell table:formula="of:=[.$D101]*[.G104]+[.$D113]*[.G116]+[.$D125]*[.G128]+[.$D137]*[.G140]" office:value-type="float" office:value="1070.94473564846" calcext:value-type="float">
            <text:p>1070.94473564846</text:p>
          </table:table-cell>
          <table:table-cell table:formula="of:=[.$D101]*[.H104]+[.$D113]*[.H116]+[.$D125]*[.H128]+[.$D137]*[.H140]" office:value-type="float" office:value="1221.18126735025" calcext:value-type="float">
            <text:p>1221.181267350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250.902964837449" calcext:value-type="float">
            <text:p>250.902964837449</text:p>
          </table:table-cell>
          <table:table-cell table:style-name="ce38" table:formula="of:=[.H106]+[.H118]+[.H130]" office:value-type="float" office:value="300.002383445447" calcext:value-type="float">
            <text:p>300.00238344544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0.43836" calcext:value-type="float">
            <text:p>10.43836</text:p>
          </table:table-cell>
          <table:table-cell table:formula="of:=SUM([.N108:.N111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297149084101848" calcext:value-type="float">
            <text:p>0.297149084101848</text:p>
          </table:table-cell>
          <table:table-cell table:formula="of:=[.E104]*[.$D102]/[.E$96]" office:value-type="float" office:value="0.269291705222784" calcext:value-type="float">
            <text:p>0.269291705222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684624393508" calcext:value-type="float">
            <text:p>53.9684624393508</text:p>
          </table:table-cell>
          <table:table-cell table:formula="of:=SUM([.O108:.O111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105]*[.$D101]/[.$D95]*[.$D102]" office:value-type="float" office:value="13.4921156098377" calcext:value-type="float">
            <text:p>13.4921156098377</text:p>
          </table:table-cell>
          <table:table-cell table:formula="of:=[.E105]*[.$D101]/[.$D95]*[.$D102]" office:value-type="float" office:value="35.9741299983269" calcext:value-type="float">
            <text:p>35.9741299983269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28.961969121586" calcext:value-type="float">
            <text:p>328.961969121586</text:p>
          </table:table-cell>
          <table:table-cell table:formula="of:=SUM([.P108:.P111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D95]" office:value-type="float" office:value="97.7507478288198" calcext:value-type="float">
            <text:p>97.7507478288198</text:p>
          </table:table-cell>
          <table:table-cell table:formula="of:=[.E106]*[.H104]*[.$D101]/[.E95]" office:value-type="float" office:value="98.3184302842925" calcext:value-type="float">
            <text:p>98.3184302842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0.15" calcext:value-type="float">
            <text:p>10.15</text:p>
          </table:table-cell>
          <table:table-cell table:formula="of:=[.D108]/[.$H108]*1000" office:value-type="float" office:value="0.0116279069767442" calcext:value-type="float">
            <text:p>0.011627906976744</text:p>
          </table:table-cell>
          <table:table-cell table:formula="of:=[.$G108]*[.K108]/[.D$104]*[.$I108]/[.$D$101]" office:value-type="float" office:value="297.193185519564" calcext:value-type="float">
            <text:p>297.193185519564</text:p>
          </table:table-cell>
          <table:table-cell table:style-name="ce36" table:formula="of:=[.F108]*[.$E108]" office:value-type="float" office:value="10.15" calcext:value-type="float">
            <text:p>10.15</text:p>
          </table:table-cell>
          <table:table-cell table:style-name="ce36" table:formula="of:=[.E108]/[.$H108]*1000" office:value-type="float" office:value="0.0116279069767442" calcext:value-type="float">
            <text:p>0.011627906976744</text:p>
          </table:table-cell>
          <table:table-cell table:style-name="ce36" table:formula="of:=[.$G108]*[.N108]/[.E$104]*[.$I108]/[.$D$101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31.7687836020218" calcext:value-type="float">
            <text:p>31.7687836020218</text:p>
          </table:table-cell>
          <table:table-cell table:style-name="ce36" table:formula="of:=[.F109]*[.$E109]" office:value-type="float" office:value="0.76896" calcext:value-type="float">
            <text:p>0.76896</text:p>
          </table:table-cell>
          <table:table-cell table:style-name="ce36" table:formula="of:=[.E109]/[.$H109]*1000" office:value-type="float" office:value="143.884892086331" calcext:value-type="float">
            <text:p>143.884892086331</text:p>
          </table:table-cell>
          <table:table-cell table:style-name="ce36" table:formula="of:=[.$G109]*[.N109]/[.E$104]*[.$I109]/[.$D$101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23" calcext:value-type="float">
            <text:p>8.23</text:p>
          </table:table-cell>
          <table:table-cell table:formula="of:=SUM([.N120:.N123])" office:value-type="float" office:value="9.876" calcext:value-type="float">
            <text:p>9.876</text:p>
          </table:table-cell>
          <table:table-cell office:value-type="string" calcext:value-type="string">
            <text:p>Mass Portion</text:p>
          </table:table-cell>
          <table:table-cell table:formula="of:=[.D116]*[.$D114]/[.D$8]" office:value-type="float" office:value="0.554876050264174" calcext:value-type="float">
            <text:p>0.554876050264174</text:p>
          </table:table-cell>
          <table:table-cell table:formula="of:=[.E116]*[.$D114]/[.E$96]" office:value-type="float" office:value="0.730708294777216" calcext:value-type="float">
            <text:p>0.7307082947772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396825396825397" calcext:value-type="float">
            <text:p>0.03968253968254</text:p>
          </table:table-cell>
          <table:table-cell table:formula="of:=SUM([.O120:.O123])" office:value-type="float" office:value="0.0476190476190476" calcext:value-type="float">
            <text:p>0.047619047619048</text:p>
          </table:table-cell>
          <table:table-cell table:style-name="ce13" office:value-type="string" calcext:value-type="string">
            <text:p>Contribution</text:p>
          </table:table-cell>
          <table:table-cell table:formula="of:=[.D117]*[.$D113]/[.$D101]*[.$D114]" office:value-type="float" office:value="0.0211213517665131" calcext:value-type="float">
            <text:p>0.021121351766513</text:p>
          </table:table-cell>
          <table:table-cell table:formula="of:=[.E117]*[.$D113]/[.$D101]*[.$D114]" office:value-type="float" office:value="0.0253456221198157" calcext:value-type="float">
            <text:p>0.0253456221198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([.$D113]-255)/([.D95]-255)" office:value-type="float" office:value="153.152217008629" calcext:value-type="float">
            <text:p>153.152217008629</text:p>
          </table:table-cell>
          <table:table-cell table:formula="of:=[.E118]*[.H116]*([.$D113]-255)/([.E95]-255)" office:value-type="float" office:value="201.683953161154" calcext:value-type="float">
            <text:p>201.6839531611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2" calcext:value-type="float">
            <text:p>0.0012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120]*[.$F120]" office:value-type="float" office:value="8.23" calcext:value-type="float">
            <text:p>8.23</text:p>
          </table:table-cell>
          <table:table-cell table:formula="of:=[.D120]/[.$H120]*1000" office:value-type="float" office:value="0.0396825396825397" calcext:value-type="float">
            <text:p>0.03968253968254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9.876" calcext:value-type="float">
            <text:p>9.876</text:p>
          </table:table-cell>
          <table:table-cell table:style-name="ce36" table:formula="of:=[.E120]/[.$H120]*1000" office:value-type="float" office:value="0.0476190476190476" calcext:value-type="float">
            <text:p>0.047619047619048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$D95]*[.$D126]" office:value-type="float" office:value="0" calcext:value-type="float">
            <text:p>0</text:p>
          </table:table-cell>
          <table:table-cell table:formula="of:=[.E129]*[.$D125]/[.$D95]*[.$D126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D95]" office:value-type="float" office:value="0" calcext:value-type="float">
            <text:p>0</text:p>
          </table:table-cell>
          <table:table-cell table:formula="of:=[.E130]*[.H128]*[.$D125]/[.E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Element</text:p>
          </table:table-cell>
          <table:table-cell office:value-type="string" calcext:value-type="string">
            <text:p>Area [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Avg. Area density [kg/m2]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+[.G49]*[.D50]*[.D49]^4)/[.D7]^4" office:value-type="float" office:value="0.379397172327183" calcext:value-type="float">
            <text:p>0.379397172327183</text:p>
          </table:table-cell>
          <table:table-cell table:formula="of:=([.G13]*[.D14]+[.G25]*[.D26]+[.G37]*[.D38]+[.G49]*[.D50])" office:value-type="float" office:value="0.8055" calcext:value-type="float">
            <text:p>0.8055</text:p>
          </table:table-cell>
          <table:table-cell table:number-columns-repeated="2"/>
          <table:table-cell office:value-type="string" calcext:value-type="string">
            <text:p>FRSI</text:p>
          </table:table-cell>
          <table:table-cell office:value-type="float" office:value="332.7" calcext:value-type="float">
            <text:p>332.7</text:p>
          </table:table-cell>
          <table:table-cell office:value-type="float" office:value="532.1" calcext:value-type="float">
            <text:p>532.1</text:p>
          </table:table-cell>
          <table:table-cell table:formula="of:=[.M7]/[.L7]" office:value-type="float" office:value="1.59933874361286" calcext:value-type="float">
            <text:p>1.599338743612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7.2022296" calcext:value-type="float">
            <text:p>7.2022296</text:p>
          </table:table-cell>
          <table:table-cell table:style-name="ce38" table:formula="of:=[.E16]*[.D14]+[.E28]*[.D26]+[.E40]*[.D38]" office:value-type="float" office:value="23.695333" calcext:value-type="float">
            <text:p>23.695333</text:p>
          </table:table-cell>
          <table:table-cell office:value-type="string" calcext:value-type="string">
            <text:p>Absorbance</text:p>
          </table:table-cell>
          <table:table-cell table:number-columns-repeated="4"/>
          <table:table-cell office:value-type="string" calcext:value-type="string">
            <text:p>LRSI</text:p>
          </table:table-cell>
          <table:table-cell office:value-type="float" office:value="234.6" calcext:value-type="float">
            <text:p>234.6</text:p>
          </table:table-cell>
          <table:table-cell office:value-type="float" office:value="1014.2" calcext:value-type="float">
            <text:p>1014.2</text:p>
          </table:table-cell>
          <table:table-cell table:formula="of:=[.M8]/[.L8]" office:value-type="float" office:value="4.3231031543052" calcext:value-type="float">
            <text:p>4.3231031543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93.670265668049" calcext:value-type="float">
            <text:p>93.670265668049</text:p>
          </table:table-cell>
          <table:table-cell table:style-name="ce38" table:formula="of:=[.H17]+[.H29]+[.H41]" office:value-type="float" office:value="382.359141738313" calcext:value-type="float">
            <text:p>382.359141738313</text:p>
          </table:table-cell>
          <table:table-cell office:value-type="string" calcext:value-type="string">
            <text:p>AvgTemp</text:p>
          </table:table-cell>
          <table:table-cell table:formula="of:=[.$D13]*[.G16]+[.$D25]*[.G28]+[.$D37]*[.G40]+[.$D49]*[.G52]" office:value-type="float" office:value="1685.88481975082" calcext:value-type="float">
            <text:p>1685.88481975082</text:p>
          </table:table-cell>
          <table:table-cell table:formula="of:=[.$D13]*[.H16]+[.$D25]*[.H28]+[.$D37]*[.H40]+[.$D49]*[.H52]" office:value-type="float" office:value="1632.17799745629" calcext:value-type="float">
            <text:p>1632.17799745629</text:p>
          </table:table-cell>
          <table:table-cell table:number-columns-repeated="2"/>
          <table:table-cell office:value-type="string" calcext:value-type="string">
            <text:p>HRSI</text:p>
          </table:table-cell>
          <table:table-cell office:value-type="float" office:value="479.7" calcext:value-type="float">
            <text:p>479.7</text:p>
          </table:table-cell>
          <table:table-cell office:value-type="float" office:value="4412.6" calcext:value-type="float">
            <text:p>4412.6</text:p>
          </table:table-cell>
          <table:table-cell table:formula="of:=[.M9]/[.L9]" office:value-type="float" office:value="9.19866583281218" calcext:value-type="float">
            <text:p>9.19866583281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+[.G54]" office:value-type="float" office:value="1007.75724287951" calcext:value-type="float">
            <text:p>1007.75724287951</text:p>
          </table:table-cell>
          <table:table-cell table:style-name="ce38" table:formula="of:=[.H18]+[.H30]+[.H42]+[.H54]" office:value-type="float" office:value="950.462469585932" calcext:value-type="float">
            <text:p>950.462469585932</text:p>
          </table:table-cell>
          <table:table-cell table:number-columns-repeated="5"/>
          <table:table-cell office:value-type="string" calcext:value-type="string">
            <text:p>RCC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697.3" calcext:value-type="float">
            <text:p>1697.3</text:p>
          </table:table-cell>
          <table:table-cell table:formula="of:=[.M10]/[.L10]" office:value-type="float" office:value="44.6657894736842" calcext:value-type="float">
            <text:p>44.665789473684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9.58635" calcext:value-type="float">
            <text:p>29.58635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10794318470492" calcext:value-type="float">
            <text:p>0.410794318470492</text:p>
          </table:table-cell>
          <table:table-cell table:formula="of:=[.E16]*[.$D14]/[.E$8]" office:value-type="float" office:value="0.284380894752566" calcext:value-type="float">
            <text:p>0.2843808947525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1.504251732834" calcext:value-type="float">
            <text:p>121.50425173283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$D7]*[.$D14]" office:value-type="float" office:value="12.1504251732834" calcext:value-type="float">
            <text:p>12.1504251732834</text:p>
          </table:table-cell>
          <table:table-cell table:formula="of:=[.E17]*[.$D13]/[.$D7]*[.$D14]" office:value-type="float" office:value="47.7221621441694" calcext:value-type="float">
            <text:p>47.7221621441694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10.21151148531" calcext:value-type="float">
            <text:p>1210.21151148531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497.14801306575" calcext:value-type="float">
            <text:p>497.14801306575</text:p>
          </table:table-cell>
          <table:table-cell table:formula="of:=[.E18]*[.H16]*[.$D13]/[.$D$7]" office:value-type="float" office:value="316.840613142399" calcext:value-type="float">
            <text:p>316.8406131423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5.0495" calcext:value-type="float">
            <text:p>15.0495</text:p>
          </table:table-cell>
          <table:table-cell table:formula="of:=[.D20]/[.$H20]*1000" office:value-type="float" office:value="1.2565963060686" calcext:value-type="float">
            <text:p>1.2565963060686</text:p>
          </table:table-cell>
          <table:table-cell table:formula="of:=[.$G20]*[.K20]/[.D$16]*[.$I20]/[.$D$13]" office:value-type="float" office:value="700.414549783937" calcext:value-type="float">
            <text:p>700.414549783937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20]*2" office:value-type="float" office:value="0.0028575" calcext:value-type="float">
            <text:p>0.0028575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4.51485" calcext:value-type="float">
            <text:p>4.51485</text:p>
          </table:table-cell>
          <table:table-cell table:formula="of:=[.D21]/[.$H21]*1000" office:value-type="float" office:value="0.244230769230769" calcext:value-type="float">
            <text:p>0.244230769230769</text:p>
          </table:table-cell>
          <table:table-cell table:formula="of:=[.$G21]*[.K21]/[.D$16]*[.$I21]/[.$D$13]" office:value-type="float" office:value="210.124364935181" calcext:value-type="float">
            <text:p>210.124364935181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16.7313079623993" calcext:value-type="float">
            <text:p>16.7313079623993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282.94128880379" calcext:value-type="float">
            <text:p>282.94128880379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359006133322937" calcext:value-type="float">
            <text:p>0.359006133322937</text:p>
          </table:table-cell>
          <table:table-cell table:formula="of:=[.E28]*[.$D26]/[.E$8]" office:value-type="float" office:value="0.429546316145884" calcext:value-type="float">
            <text:p>0.42954631614588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$D13]*[.$D26]" office:value-type="float" office:value="51.9525698503301" calcext:value-type="float">
            <text:p>51.9525698503301</text:p>
          </table:table-cell>
          <table:table-cell table:formula="of:=[.E29]*[.$D25]/[.$D13]*[.$D26]" office:value-type="float" office:value="213.156618153688" calcext:value-type="float">
            <text:p>213.15661815368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+200)/([.$D$7]+200)" office:value-type="float" office:value="330.830275926076" calcext:value-type="float">
            <text:p>330.830275926076</text:p>
          </table:table-cell>
          <table:table-cell table:formula="of:=[.E30]*[.H28]*[.$D25]/[.$D$7]" office:value-type="float" office:value="406.320827032793" calcext:value-type="float">
            <text:p>406.32082703279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230199548206572" calcext:value-type="float">
            <text:p>0.230199548206572</text:p>
          </table:table-cell>
          <table:table-cell table:formula="of:=[.E40]*[.$D38]/[.E$8]" office:value-type="float" office:value="0.28607278910155" calcext:value-type="float">
            <text:p>0.286072789101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$D7]*[.$D38]" office:value-type="float" office:value="29.5672706444356" calcext:value-type="float">
            <text:p>29.5672706444356</text:p>
          </table:table-cell>
          <table:table-cell table:formula="of:=[.E41]*[.$D37]/[.$D7]*[.$D38]" office:value-type="float" office:value="121.480361440455" calcext:value-type="float">
            <text:p>121.48036144045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117.5674672622" calcext:value-type="float">
            <text:p>1117.5674672622</text:p>
          </table:table-cell>
          <table:table-cell table:formula="of:=SUM([.P44:.P47])" office:value-type="float" office:value="1142.62645416634" calcext:value-type="float">
            <text:p>1142.62645416634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178.208588360407" calcext:value-type="float">
            <text:p>178.208588360407</text:p>
          </table:table-cell>
          <table:table-cell table:formula="of:=[.E42]*[.H40]*[.$D37]/[.$D$7]" office:value-type="float" office:value="226.428576946505" calcext:value-type="float">
            <text:p>226.4285769465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3.8732042265258" calcext:value-type="float">
            <text:p>23.8732042265258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67.2674477517416" calcext:value-type="float">
            <text:p>67.2674477517416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0.63319" calcext:value-type="float">
            <text:p>0.63319</text:p>
          </table:table-cell>
          <table:table-cell table:formula="of:=SUM([.N56:.N59])" office:value-type="float" office:value="1.15565" calcext:value-type="float">
            <text:p>1.1556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439579154766185" calcext:value-type="float">
            <text:p>0.004395791547662</text:p>
          </table:table-cell>
          <table:table-cell table:formula="of:=[.E52]*[.$D50]/[.E$8]" office:value-type="float" office:value="0.0024385603696728" calcext:value-type="float">
            <text:p>0.0024385603696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8.7604562737643" calcext:value-type="float">
            <text:p>58.7604562737643</text:p>
          </table:table-cell>
          <table:table-cell table:formula="of:=SUM([.O56:.O59])" office:value-type="float" office:value="145.046170559478" calcext:value-type="float">
            <text:p>145.046170559478</text:p>
          </table:table-cell>
          <table:table-cell table:style-name="ce13" office:value-type="string" calcext:value-type="string">
            <text:p>Contribution</text:p>
          </table:table-cell>
          <table:table-cell table:formula="of:=[.D53]*[.$D49]/[.$D7]*[.$D50]" office:value-type="float" office:value="0.774291429024081" calcext:value-type="float">
            <text:p>0.774291429024081</text:p>
          </table:table-cell>
          <table:table-cell table:formula="of:=[.E53]*[.$D49]/[.$D7]*[.$D50]" office:value-type="float" office:value="1.91128547664312" calcext:value-type="float">
            <text:p>1.9112854766431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355.54636049211" calcext:value-type="float">
            <text:p>1355.54636049211</text:p>
          </table:table-cell>
          <table:table-cell table:formula="of:=SUM([.P56:.P59])" office:value-type="float" office:value="1357.55981482283" calcext:value-type="float">
            <text:p>1357.55981482283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1.57036552727135" calcext:value-type="float">
            <text:p>1.57036552727135</text:p>
          </table:table-cell>
          <table:table-cell table:formula="of:=[.E54]*[.H52]*[.$D49]/[.$D$7]" office:value-type="float" office:value="0.872452464232796" calcext:value-type="float">
            <text:p>0.8724524642327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35119" calcext:value-type="float">
            <text:p>0.35119</text:p>
          </table:table-cell>
          <table:table-cell table:formula="of:=[.D56]/[.$H56]*1000" office:value-type="float" office:value="58" calcext:value-type="float">
            <text:p>58</text:p>
          </table:table-cell>
          <table:table-cell table:formula="of:=[.$G56]*[.K56]/[.D$52]*[.$I56]/[.$D$49]" office:value-type="float" office:value="754.305026927147" calcext:value-type="float">
            <text:p>754.305026927147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28.13481590447" calcext:value-type="float">
            <text:p>1028.134815904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2" calcext:value-type="float">
            <text:p>0.000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82" calcext:value-type="float">
            <text:p>0.282</text:p>
          </table:table-cell>
          <table:table-cell table:formula="of:=[.D57]/[.$H57]*1000" office:value-type="float" office:value="0.760456273764259" calcext:value-type="float">
            <text:p>0.760456273764259</text:p>
          </table:table-cell>
          <table:table-cell table:formula="of:=[.$G57]*[.K57]/[.D$52]*[.$I57]/[.$D$49]" office:value-type="float" office:value="601.241333564965" calcext:value-type="float">
            <text:p>601.241333564965</text:p>
          </table:table-cell>
          <table:table-cell table:style-name="ce36" table:formula="of:=[.F57]*[.$E57]" office:value-type="float" office:value="0.282" calcext:value-type="float">
            <text:p>0.282</text:p>
          </table:table-cell>
          <table:table-cell table:style-name="ce36" table:formula="of:=[.E57]/[.$H57]*1000" office:value-type="float" office:value="0.760456273764259" calcext:value-type="float">
            <text:p>0.760456273764259</text:p>
          </table:table-cell>
          <table:table-cell table:style-name="ce36" table:formula="of:=[.$G57]*[.N57]/[.E$52]*[.$I57]/[.$D$49]" office:value-type="float" office:value="329.424998918358" calcext:value-type="float">
            <text:p>329.424998918358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([.G69]*[.D70]*[.D69]^4+[.G81]*[.D82]*[.D81]^4)/[.D69]^4+[.G93]*[.D94]*[.D93]^4/[.D69]^4+[.G105]*[.D106]*[.D105]^4/[.D69]^4" office:value-type="float" office:value="0.325028045070332" calcext:value-type="float">
            <text:p>0.325028045070332</text:p>
          </table:table-cell>
          <table:table-cell table:formula="of:=([.G69]*[.D70]+[.G81]*[.D82]+[.G93]*[.D94]+[.G105]*[.D106])" office:value-type="float" office:value="0.7915" calcext:value-type="float">
            <text:p>0.79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5.936422632" calcext:value-type="float">
            <text:p>5.936422632</text:p>
          </table:table-cell>
          <table:table-cell table:style-name="ce38" table:formula="of:=[.E72]*[.$D70]+[.E84]*[.$D82]+[.E96]*[.$D94]+[.$D106]*[.E108]" office:value-type="float" office:value="19.28958356" calcext:value-type="float">
            <text:p>19.28958356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73]+[.G85]+[.G97]" office:value-type="float" office:value="76.1018459488612" calcext:value-type="float">
            <text:p>76.1018459488612</text:p>
          </table:table-cell>
          <table:table-cell table:style-name="ce38" table:formula="of:=[.H73]+[.H85]+[.H97]" office:value-type="float" office:value="310.640902750729" calcext:value-type="float">
            <text:p>310.640902750729</text:p>
          </table:table-cell>
          <table:table-cell office:value-type="string" calcext:value-type="string">
            <text:p>AvgTemp</text:p>
          </table:table-cell>
          <table:table-cell table:formula="of:=[.$D69]*[.G72]+[.$D81]*[.G84]+[.$D93]*[.G96]+[.$D105]*[.G108]" office:value-type="float" office:value="1668.83543106875" calcext:value-type="float">
            <text:p>1668.83543106875</text:p>
          </table:table-cell>
          <table:table-cell table:formula="of:=[.$D69]*[.H72]+[.$D81]*[.H84]+[.$D93]*[.H96]+[.$D105]*[.H108]" office:value-type="float" office:value="1633.66928126674" calcext:value-type="float">
            <text:p>1633.669281266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87.68501470017" calcext:value-type="float">
            <text:p>987.68501470017</text:p>
          </table:table-cell>
          <table:table-cell table:style-name="ce38" table:formula="of:=[.H74]+[.H86]+[.H98]+[.H110]" office:value-type="float" office:value="949.524980480004" calcext:value-type="float">
            <text:p>949.52498048000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9.58635" calcext:value-type="float">
            <text:p>29.58635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9870948325702" calcext:value-type="float">
            <text:p>0.39870948325702</text:p>
          </table:table-cell>
          <table:table-cell table:formula="of:=[.E72]*[.$D70]/[.E$64]" office:value-type="float" office:value="0.279466893789178" calcext:value-type="float">
            <text:p>0.279466893789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1.504251732834" calcext:value-type="float">
            <text:p>121.50425173283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$D63]*[.$D70]" office:value-type="float" office:value="9.72034013862669" calcext:value-type="float">
            <text:p>9.72034013862669</text:p>
          </table:table-cell>
          <table:table-cell table:formula="of:=[.E73]*[.$D69]/[.$D63]*[.$D70]" office:value-type="float" office:value="38.1777297153355" calcext:value-type="float">
            <text:p>38.177729715335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210.21151148531" calcext:value-type="float">
            <text:p>1210.21151148531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82.522806376005" calcext:value-type="float">
            <text:p>482.522806376005</text:p>
          </table:table-cell>
          <table:table-cell table:formula="of:=[.E74]*[.H72]*[.$D69]/[.$D$63]" office:value-type="float" office:value="311.365719761897" calcext:value-type="float">
            <text:p>311.36571976189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5.0495" calcext:value-type="float">
            <text:p>15.0495</text:p>
          </table:table-cell>
          <table:table-cell table:formula="of:=[.D76]/[.$H76]*1000" office:value-type="float" office:value="1.2565963060686" calcext:value-type="float">
            <text:p>1.2565963060686</text:p>
          </table:table-cell>
          <table:table-cell table:formula="of:=[.$G76]*[.K76]/[.D$72]*[.$I76]/[.$D$69]" office:value-type="float" office:value="700.414549783937" calcext:value-type="float">
            <text:p>700.414549783937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76]*2" office:value-type="float" office:value="0.0028575" calcext:value-type="float">
            <text:p>0.0028575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4.51485" calcext:value-type="float">
            <text:p>4.51485</text:p>
          </table:table-cell>
          <table:table-cell table:formula="of:=[.D77]/[.$H77]*1000" office:value-type="float" office:value="0.244230769230769" calcext:value-type="float">
            <text:p>0.244230769230769</text:p>
          </table:table-cell>
          <table:table-cell table:formula="of:=[.$G77]*[.K77]/[.D$72]*[.$I77]/[.$D$69]" office:value-type="float" office:value="210.124364935181" calcext:value-type="float">
            <text:p>210.124364935181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16.7313079623993" calcext:value-type="float">
            <text:p>16.7313079623993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282.94128880379" calcext:value-type="float">
            <text:p>282.94128880379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00711536132423" calcext:value-type="float">
            <text:p>0.400711536132423</text:p>
          </table:table-cell>
          <table:table-cell table:formula="of:=[.E84]*[.$D82]/[.E$64]" office:value-type="float" office:value="0.485442494436101" calcext:value-type="float">
            <text:p>0.48544249443610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$D63]*[.$D82]" office:value-type="float" office:value="47.7963642623037" calcext:value-type="float">
            <text:p>47.7963642623037</text:p>
          </table:table-cell>
          <table:table-cell table:formula="of:=[.E85]*[.$D81]/[.$D63]*[.$D82]" office:value-type="float" office:value="196.104088701393" calcext:value-type="float">
            <text:p>196.10408870139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363.40916999998" calcext:value-type="float">
            <text:p>363.40916999998</text:p>
          </table:table-cell>
          <table:table-cell table:formula="of:=[.E86]*[.H84]*[.$D81]/[.$D$63]" office:value-type="float" office:value="459.194709399276" calcext:value-type="float">
            <text:p>459.19470939927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4.737" calcext:value-type="float">
            <text:p>4.737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75550169622761" calcext:value-type="float">
            <text:p>0.175550169622761</text:p>
          </table:table-cell>
          <table:table-cell table:formula="of:=[.E96]*[.$D94]/[.E$64]" office:value-type="float" office:value="0.220887505774645" calcext:value-type="float">
            <text:p>0.220887505774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121.95308192764" calcext:value-type="float">
            <text:p>121.95308192764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97]*[.$D93]/[.$D63]*[.$D94]" office:value-type="float" office:value="18.585141547931" calcext:value-type="float">
            <text:p>18.585141547931</text:p>
          </table:table-cell>
          <table:table-cell table:formula="of:=[.E97]*[.$D93]/[.$D63]*[.$D94]" office:value-type="float" office:value="76.3590843340006" calcext:value-type="float">
            <text:p>76.359084334000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92.14890386765" calcext:value-type="float">
            <text:p>1092.14890386765</text:p>
          </table:table-cell>
          <table:table-cell table:formula="of:=SUM([.P100:.P103])" office:value-type="float" office:value="1136.40942272174" calcext:value-type="float">
            <text:p>1136.4094227217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132.810838898584" calcext:value-type="float">
            <text:p>132.810838898584</text:p>
          </table:table-cell>
          <table:table-cell table:formula="of:=[.E98]*[.H96]*[.$D93]/[.$D$63]" office:value-type="float" office:value="173.882705775348" calcext:value-type="float">
            <text:p>173.8827057753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112.482471015411" calcext:value-type="float">
            <text:p>112.482471015411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1]*[.$F101]" office:value-type="float" office:value="3.6576" calcext:value-type="float">
            <text:p>3.6576</text:p>
          </table:table-cell>
          <table:table-cell table:formula="of:=[.D101]/[.$H101]*1000" office:value-type="float" office:value="94.7761194029851" calcext:value-type="float">
            <text:p>94.7761194029851</text:p>
          </table:table-cell>
          <table:table-cell table:formula="of:=[.$G101]*[.K101]/[.D$96]*[.$I101]/[.$D$93]" office:value-type="float" office:value="888.525780873971" calcext:value-type="float">
            <text:p>888.525780873971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23.8732042265258" calcext:value-type="float">
            <text:p>23.8732042265258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67.2674477517416" calcext:value-type="float">
            <text:p>67.2674477517416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250288109877956" calcext:value-type="float">
            <text:p>0.025028810987796</text:p>
          </table:table-cell>
          <table:table-cell table:formula="of:=[.E108]*[.$D106]/[.E$64]" office:value-type="float" office:value="0.0142031060000758" calcext:value-type="float">
            <text:p>0.0142031060000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09]*[.$D105]/[.$D63]*[.$D106]" office:value-type="float" office:value="3.71419391634981" calcext:value-type="float">
            <text:p>3.71419391634981</text:p>
          </table:table-cell>
          <table:table-cell table:formula="of:=[.E109]*[.$D105]/[.$D63]*[.$D106]" office:value-type="float" office:value="9.17176534492122" calcext:value-type="float">
            <text:p>9.1717653449212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8.94219942560181" calcext:value-type="float">
            <text:p>8.94219942560181</text:p>
          </table:table-cell>
          <table:table-cell table:formula="of:=[.E110]*[.H108]*[.$D105]/[.$D$63]" office:value-type="float" office:value="5.0818455434815" calcext:value-type="float">
            <text:p>5.08184554348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([.G125]*[.D126]*[.D125]^4+[.G137]*[.D138]*[.D137]^4)/[.D125]^4+[.G149]*[.D150]*[.D149]^4/[.D125]^4" office:value-type="float" office:value="0.306983710102534" calcext:value-type="float">
            <text:p>0.306983710102534</text:p>
          </table:table-cell>
          <table:table-cell table:formula="of:=([.G125]*[.D126]+[.G137]*[.D138]+[.G149]*[.D150]+[.G161]*[.D162])" office:value-type="float" office:value="0.72125" calcext:value-type="float">
            <text:p>0.721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525215" calcext:value-type="float">
            <text:p>3.9525215</text:p>
          </table:table-cell>
          <table:table-cell table:style-name="ce38" table:formula="of:=[.E128]*[.D126]+[.E140]*[.D138]+[.E152]*[.D150]" office:value-type="float" office:value="16.8134875" calcext:value-type="float">
            <text:p>16.8134875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29]+[.G141]+[.G153]" office:value-type="float" office:value="60.252304792392" calcext:value-type="float">
            <text:p>60.252304792392</text:p>
          </table:table-cell>
          <table:table-cell table:style-name="ce38" table:formula="of:=[.H129]+[.H141]+[.H153]" office:value-type="float" office:value="229.307036791749" calcext:value-type="float">
            <text:p>229.307036791749</text:p>
          </table:table-cell>
          <table:table-cell office:value-type="string" calcext:value-type="string">
            <text:p>AvgTemp</text:p>
          </table:table-cell>
          <table:table-cell table:formula="of:=[.$D125]*[.G128]+[.$D137]*[.G140]+[.$D149]*[.G152]+[.$D161]*[.G164]" office:value-type="float" office:value="1467.76324429861" calcext:value-type="float">
            <text:p>1467.76324429861</text:p>
          </table:table-cell>
          <table:table-cell table:formula="of:=[.$D125]*[.H128]+[.$D137]*[.H140]+[.$D149]*[.H152]+[.$D161]*[.H164]" office:value-type="float" office:value="1514.45434506077" calcext:value-type="float">
            <text:p>1514.454345060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1014.98074046258" calcext:value-type="float">
            <text:p>1014.98074046258</text:p>
          </table:table-cell>
          <table:table-cell table:style-name="ce38" table:formula="of:=[.E130]*[.H128]*[.$D125]/[.$D119]+[.E142]*[.H140]*[.$D137]/[.$D119]+[.E154]*[.H152]*[.$D149]/[.$D119]" office:value-type="float" office:value="1062.97408822643" calcext:value-type="float">
            <text:p>1062.9740882264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52566089773326" calcext:value-type="float">
            <text:p>0.652566089773326</text:p>
          </table:table-cell>
          <table:table-cell table:formula="of:=[.E128]*[.$D126]/[.E$120]" office:value-type="float" office:value="0.685248524436111" calcext:value-type="float">
            <text:p>0.685248524436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$D119]*[.$D126]" office:value-type="float" office:value="26.5410393007216" calcext:value-type="float">
            <text:p>26.5410393007216</text:p>
          </table:table-cell>
          <table:table-cell table:formula="of:=[.E129]*[.$D125]/[.$D119]*[.$D126]" office:value-type="float" office:value="105.423500251142" calcext:value-type="float">
            <text:p>105.42350025114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33.193840530011" calcext:value-type="float">
            <text:p>733.193840530011</text:p>
          </table:table-cell>
          <table:table-cell table:formula="of:=[.E130]*[.H128]*[.$D125]/[.$D$119]" office:value-type="float" office:value="787.199268052061" calcext:value-type="float">
            <text:p>787.19926805206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269118080698612" calcext:value-type="float">
            <text:p>0.269118080698612</text:p>
          </table:table-cell>
          <table:table-cell table:formula="of:=[.E140]*[.$D138]/[.E$120]" office:value-type="float" office:value="0.280804027124057" calcext:value-type="float">
            <text:p>0.28080402712405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style-name="ce13" office:value-type="string" calcext:value-type="string">
            <text:p>Contribution</text:p>
          </table:table-cell>
          <table:table-cell table:formula="of:=[.D141]*[.$D137]/[.$D119]*[.$D138]" office:value-type="float" office:value="24.6522559395977" calcext:value-type="float">
            <text:p>24.6522559395977</text:p>
          </table:table-cell>
          <table:table-cell table:formula="of:=[.E141]*[.$D137]/[.$D119]*[.$D138]" office:value-type="float" office:value="101.51337716275" calcext:value-type="float">
            <text:p>101.5133771627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141.03748198992" calcext:value-type="float">
            <text:p>1141.03748198992</text:p>
          </table:table-cell>
          <table:table-cell table:formula="of:=SUM([.P144:.P147])" office:value-type="float" office:value="1148.55404892202" calcext:value-type="float">
            <text:p>1148.55404892202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249.029376110087" calcext:value-type="float">
            <text:p>249.029376110087</text:p>
          </table:table-cell>
          <table:table-cell table:formula="of:=[.E142]*[.H140]*[.$D137]/[.$D$119]" office:value-type="float" office:value="261.554720163559" calcext:value-type="float">
            <text:p>261.5547201635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25.230791063228" calcext:value-type="float">
            <text:p>125.230791063228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28.2141586789218" calcext:value-type="float">
            <text:p>28.214158678921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989.227791801221" calcext:value-type="float">
            <text:p>989.227791801221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114.35173612325" calcext:value-type="float">
            <text:p>1114.35173612325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6.5788991254666" calcext:value-type="float">
            <text:p>26.5788991254666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98815411984703" calcext:value-type="float">
            <text:p>5.9881541198470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78315829528062" calcext:value-type="float">
            <text:p>0.078315829528062</text:p>
          </table:table-cell>
          <table:table-cell table:formula="of:=[.E152]*[.$D150]/[.E$120]" office:value-type="float" office:value="0.0339474484398314" calcext:value-type="float">
            <text:p>0.0339474484398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53]*[.$D149]/[.$D119]*[.$D150]" office:value-type="float" office:value="9.05900955207271" calcext:value-type="float">
            <text:p>9.05900955207271</text:p>
          </table:table-cell>
          <table:table-cell table:formula="of:=[.E153]*[.$D149]/[.$D119]*[.$D150]" office:value-type="float" office:value="22.3701593778566" calcext:value-type="float">
            <text:p>22.370159377856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32.7575238224819" calcext:value-type="float">
            <text:p>32.7575238224819</text:p>
          </table:table-cell>
          <table:table-cell table:formula="of:=[.E154]*[.H152]*[.$D149]/[.$D$119]" office:value-type="float" office:value="14.2201000108091" calcext:value-type="float">
            <text:p>14.22010001080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3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13]*[.D14]+[.G25]*[.D26]+[.D38]*[.G37]+[.D50]*[.G49]" office:value-type="float" office:value="0.788" calcext:value-type="float">
            <text:p>0.7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4.7373846" calcext:value-type="float">
            <text:p>4.7373846</text:p>
          </table:table-cell>
          <table:table-cell table:style-name="ce38" table:formula="of:=[.E16]*[.D14]+[.E28]*[.D26]+[.E40]*[.D38]" office:value-type="float" office:value="17.379843" calcext:value-type="float">
            <text:p>17.379843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78.9815480433161" calcext:value-type="float">
            <text:p>78.9815480433161</text:p>
          </table:table-cell>
          <table:table-cell table:style-name="ce38" table:formula="of:=[.E17]*[.$D14]+[.E29]*[.$D26]+[.E41]*[.$D38]" office:value-type="float" office:value="322.87153235468" calcext:value-type="float">
            <text:p>322.871532354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42.96485267911" calcext:value-type="float">
            <text:p>1042.96485267911</text:p>
          </table:table-cell>
          <table:table-cell table:style-name="ce38" table:formula="of:=[.H18]+[.H30]+[.H42]" office:value-type="float" office:value="1016.85274158433" calcext:value-type="float">
            <text:p>1016.8527415843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0616" calcext:value-type="float">
            <text:p>22.0616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65691554787424" calcext:value-type="float">
            <text:p>0.465691554787424</text:p>
          </table:table-cell>
          <table:table-cell table:formula="of:=[.E16]*[.$D14]/[.E$8]" office:value-type="float" office:value="0.387719267659667" calcext:value-type="float">
            <text:p>0.387719267659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0.949702536794" calcext:value-type="float">
            <text:p>120.94970253679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53.33368138908" calcext:value-type="float">
            <text:p>1153.33368138908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37.097755274785" calcext:value-type="float">
            <text:p>537.097755274785</text:p>
          </table:table-cell>
          <table:table-cell table:formula="of:=[.E18]*[.H16]*[.$D13]/[.$D$7]" office:value-type="float" office:value="431.974203468543" calcext:value-type="float">
            <text:p>431.97420346854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0.033" calcext:value-type="float">
            <text:p>10.033</text:p>
          </table:table-cell>
          <table:table-cell table:formula="of:=[.D20]/[.$H20]*1000" office:value-type="float" office:value="0.837730870712401" calcext:value-type="float">
            <text:p>0.837730870712401</text:p>
          </table:table-cell>
          <table:table-cell table:formula="of:=[.$G20]*[.K20]/[.D$16]*[.$I20]/[.$D$13]" office:value-type="float" office:value="626.20752846575" calcext:value-type="float">
            <text:p>626.20752846575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20]*2" office:value-type="float" office:value="0.00127" calcext:value-type="float">
            <text:p>0.00127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2.0066" calcext:value-type="float">
            <text:p>2.0066</text:p>
          </table:table-cell>
          <table:table-cell table:formula="of:=[.D21]/[.$H21]*1000" office:value-type="float" office:value="0.108547008547009" calcext:value-type="float">
            <text:p>0.108547008547009</text:p>
          </table:table-cell>
          <table:table-cell table:formula="of:=[.$G21]*[.K21]/[.D$16]*[.$I21]/[.$D$13]" office:value-type="float" office:value="125.24150569315" calcext:value-type="float">
            <text:p>125.24150569315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22.4380069139742" calcext:value-type="float">
            <text:p>22.4380069139742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379.446640316206" calcext:value-type="float">
            <text:p>379.446640316206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84312504414355" calcext:value-type="float">
            <text:p>0.484312504414355</text:p>
          </table:table-cell>
          <table:table-cell table:formula="of:=[.E28]*[.$D26]/[.E$8]" office:value-type="float" office:value="0.556562737649586" calcext:value-type="float">
            <text:p>0.5565627376495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461.266026206929" calcext:value-type="float">
            <text:p>461.266026206929</text:p>
          </table:table-cell>
          <table:table-cell table:formula="of:=[.E30]*[.H28]*[.$D25]/[.$D$7]" office:value-type="float" office:value="532.611137746636" calcext:value-type="float">
            <text:p>532.61113774663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499959407982202" calcext:value-type="float">
            <text:p>0.04999594079822</text:p>
          </table:table-cell>
          <table:table-cell table:formula="of:=[.E40]*[.$D38]/[.E$8]" office:value-type="float" office:value="0.0557179946907461" calcext:value-type="float">
            <text:p>0.055717994690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077.24540102844" calcext:value-type="float">
            <text:p>1077.24540102844</text:p>
          </table:table-cell>
          <table:table-cell table:formula="of:=SUM([.P44:.P47])" office:value-type="float" office:value="1132.76423064902" calcext:value-type="float">
            <text:p>1132.76423064902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44.6010711973992" calcext:value-type="float">
            <text:p>44.6010711973992</text:p>
          </table:table-cell>
          <table:table-cell table:formula="of:=[.E42]*[.H40]*[.$D37]/[.$D$7]" office:value-type="float" office:value="52.2674003691555" calcext:value-type="float">
            <text:p>52.26740036915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12.482471015411" calcext:value-type="float">
            <text:p>112.482471015411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19.969409824704" calcext:value-type="float">
            <text:p>19.969409824704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4.88424333362365" calcext:value-type="float">
            <text:p>4.88424333362365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56.2677393143499" calcext:value-type="float">
            <text:p>56.2677393143499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3.7623161153317" calcext:value-type="float">
            <text:p>13.762316115331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ce37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2.3137256" calcext:value-type="float">
            <text:p>2.3137256</text:p>
          </table:table-cell>
          <table:table-cell table:formula="of:=SUM([.N56:.N59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170939036699701" calcext:value-type="float">
            <text:p>0.170939036699701</text:p>
          </table:table-cell>
          <table:table-cell table:formula="of:=[.E52]*[.$D50]/[.E$8]" office:value-type="float" office:value="0.13016016657918" calcext:value-type="float">
            <text:p>0.130160166579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2.7049729931086" calcext:value-type="float">
            <text:p>52.7049729931086</text:p>
          </table:table-cell>
          <table:table-cell table:formula="of:=SUM([.O56:.O59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018.18958449282" calcext:value-type="float">
            <text:p>1018.18958449282</text:p>
          </table:table-cell>
          <table:table-cell table:formula="of:=SUM([.P56:.P59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83.5794665126583" calcext:value-type="float">
            <text:p>83.5794665126583</text:p>
          </table:table-cell>
          <table:table-cell table:formula="of:=[.E54]*[.H52]*[.$D49]/[.$D$7]" office:value-type="float" office:value="63.9824325182256" calcext:value-type="float">
            <text:p>63.982432518225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56]*[.$F56]+1.46" office:value-type="float" office:value="2.0458256" calcext:value-type="float">
            <text:p>2.0458256</text:p>
          </table:table-cell>
          <table:table-cell table:formula="of:=[.D56]/[.$H56]*1000" office:value-type="float" office:value="51.6610169491525" calcext:value-type="float">
            <text:p>51.6610169491525</text:p>
          </table:table-cell>
          <table:table-cell table:formula="of:=[.$G56]*[.K56]/[.D$52]*[.$I56]/[.$D$49]" office:value-type="float" office:value="907.821196912892" calcext:value-type="float">
            <text:p>907.821196912892</text:p>
          </table:table-cell>
          <table:table-cell table:style-name="ce36" table:formula="of:=[.F56]*[.$E56]+1.46" office:value-type="float" office:value="6.1954236" calcext:value-type="float">
            <text:p>6.1954236</text:p>
          </table:table-cell>
          <table:table-cell table:style-name="ce36" table:formula="of:=[.E56]/[.$H56]*1000" office:value-type="float" office:value="417.593220338983" calcext:value-type="float">
            <text:p>417.593220338983</text:p>
          </table:table-cell>
          <table:table-cell table:style-name="ce36" table:formula="of:=[.$G56]*[.N56]/[.E$52]*[.$I56]/[.$D$49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57]*[.$F57]" office:value-type="float" office:value="0.2679" calcext:value-type="float">
            <text:p>0.2679</text:p>
          </table:table-cell>
          <table:table-cell table:formula="of:=[.D57]/[.$H57]*1000" office:value-type="float" office:value="1.04395604395604" calcext:value-type="float">
            <text:p>1.04395604395604</text:p>
          </table:table-cell>
          <table:table-cell table:formula="of:=[.$G57]*[.K57]/[.D$52]*[.$I57]/[.$D$49]" office:value-type="float" office:value="110.368387579929" calcext:value-type="float">
            <text:p>110.368387579929</text:p>
          </table:table-cell>
          <table:table-cell table:style-name="ce36" table:formula="of:=[.F57]*[.$E57]" office:value-type="float" office:value="0.2679" calcext:value-type="float">
            <text:p>0.2679</text:p>
          </table:table-cell>
          <table:table-cell table:style-name="ce36" table:formula="of:=[.E57]/[.$H57]*1000" office:value-type="float" office:value="1.04395604395604" calcext:value-type="float">
            <text:p>1.04395604395604</text:p>
          </table:table-cell>
          <table:table-cell table:style-name="ce36" table:formula="of:=[.$G57]*[.N57]/[.E$52]*[.$I57]/[.$D$49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69]*[.D70]+[.G81]*[.D82]+[.D94]*[.G93]+[.D106]*[.G105]" office:value-type="float" office:value="0.7805" calcext:value-type="float">
            <text:p>0.78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4.533353864" calcext:value-type="float">
            <text:p>4.533353864</text:p>
          </table:table-cell>
          <table:table-cell table:style-name="ce38" table:formula="of:=[.E72]*[.$D70]+[.E84]*[.$D82]+[.E96]*[.$D94]+[.$D106]*[.E108]" office:value-type="float" office:value="15.985838352" calcext:value-type="float">
            <text:p>15.985838352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91.29026408964" calcext:value-type="float">
            <text:p>91.29026408964</text:p>
          </table:table-cell>
          <table:table-cell table:style-name="ce38" table:formula="of:=[.E73]*[.$D70]+[.E85]*[.$D82]+[.E97]*[.$D94]+[.$D106]*[.E109]" office:value-type="float" office:value="395.168636833421" calcext:value-type="float">
            <text:p>395.16863683342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59.090414156845" calcext:value-type="float">
            <text:p>959.090414156845</text:p>
          </table:table-cell>
          <table:table-cell table:style-name="ce38" table:formula="of:=[.H74]+[.H86]+[.H98]+[.H110]" office:value-type="float" office:value="958.303085132096" calcext:value-type="float">
            <text:p>958.30308513209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2.0616" calcext:value-type="float">
            <text:p>22.061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89320589776929" calcext:value-type="float">
            <text:p>0.389320589776929</text:p>
          </table:table-cell>
          <table:table-cell table:formula="of:=[.E72]*[.$D70]/[.E$64]" office:value-type="float" office:value="0.337223477511616" calcext:value-type="float">
            <text:p>0.3372234775116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0.949702536794" calcext:value-type="float">
            <text:p>120.94970253679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153.33368138908" calcext:value-type="float">
            <text:p>1153.33368138908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49.016549047994" calcext:value-type="float">
            <text:p>449.016549047994</text:p>
          </table:table-cell>
          <table:table-cell table:formula="of:=[.E74]*[.H72]*[.$D69]/[.$D$63]" office:value-type="float" office:value="375.714738058466" calcext:value-type="float">
            <text:p>375.71473805846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0.033" calcext:value-type="float">
            <text:p>10.033</text:p>
          </table:table-cell>
          <table:table-cell table:formula="of:=[.D76]/[.$H76]*1000" office:value-type="float" office:value="0.837730870712401" calcext:value-type="float">
            <text:p>0.837730870712401</text:p>
          </table:table-cell>
          <table:table-cell table:formula="of:=[.$G76]*[.K76]/[.D$72]*[.$I76]/[.$D$69]" office:value-type="float" office:value="626.20752846575" calcext:value-type="float">
            <text:p>626.20752846575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76]*2" office:value-type="float" office:value="0.00127" calcext:value-type="float">
            <text:p>0.0012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2.0066" calcext:value-type="float">
            <text:p>2.0066</text:p>
          </table:table-cell>
          <table:table-cell table:formula="of:=[.D77]/[.$H77]*1000" office:value-type="float" office:value="0.108547008547009" calcext:value-type="float">
            <text:p>0.108547008547009</text:p>
          </table:table-cell>
          <table:table-cell table:formula="of:=[.$G77]*[.K77]/[.D$72]*[.$I77]/[.$D$69]" office:value-type="float" office:value="125.24150569315" calcext:value-type="float">
            <text:p>125.24150569315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22.4380069139742" calcext:value-type="float">
            <text:p>22.4380069139742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379.446640316206" calcext:value-type="float">
            <text:p>379.446640316206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65620971873022" calcext:value-type="float">
            <text:p>0.465620971873022</text:p>
          </table:table-cell>
          <table:table-cell table:formula="of:=[.E84]*[.$D82]/[.E$64]" office:value-type="float" office:value="0.556688674315703" calcext:value-type="float">
            <text:p>0.55668867431570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443.463948291381" calcext:value-type="float">
            <text:p>443.463948291381</text:p>
          </table:table-cell>
          <table:table-cell table:formula="of:=[.E86]*[.H84]*[.$D81]/[.$D$63]" office:value-type="float" office:value="532.731654745865" calcext:value-type="float">
            <text:p>532.73165474586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2.3137256" calcext:value-type="float">
            <text:p>2.3137256</text:p>
          </table:table-cell>
          <table:table-cell table:formula="of:=SUM([.N100:.N103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1228323384199" calcext:value-type="float">
            <text:p>0.11228323384199</text:p>
          </table:table-cell>
          <table:table-cell table:formula="of:=[.E96]*[.$D94]/[.E$64]" office:value-type="float" office:value="0.0889494289063733" calcext:value-type="float">
            <text:p>0.0889494289063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52.7049729931086" calcext:value-type="float">
            <text:p>52.7049729931086</text:p>
          </table:table-cell>
          <table:table-cell table:formula="of:=SUM([.O100:.O103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18.18958449282" calcext:value-type="float">
            <text:p>1018.18958449282</text:p>
          </table:table-cell>
          <table:table-cell table:formula="of:=SUM([.P100:.P103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54.9001150586568" calcext:value-type="float">
            <text:p>54.9001150586568</text:p>
          </table:table-cell>
          <table:table-cell table:formula="of:=[.E98]*[.H96]*[.$D93]/[.$D$63]" office:value-type="float" office:value="43.7245970261925" calcext:value-type="float">
            <text:p>43.7245970261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00]*[.$F100]+1.46" office:value-type="float" office:value="2.0458256" calcext:value-type="float">
            <text:p>2.0458256</text:p>
          </table:table-cell>
          <table:table-cell table:formula="of:=[.D100]/[.$H100]*1000" office:value-type="float" office:value="51.6610169491525" calcext:value-type="float">
            <text:p>51.6610169491525</text:p>
          </table:table-cell>
          <table:table-cell table:formula="of:=[.$G100]*[.K100]/[.D$96]*[.$I100]/[.$D$93]" office:value-type="float" office:value="907.821196912892" calcext:value-type="float">
            <text:p>907.821196912892</text:p>
          </table:table-cell>
          <table:table-cell table:style-name="ce36" table:formula="of:=[.F100]*[.$E100]+1.46" office:value-type="float" office:value="6.1954236" calcext:value-type="float">
            <text:p>6.1954236</text:p>
          </table:table-cell>
          <table:table-cell table:style-name="ce36" table:formula="of:=[.E100]/[.$H100]*1000" office:value-type="float" office:value="417.593220338983" calcext:value-type="float">
            <text:p>417.593220338983</text:p>
          </table:table-cell>
          <table:table-cell table:style-name="ce36" table:formula="of:=[.$G100]*[.N100]/[.E$96]*[.$I100]/[.$D$93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1]*[.$F101]" office:value-type="float" office:value="0.2679" calcext:value-type="float">
            <text:p>0.2679</text:p>
          </table:table-cell>
          <table:table-cell table:formula="of:=[.D101]/[.$H101]*1000" office:value-type="float" office:value="1.04395604395604" calcext:value-type="float">
            <text:p>1.04395604395604</text:p>
          </table:table-cell>
          <table:table-cell table:formula="of:=[.$G101]*[.K101]/[.D$96]*[.$I101]/[.$D$93]" office:value-type="float" office:value="110.368387579929" calcext:value-type="float">
            <text:p>110.368387579929</text:p>
          </table:table-cell>
          <table:table-cell table:style-name="ce36" table:formula="of:=[.F101]*[.$E101]" office:value-type="float" office:value="0.2679" calcext:value-type="float">
            <text:p>0.2679</text:p>
          </table:table-cell>
          <table:table-cell table:style-name="ce36" table:formula="of:=[.E101]/[.$H101]*1000" office:value-type="float" office:value="1.04395604395604" calcext:value-type="float">
            <text:p>1.04395604395604</text:p>
          </table:table-cell>
          <table:table-cell table:style-name="ce36" table:formula="of:=[.$G101]*[.N101]/[.E$96]*[.$I101]/[.$D$93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327752045080591" calcext:value-type="float">
            <text:p>0.032775204508059</text:p>
          </table:table-cell>
          <table:table-cell table:formula="of:=[.E108]*[.$D106]/[.E$64]" office:value-type="float" office:value="0.0171384192663079" calcext:value-type="float">
            <text:p>0.0171384192663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11.7098017588154" calcext:value-type="float">
            <text:p>11.7098017588154</text:p>
          </table:table-cell>
          <table:table-cell table:formula="of:=[.E110]*[.H108]*[.$D105]/[.$D$63]" office:value-type="float" office:value="6.13209530157271" calcext:value-type="float">
            <text:p>6.1320953015727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[.G125]*[.D126]+[.G137]*[.D138]+[.D150]*[.G149]" office:value-type="float" office:value="0.69375" calcext:value-type="float">
            <text:p>0.693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7564858" calcext:value-type="float">
            <text:p>3.97564858</text:p>
          </table:table-cell>
          <table:table-cell table:style-name="ce38" table:formula="of:=[.E128]*[.D126]+[.E140]*[.D138]+[.E152]*[.D150]" office:value-type="float" office:value="15.30455548" calcext:value-type="float">
            <text:p>15.30455548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67.2732611389465" calcext:value-type="float">
            <text:p>67.2732611389465</text:p>
          </table:table-cell>
          <table:table-cell table:style-name="ce38" table:formula="of:=[.E129]*[.$D126]+[.E141]*[.$D138]+[.E153]*[.$D150]" office:value-type="float" office:value="364.675576810917" calcext:value-type="float">
            <text:p>364.6755768109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925.179468226447" calcext:value-type="float">
            <text:p>925.179468226447</text:p>
          </table:table-cell>
          <table:table-cell table:style-name="ce38" table:formula="of:=[.E130]*[.H128]*[.$D125]/[.$D119]+[.E142]*[.H140]*[.$D137]/[.$D119]+[.E154]*[.H152]*[.$D149]/[.$D119]" office:value-type="float" office:value="1004.73218051338" calcext:value-type="float">
            <text:p>1004.7321805133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48769992643565" calcext:value-type="float">
            <text:p>0.648769992643565</text:p>
          </table:table-cell>
          <table:table-cell table:formula="of:=[.E128]*[.$D126]/[.E$120]" office:value-type="float" office:value="0.752809679121762" calcext:value-type="float">
            <text:p>0.7528096791217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28.928716924583" calcext:value-type="float">
            <text:p>728.928716924583</text:p>
          </table:table-cell>
          <table:table-cell table:formula="of:=[.E130]*[.H128]*[.$D125]/[.$D$119]" office:value-type="float" office:value="864.812118894843" calcext:value-type="float">
            <text:p>864.81211889484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2.3137256" calcext:value-type="float">
            <text:p>2.3137256</text:p>
          </table:table-cell>
          <table:table-cell table:formula="of:=SUM([.N144:.N147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320085906586844" calcext:value-type="float">
            <text:p>0.320085906586844</text:p>
          </table:table-cell>
          <table:table-cell table:formula="of:=[.E140]*[.$D138]/[.E$120]" office:value-type="float" office:value="0.232272540332547" calcext:value-type="float">
            <text:p>0.23227254033254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52.7049729931086" calcext:value-type="float">
            <text:p>52.7049729931086</text:p>
          </table:table-cell>
          <table:table-cell table:formula="of:=SUM([.O144:.O147])" office:value-type="float" office:value="418.637176382939" calcext:value-type="float">
            <text:p>418.63717638293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018.18958449282" calcext:value-type="float">
            <text:p>1018.18958449282</text:p>
          </table:table-cell>
          <table:table-cell table:formula="of:=SUM([.P144:.P147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183.223964392532" calcext:value-type="float">
            <text:p>183.223964392532</text:p>
          </table:table-cell>
          <table:table-cell table:formula="of:=[.E142]*[.H140]*[.$D137]/[.$D$119]" office:value-type="float" office:value="133.67121697636" calcext:value-type="float">
            <text:p>133.6712169763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44]*[.$F144]+1.46" office:value-type="float" office:value="2.0458256" calcext:value-type="float">
            <text:p>2.0458256</text:p>
          </table:table-cell>
          <table:table-cell table:formula="of:=[.D144]/[.$H144]*1000" office:value-type="float" office:value="51.6610169491525" calcext:value-type="float">
            <text:p>51.6610169491525</text:p>
          </table:table-cell>
          <table:table-cell table:formula="of:=[.$G144]*[.K144]/[.D$140]*[.$I144]/[.$D$137]" office:value-type="float" office:value="907.821196912892" calcext:value-type="float">
            <text:p>907.821196912892</text:p>
          </table:table-cell>
          <table:table-cell table:style-name="ce36" table:formula="of:=[.F144]*[.$E144]+1.46" office:value-type="float" office:value="6.1954236" calcext:value-type="float">
            <text:p>6.1954236</text:p>
          </table:table-cell>
          <table:table-cell table:style-name="ce36" table:formula="of:=[.E144]/[.$H144]*1000" office:value-type="float" office:value="417.593220338983" calcext:value-type="float">
            <text:p>417.593220338983</text:p>
          </table:table-cell>
          <table:table-cell table:style-name="ce36" table:formula="of:=[.$G144]*[.N144]/[.E$140]*[.$I144]/[.$D$137]" office:value-type="float" office:value="984.144041638268" calcext:value-type="float">
            <text:p>984.14404163826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45]*[.$F145]" office:value-type="float" office:value="0.2679" calcext:value-type="float">
            <text:p>0.2679</text:p>
          </table:table-cell>
          <table:table-cell table:formula="of:=[.D145]/[.$H145]*1000" office:value-type="float" office:value="1.04395604395604" calcext:value-type="float">
            <text:p>1.04395604395604</text:p>
          </table:table-cell>
          <table:table-cell table:formula="of:=[.$G145]*[.K145]/[.D$140]*[.$I145]/[.$D$137]" office:value-type="float" office:value="110.368387579929" calcext:value-type="float">
            <text:p>110.368387579929</text:p>
          </table:table-cell>
          <table:table-cell table:style-name="ce36" table:formula="of:=[.F145]*[.$E145]" office:value-type="float" office:value="0.2679" calcext:value-type="float">
            <text:p>0.2679</text:p>
          </table:table-cell>
          <table:table-cell table:style-name="ce36" table:formula="of:=[.E145]/[.$H145]*1000" office:value-type="float" office:value="1.04395604395604" calcext:value-type="float">
            <text:p>1.04395604395604</text:p>
          </table:table-cell>
          <table:table-cell table:style-name="ce36" table:formula="of:=[.$G145]*[.N145]/[.E$140]*[.$I145]/[.$D$137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" calcext:value-type="float">
            <text:p>0.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311441007695907" calcext:value-type="float">
            <text:p>0.031144100769591</text:p>
          </table:table-cell>
          <table:table-cell table:formula="of:=[.E152]*[.$D150]/[.E$120]" office:value-type="float" office:value="0.0149177805456915" calcext:value-type="float">
            <text:p>0.0149177805456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13.0267869093321" calcext:value-type="float">
            <text:p>13.0267869093321</text:p>
          </table:table-cell>
          <table:table-cell table:formula="of:=[.E154]*[.H152]*[.$D149]/[.$D$119]" office:value-type="float" office:value="6.24884464218331" calcext:value-type="float">
            <text:p>6.2488446421833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Tiles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5.1712892" calcext:value-type="float">
            <text:p>5.1712892</text:p>
          </table:table-cell>
          <table:table-cell table:style-name="ce38" table:formula="of:=[.E16]*[.D14]+[.E28]*[.D26]+[.E40]*[.D38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21.645041600773" calcext:value-type="float">
            <text:p>121.645041600773</text:p>
          </table:table-cell>
          <table:table-cell table:style-name="ce38" table:formula="of:=[.E17]*[.$D14]+[.E29]*[.$D26]+[.E41]*[.$D38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61.74791510908" calcext:value-type="float">
            <text:p>1061.74791510908</text:p>
          </table:table-cell>
          <table:table-cell table:style-name="ce38" table:formula="of:=[.H18]+[.H30]+[.H42]" office:value-type="float" office:value="1107.43046249064" calcext:value-type="float">
            <text:p>1107.4304624906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525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10.317126" calcext:value-type="float">
            <text:p>10.317126</text:p>
          </table:table-cell>
          <table:table-cell table:formula="of:=SUM([.N20:.N23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0518720314462397" calcext:value-type="float">
            <text:p>0.05187203144624</text:p>
          </table:table-cell>
          <table:table-cell table:formula="of:=[.E16]*[.$D14]/[.E$8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06.164157202886" calcext:value-type="float">
            <text:p>106.164157202886</text:p>
          </table:table-cell>
          <table:table-cell table:formula="of:=SUM([.O20:.O23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23.55491960162" calcext:value-type="float">
            <text:p>1123.55491960162</text:p>
          </table:table-cell>
          <table:table-cell table:formula="of:=SUM([.P20:.P23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8.2810761211525" calcext:value-type="float">
            <text:p>58.2810761211525</text:p>
          </table:table-cell>
          <table:table-cell table:formula="of:=[.E18]*[.H16]*[.$D13]/[.$D$7]" office:value-type="float" office:value="67.6196650813828" calcext:value-type="float">
            <text:p>67.619665081382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0]*[.$F20]" office:value-type="float" office:value="0.721106" calcext:value-type="float">
            <text:p>0.721106</text:p>
          </table:table-cell>
          <table:table-cell table:formula="of:=[.D20]/[.$H20]*1000" office:value-type="float" office:value="0.255502958579882" calcext:value-type="float">
            <text:p>0.255502958579882</text:p>
          </table:table-cell>
          <table:table-cell table:formula="of:=[.$G20]*[.K20]/[.D$16]*[.$I20]/[.$D$13]" office:value-type="float" office:value="87.7967459968987" calcext:value-type="float">
            <text:p>87.7967459968987</text:p>
          </table:table-cell>
          <table:table-cell table:style-name="ce36" table:formula="of:=[.F20]*[.$E20]" office:value-type="float" office:value="0.72645" calcext:value-type="float">
            <text:p>0.72645</text:p>
          </table:table-cell>
          <table:table-cell table:style-name="ce36" table:formula="of:=[.E20]/[.$H20]*1000" office:value-type="float" office:value="0.257396449704142" calcext:value-type="float">
            <text:p>0.257396449704142</text:p>
          </table:table-cell>
          <table:table-cell table:style-name="ce36" table:formula="of:=[.$G20]*[.N20]/[.E$16]*[.$I20]/[.$D$13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1]*[.$F21]" office:value-type="float" office:value="8.9408" calcext:value-type="float">
            <text:p>8.9408</text:p>
          </table:table-cell>
          <table:table-cell table:formula="of:=[.D21]/[.$H21]*1000" office:value-type="float" office:value="78.8819875776398" calcext:value-type="float">
            <text:p>78.8819875776398</text:p>
          </table:table-cell>
          <table:table-cell table:formula="of:=[.$G21]*[.K21]/[.D$16]*[.$I21]/[.$D$13]" office:value-type="float" office:value="1001.82186705871" calcext:value-type="float">
            <text:p>1001.82186705871</text:p>
          </table:table-cell>
          <table:table-cell table:style-name="ce36" table:formula="of:=[.F21]*[.$E21]" office:value-type="float" office:value="44.704" calcext:value-type="float">
            <text:p>44.704</text:p>
          </table:table-cell>
          <table:table-cell table:style-name="ce36" table:formula="of:=[.E21]/[.$H21]*1000" office:value-type="float" office:value="394.409937888199" calcext:value-type="float">
            <text:p>394.409937888199</text:p>
          </table:table-cell>
          <table:table-cell table:style-name="ce36" table:formula="of:=[.$G21]*[.N21]/[.E$16]*[.$I21]/[.$D$13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22]*[.$F22]" office:value-type="float" office:value="0.173" calcext:value-type="float">
            <text:p>0.173</text:p>
          </table:table-cell>
          <table:table-cell table:formula="of:=[.D22]/[.$H22]*1000" office:value-type="float" office:value="26.6666666666667" calcext:value-type="float">
            <text:p>26.6666666666667</text:p>
          </table:table-cell>
          <table:table-cell table:formula="of:=[.$G22]*[.K22]/[.D$16]*[.$I22]/[.$D$13]" office:value-type="float" office:value="8.88920980135123" calcext:value-type="float">
            <text:p>8.88920980135123</text:p>
          </table:table-cell>
          <table:table-cell table:style-name="ce36" table:formula="of:=[.F22]*[.$E22]" office:value-type="float" office:value="0.173" calcext:value-type="float">
            <text:p>0.173</text:p>
          </table:table-cell>
          <table:table-cell table:style-name="ce36" table:formula="of:=[.E22]/[.$H22]*1000" office:value-type="float" office:value="26.6666666666667" calcext:value-type="float">
            <text:p>26.6666666666667</text:p>
          </table:table-cell>
          <table:table-cell table:style-name="ce36" table:formula="of:=[.$G22]*[.N22]/[.E$16]*[.$I22]/[.$D$13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23]*[.$F23]" office:value-type="float" office:value="0.48222" calcext:value-type="float">
            <text:p>0.48222</text:p>
          </table:table-cell>
          <table:table-cell table:formula="of:=[.D23]/[.$H23]*1000" office:value-type="float" office:value="0.36" calcext:value-type="float">
            <text:p>0.36</text:p>
          </table:table-cell>
          <table:table-cell table:formula="of:=[.$G23]*[.K23]/[.D$16]*[.$I23]/[.$D$13]" office:value-type="float" office:value="25.0470967446536" calcext:value-type="float">
            <text:p>25.0470967446536</text:p>
          </table:table-cell>
          <table:table-cell table:style-name="ce36" table:formula="of:=[.F23]*[.$E23]" office:value-type="float" office:value="0.48222" calcext:value-type="float">
            <text:p>0.48222</text:p>
          </table:table-cell>
          <table:table-cell table:style-name="ce36" table:formula="of:=[.E23]/[.$H23]*1000" office:value-type="float" office:value="0.36" calcext:value-type="float">
            <text:p>0.36</text:p>
          </table:table-cell>
          <table:table-cell table:style-name="ce36" table:formula="of:=[.$G23]*[.N23]/[.E$16]*[.$I23]/[.$D$13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20000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5.033926" calcext:value-type="float">
            <text:p>5.033926</text:p>
          </table:table-cell>
          <table:table-cell table:formula="of:=SUM([.N32:.N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94812796855376" calcext:value-type="float">
            <text:p>0.94812796855376</text:p>
          </table:table-cell>
          <table:table-cell table:formula="of:=[.E28]*[.$D26]/[.E$8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122.058289028232" calcext:value-type="float">
            <text:p>122.058289028232</text:p>
          </table:table-cell>
          <table:table-cell table:formula="of:=SUM([.O32:.O35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1091.64842119485" calcext:value-type="float">
            <text:p>1091.64842119485</text:p>
          </table:table-cell>
          <table:table-cell table:formula="of:=SUM([.P32:.P35])" office:value-type="float" office:value="1139.58789336434" calcext:value-type="float">
            <text:p>1139.5878933643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1003.46683898793" calcext:value-type="float">
            <text:p>1003.46683898793</text:p>
          </table:table-cell>
          <table:table-cell table:formula="of:=[.E30]*[.H28]*[.$D25]/[.$D$7]" office:value-type="float" office:value="1039.81079740926" calcext:value-type="float">
            <text:p>1039.810797409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2]*[.$F32]" office:value-type="float" office:value="0.721106" calcext:value-type="float">
            <text:p>0.721106</text:p>
          </table:table-cell>
          <table:table-cell table:formula="of:=[.D32]/[.$H32]*1000" office:value-type="float" office:value="0.255502958579882" calcext:value-type="float">
            <text:p>0.255502958579882</text:p>
          </table:table-cell>
          <table:table-cell table:formula="of:=[.$G32]*[.K32]/[.D$28]*[.$I32]/[.$D$25]" office:value-type="float" office:value="179.941081938829" calcext:value-type="float">
            <text:p>179.941081938829</text:p>
          </table:table-cell>
          <table:table-cell table:style-name="ce36" table:formula="of:=[.F32]*[.$E32]" office:value-type="float" office:value="0.72645" calcext:value-type="float">
            <text:p>0.72645</text:p>
          </table:table-cell>
          <table:table-cell table:style-name="ce36" table:formula="of:=[.E32]/[.$H32]*1000" office:value-type="float" office:value="0.257396449704142" calcext:value-type="float">
            <text:p>0.257396449704142</text:p>
          </table:table-cell>
          <table:table-cell table:style-name="ce36" table:formula="of:=[.$G32]*[.N32]/[.E$28]*[.$I32]/[.$D$25]" office:value-type="float" office:value="46.3923849764638" calcext:value-type="float">
            <text:p>46.392384976463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3]*[.$F33]" office:value-type="float" office:value="3.6576" calcext:value-type="float">
            <text:p>3.6576</text:p>
          </table:table-cell>
          <table:table-cell table:formula="of:=[.D33]/[.$H33]*1000" office:value-type="float" office:value="94.7761194029851" calcext:value-type="float">
            <text:p>94.7761194029851</text:p>
          </table:table-cell>
          <table:table-cell table:formula="of:=[.$G33]*[.K33]/[.D$28]*[.$I33]/[.$D$25]" office:value-type="float" office:value="839.967036464183" calcext:value-type="float">
            <text:p>839.967036464183</text:p>
          </table:table-cell>
          <table:table-cell table:style-name="ce36" table:formula="of:=[.F33]*[.$E33]" office:value-type="float" office:value="18.288" calcext:value-type="float">
            <text:p>18.288</text:p>
          </table:table-cell>
          <table:table-cell table:style-name="ce36" table:formula="of:=[.E33]/[.$H33]*1000" office:value-type="float" office:value="473.880597014925" calcext:value-type="float">
            <text:p>473.880597014925</text:p>
          </table:table-cell>
          <table:table-cell table:style-name="ce36" table:formula="of:=[.$G33]*[.N33]/[.E$28]*[.$I33]/[.$D$25]" office:value-type="float" office:value="1074.83549647757" calcext:value-type="float">
            <text:p>1074.83549647757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34]*[.$F34]" office:value-type="float" office:value="0.173" calcext:value-type="float">
            <text:p>0.173</text:p>
          </table:table-cell>
          <table:table-cell table:formula="of:=[.D34]/[.$H34]*1000" office:value-type="float" office:value="26.6666666666667" calcext:value-type="float">
            <text:p>26.6666666666667</text:p>
          </table:table-cell>
          <table:table-cell table:formula="of:=[.$G34]*[.K34]/[.D$28]*[.$I34]/[.$D$25]" office:value-type="float" office:value="18.7915146825008" calcext:value-type="float">
            <text:p>18.7915146825008</text:p>
          </table:table-cell>
          <table:table-cell table:style-name="ce36" table:formula="of:=[.F34]*[.$E34]" office:value-type="float" office:value="0.173" calcext:value-type="float">
            <text:p>0.173</text:p>
          </table:table-cell>
          <table:table-cell table:style-name="ce36" table:formula="of:=[.E34]/[.$H34]*1000" office:value-type="float" office:value="26.6666666666667" calcext:value-type="float">
            <text:p>26.6666666666667</text:p>
          </table:table-cell>
          <table:table-cell table:style-name="ce36" table:formula="of:=[.$G34]*[.N34]/[.E$28]*[.$I34]/[.$D$25]" office:value-type="float" office:value="4.80918563146319" calcext:value-type="float">
            <text:p>4.80918563146319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35]*[.$F35]" office:value-type="float" office:value="0.48222" calcext:value-type="float">
            <text:p>0.48222</text:p>
          </table:table-cell>
          <table:table-cell table:formula="of:=[.D35]/[.$H35]*1000" office:value-type="float" office:value="0.36" calcext:value-type="float">
            <text:p>0.36</text:p>
          </table:table-cell>
          <table:table-cell table:formula="of:=[.$G35]*[.K35]/[.D$28]*[.$I35]/[.$D$25]" office:value-type="float" office:value="52.9487881093356" calcext:value-type="float">
            <text:p>52.9487881093356</text:p>
          </table:table-cell>
          <table:table-cell table:style-name="ce36" table:formula="of:=[.F35]*[.$E35]" office:value-type="float" office:value="0.48222" calcext:value-type="float">
            <text:p>0.48222</text:p>
          </table:table-cell>
          <table:table-cell table:style-name="ce36" table:formula="of:=[.E35]/[.$H35]*1000" office:value-type="float" office:value="0.36" calcext:value-type="float">
            <text:p>0.36</text:p>
          </table:table-cell>
          <table:table-cell table:style-name="ce36" table:formula="of:=[.$G35]*[.N35]/[.E$28]*[.$I35]/[.$D$25]" office:value-type="float" office:value="13.5508262788382" calcext:value-type="float">
            <text:p>13.55082627883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" calcext:value-type="float">
            <text:p>0</text:p>
          </table:table-cell>
          <table:table-cell table:formula="of:=[.E40]*[.$D38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" calcext:value-type="float">
            <text:p>0</text:p>
          </table:table-cell>
          <table:table-cell table:formula="of:=SUM([.O44:.O47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0" calcext:value-type="float">
            <text:p>0</text:p>
          </table:table-cell>
          <table:table-cell table:formula="of:=SUM([.P44:.P47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0" calcext:value-type="float">
            <text:p>0</text:p>
          </table:table-cell>
          <table:table-cell table:formula="of:=[.E42]*[.H40]*[.$D37]/[.$D$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(FRCI)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4.5887492" calcext:value-type="float">
            <text:p>4.5887492</text:p>
          </table:table-cell>
          <table:table-cell table:style-name="ce38" table:formula="of:=[.E60]*[.D58]+[.E72]*[.D70]+[.E84]*[.D82]" office:value-type="float" office:value="19.345946" calcext:value-type="float">
            <text:p>19.34594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121.57784738651" calcext:value-type="float">
            <text:p>121.57784738651</text:p>
          </table:table-cell>
          <table:table-cell table:style-name="ce38" table:formula="of:=[.E61]*[.$D58]+[.E73]*[.$D70]+[.E85]*[.$D82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1115.02130848677" calcext:value-type="float">
            <text:p>1115.02130848677</text:p>
          </table:table-cell>
          <table:table-cell table:style-name="ce38" table:formula="of:=[.H62]+[.H74]+[.H86]" office:value-type="float" office:value="1120.34943133903" calcext:value-type="float">
            <text:p>1120.3494313390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C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5.77625" calcext:value-type="float">
            <text:p>5.77625</text:p>
          </table:table-cell>
          <table:table-cell table:formula="of:=SUM([.N64:.N67])" office:value-type="float" office:value="25.28345" calcext:value-type="float">
            <text:p>25.28345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float" office:value="0.032728417582726" calcext:value-type="float">
            <text:p>0.032728417582726</text:p>
          </table:table-cell>
          <table:table-cell table:formula="of:=[.E60]*[.$D58]/[.E$52]" office:value-type="float" office:value="0.0339797133725071" calcext:value-type="float">
            <text:p>0.033979713372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116.994985102186" calcext:value-type="float">
            <text:p>116.994985102186</text:p>
          </table:table-cell>
          <table:table-cell table:formula="of:=SUM([.O64:.O67])" office:value-type="float" office:value="477.278673045449" calcext:value-type="float">
            <text:p>477.27867304544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1149.88268730768" calcext:value-type="float">
            <text:p>1149.88268730768</text:p>
          </table:table-cell>
          <table:table-cell table:formula="of:=SUM([.P64:.P67])" office:value-type="float" office:value="1154.63330204387" calcext:value-type="float">
            <text:p>1154.6333020438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float" office:value="37.6338407613529" calcext:value-type="float">
            <text:p>37.6338407613529</text:p>
          </table:table-cell>
          <table:table-cell table:formula="of:=[.E62]*[.H60]*[.$D57]/[.$D$51]" office:value-type="float" office:value="39.2341086538021" calcext:value-type="float">
            <text:p>39.23410865380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4]*[.$F64]" office:value-type="float" office:value="0.72645" calcext:value-type="float">
            <text:p>0.72645</text:p>
          </table:table-cell>
          <table:table-cell table:formula="of:=[.D64]/[.$H64]*1000" office:value-type="float" office:value="0.257396449704142" calcext:value-type="float">
            <text:p>0.257396449704142</text:p>
          </table:table-cell>
          <table:table-cell table:formula="of:=[.$G64]*[.K64]/[.D$60]*[.$I64]/[.$D$57]" office:value-type="float" office:value="157.978429430859" calcext:value-type="float">
            <text:p>157.978429430859</text:p>
          </table:table-cell>
          <table:table-cell table:style-name="ce36" table:formula="of:=[.F64]*[.$E64]" office:value-type="float" office:value="0.72645" calcext:value-type="float">
            <text:p>0.72645</text:p>
          </table:table-cell>
          <table:table-cell table:style-name="ce36" table:formula="of:=[.E64]/[.$H64]*1000" office:value-type="float" office:value="0.257396449704142" calcext:value-type="float">
            <text:p>0.257396449704142</text:p>
          </table:table-cell>
          <table:table-cell table:style-name="ce36" table:formula="of:=[.$G64]*[.N64]/[.E$60]*[.$I64]/[.D$57]" office:value-type="float" office:value="36.0917083309438" calcext:value-type="float">
            <text:p>36.0917083309438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FRCI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82" calcext:value-type="float">
            <text:p>0.28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5]*[.$F65]" office:value-type="float" office:value="4.8768" calcext:value-type="float">
            <text:p>4.8768</text:p>
          </table:table-cell>
          <table:table-cell table:formula="of:=[.D65]/[.$H65]*1000" office:value-type="float" office:value="90.0709219858156" calcext:value-type="float">
            <text:p>90.0709219858156</text:p>
          </table:table-cell>
          <table:table-cell table:formula="of:=[.$G65]*[.K65]/[.D$60]*[.$I65]/[.$D$57]" office:value-type="float" office:value="976.026984981606" calcext:value-type="float">
            <text:p>976.026984981606</text:p>
          </table:table-cell>
          <table:table-cell table:style-name="ce36" table:formula="of:=[.F65]*[.$E65]" office:value-type="float" office:value="24.384" calcext:value-type="float">
            <text:p>24.384</text:p>
          </table:table-cell>
          <table:table-cell table:style-name="ce36" table:formula="of:=[.E65]/[.$H65]*1000" office:value-type="float" office:value="450.354609929078" calcext:value-type="float">
            <text:p>450.354609929078</text:p>
          </table:table-cell>
          <table:table-cell table:style-name="ce36" table:formula="of:=[.$G65]*[.N65]/[.E$60]*[.$I65]/[.D$57]" office:value-type="float" office:value="1114.91427633492" calcext:value-type="float">
            <text:p>1114.9142763349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66]*[.$F66]" office:value-type="float" office:value="0.173" calcext:value-type="float">
            <text:p>0.173</text:p>
          </table:table-cell>
          <table:table-cell table:formula="of:=[.D66]/[.$H66]*1000" office:value-type="float" office:value="26.6666666666667" calcext:value-type="float">
            <text:p>26.6666666666667</text:p>
          </table:table-cell>
          <table:table-cell table:formula="of:=[.$G66]*[.K66]/[.D$60]*[.$I66]/[.$D$57]" office:value-type="float" office:value="15.8772728952133" calcext:value-type="float">
            <text:p>15.8772728952133</text:p>
          </table:table-cell>
          <table:table-cell table:style-name="ce36" table:formula="of:=[.F66]*[.$E66]" office:value-type="float" office:value="0.173" calcext:value-type="float">
            <text:p>0.173</text:p>
          </table:table-cell>
          <table:table-cell table:style-name="ce36" table:formula="of:=[.E66]/[.$H66]*1000" office:value-type="float" office:value="26.6666666666667" calcext:value-type="float">
            <text:p>26.6666666666667</text:p>
          </table:table-cell>
          <table:table-cell table:style-name="ce36" table:formula="of:=[.$G66]*[.N66]/[.E$60]*[.$I66]/[.D$57]" office:value-type="float" office:value="3.62731737800718" calcext:value-type="float">
            <text:p>3.6273173780071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9.84025" calcext:value-type="float">
            <text:p>9.84025</text:p>
          </table:table-cell>
          <table:table-cell table:formula="of:=SUM([.N76:.N79])" office:value-type="float" office:value="45.60345" calcext:value-type="float">
            <text:p>45.60345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float" office:value="0" calcext:value-type="float">
            <text:p>0</text:p>
          </table:table-cell>
          <table:table-cell table:formula="of:=[.E72]*[.$D70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105.806050694011" calcext:value-type="float">
            <text:p>105.806050694011</text:p>
          </table:table-cell>
          <table:table-cell table:formula="of:=SUM([.O76:.O79])" office:value-type="float" office:value="421.33400100457" calcext:value-type="float">
            <text:p>421.3340010045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1152.42564290145" calcext:value-type="float">
            <text:p>1152.42564290145</text:p>
          </table:table-cell>
          <table:table-cell table:formula="of:=SUM([.P76:.P79])" office:value-type="float" office:value="1155.26009897411" calcext:value-type="float">
            <text:p>1155.26009897411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float" office:value="0" calcext:value-type="float">
            <text:p>0</text:p>
          </table:table-cell>
          <table:table-cell table:formula="of:=[.E74]*[.H72]*[.$D69]/[.$D$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6]*[.$F76]" office:value-type="float" office:value="0.72645" calcext:value-type="float">
            <text:p>0.72645</text:p>
          </table:table-cell>
          <table:table-cell table:formula="of:=[.D76]/[.$H76]*1000" office:value-type="float" office:value="0.257396449704142" calcext:value-type="float">
            <text:p>0.257396449704142</text:p>
          </table:table-cell>
          <table:table-cell table:formula="of:=[.$G76]*[.K76]/[.D$72]*[.$I76]/[.$D$69]" office:value-type="float" office:value="92.7337113386347" calcext:value-type="float">
            <text:p>92.7337113386347</text:p>
          </table:table-cell>
          <table:table-cell table:style-name="ce36" table:formula="of:=[.F76]*[.$E76]" office:value-type="float" office:value="0.72645" calcext:value-type="float">
            <text:p>0.72645</text:p>
          </table:table-cell>
          <table:table-cell table:style-name="ce36" table:formula="of:=[.E76]/[.$H76]*1000" office:value-type="float" office:value="0.257396449704142" calcext:value-type="float">
            <text:p>0.257396449704142</text:p>
          </table:table-cell>
          <table:table-cell table:style-name="ce36" table:formula="of:=[.$G76]*[.N76]/[.E$72]*[.$I76]/[.$D$69]" office:value-type="float" office:value="20.0099532601152" calcext:value-type="float">
            <text:p>20.009953260115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7]*[.$F77]" office:value-type="float" office:value="8.9408" calcext:value-type="float">
            <text:p>8.9408</text:p>
          </table:table-cell>
          <table:table-cell table:formula="of:=[.D77]/[.$H77]*1000" office:value-type="float" office:value="78.8819875776398" calcext:value-type="float">
            <text:p>78.8819875776398</text:p>
          </table:table-cell>
          <table:table-cell table:formula="of:=[.$G77]*[.K77]/[.D$72]*[.$I77]/[.$D$69]" office:value-type="float" office:value="1050.37193485938" calcext:value-type="float">
            <text:p>1050.37193485938</text:p>
          </table:table-cell>
          <table:table-cell table:style-name="ce36" table:formula="of:=[.F77]*[.$E77]" office:value-type="float" office:value="44.704" calcext:value-type="float">
            <text:p>44.704</text:p>
          </table:table-cell>
          <table:table-cell table:style-name="ce36" table:formula="of:=[.E77]/[.$H77]*1000" office:value-type="float" office:value="394.409937888199" calcext:value-type="float">
            <text:p>394.409937888199</text:p>
          </table:table-cell>
          <table:table-cell table:style-name="ce36" table:formula="of:=[.$G77]*[.N77]/[.E$72]*[.$I77]/[.$D$69]" office:value-type="float" office:value="1133.23908958642" calcext:value-type="float">
            <text:p>1133.2390895864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78]*[.$F78]" office:value-type="float" office:value="0.173" calcext:value-type="float">
            <text:p>0.173</text:p>
          </table:table-cell>
          <table:table-cell table:formula="of:=[.D78]/[.$H78]*1000" office:value-type="float" office:value="26.6666666666667" calcext:value-type="float">
            <text:p>26.6666666666667</text:p>
          </table:table-cell>
          <table:table-cell table:formula="of:=[.$G78]*[.K78]/[.D$72]*[.$I78]/[.$D$69]" office:value-type="float" office:value="9.31999670343494" calcext:value-type="float">
            <text:p>9.31999670343494</text:p>
          </table:table-cell>
          <table:table-cell table:style-name="ce36" table:formula="of:=[.F78]*[.$E78]" office:value-type="float" office:value="0.173" calcext:value-type="float">
            <text:p>0.173</text:p>
          </table:table-cell>
          <table:table-cell table:style-name="ce36" table:formula="of:=[.E78]/[.$H78]*1000" office:value-type="float" office:value="26.6666666666667" calcext:value-type="float">
            <text:p>26.6666666666667</text:p>
          </table:table-cell>
          <table:table-cell table:style-name="ce36" table:formula="of:=[.$G78]*[.N78]/[.E$72]*[.$I78]/[.$D$69]" office:value-type="float" office:value="2.01105612757315" calcext:value-type="float">
            <text:p>2.01105612757315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4.55705" calcext:value-type="float">
            <text:p>4.55705</text:p>
          </table:table-cell>
          <table:table-cell table:formula="of:=SUM([.N88:.N91])" office:value-type="float" office:value="19.18745" calcext:value-type="float">
            <text:p>19.18745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float" office:value="0.967271582417274" calcext:value-type="float">
            <text:p>0.967271582417274</text:p>
          </table:table-cell>
          <table:table-cell table:formula="of:=[.E84]*[.$D82]/[.E$52]" office:value-type="float" office:value="0.966020286627493" calcext:value-type="float">
            <text:p>0.9660202866274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121.700182519356" calcext:value-type="float">
            <text:p>121.700182519356</text:p>
          </table:table-cell>
          <table:table-cell table:formula="of:=SUM([.O88:.O91])" office:value-type="float" office:value="500.804660131296" calcext:value-type="float">
            <text:p>500.804660131296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1148.86821547703" calcext:value-type="float">
            <text:p>1148.86821547703</text:p>
          </table:table-cell>
          <table:table-cell table:formula="of:=SUM([.P88:.P91])" office:value-type="float" office:value="1154.33668972894" calcext:value-type="float">
            <text:p>1154.3366897289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float" office:value="1077.38746772541" calcext:value-type="float">
            <text:p>1077.38746772541</text:p>
          </table:table-cell>
          <table:table-cell table:formula="of:=[.E86]*[.H84]*[.$D81]/[.$D$51]" office:value-type="float" office:value="1081.11532268522" calcext:value-type="float">
            <text:p>1081.1153226852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8]*[.$F88]" office:value-type="float" office:value="0.72645" calcext:value-type="float">
            <text:p>0.72645</text:p>
          </table:table-cell>
          <table:table-cell table:formula="of:=[.D88]/[.$H88]*1000" office:value-type="float" office:value="0.257396449704142" calcext:value-type="float">
            <text:p>0.257396449704142</text:p>
          </table:table-cell>
          <table:table-cell table:formula="of:=[.$G88]*[.K88]/[.D$84]*[.$I88]/[.$D$81]" office:value-type="float" office:value="200.244215665836" calcext:value-type="float">
            <text:p>200.244215665836</text:p>
          </table:table-cell>
          <table:table-cell table:style-name="ce36" table:formula="of:=[.F88]*[.$E88]" office:value-type="float" office:value="0.72645" calcext:value-type="float">
            <text:p>0.72645</text:p>
          </table:table-cell>
          <table:table-cell table:style-name="ce36" table:formula="of:=[.E88]/[.$H88]*1000" office:value-type="float" office:value="0.257396449704142" calcext:value-type="float">
            <text:p>0.257396449704142</text:p>
          </table:table-cell>
          <table:table-cell table:style-name="ce36" table:formula="of:=[.$G88]*[.N88]/[.E$84]*[.$I88]/[.$D$81]" office:value-type="float" office:value="47.5583208295005" calcext:value-type="float">
            <text:p>47.5583208295005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9]*[.$F89]" office:value-type="float" office:value="3.6576" calcext:value-type="float">
            <text:p>3.6576</text:p>
          </table:table-cell>
          <table:table-cell table:formula="of:=[.D89]/[.$H89]*1000" office:value-type="float" office:value="94.7761194029851" calcext:value-type="float">
            <text:p>94.7761194029851</text:p>
          </table:table-cell>
          <table:table-cell table:formula="of:=[.$G89]*[.K89]/[.D$84]*[.$I89]/[.$D$81]" office:value-type="float" office:value="927.866032630759" calcext:value-type="float">
            <text:p>927.866032630759</text:p>
          </table:table-cell>
          <table:table-cell table:style-name="ce36" table:formula="of:=[.F89]*[.$E89]" office:value-type="float" office:value="18.288" calcext:value-type="float">
            <text:p>18.288</text:p>
          </table:table-cell>
          <table:table-cell table:style-name="ce36" table:formula="of:=[.E89]/[.$H89]*1000" office:value-type="float" office:value="473.880597014925" calcext:value-type="float">
            <text:p>473.880597014925</text:p>
          </table:table-cell>
          <table:table-cell table:style-name="ce36" table:formula="of:=[.$G89]*[.N89]/[.E$84]*[.$I89]/[.$D$81]" office:value-type="float" office:value="1101.84831856239" calcext:value-type="float">
            <text:p>1101.84831856239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90]*[.$F90]" office:value-type="float" office:value="0.173" calcext:value-type="float">
            <text:p>0.173</text:p>
          </table:table-cell>
          <table:table-cell table:formula="of:=[.D90]/[.$H90]*1000" office:value-type="float" office:value="26.6666666666667" calcext:value-type="float">
            <text:p>26.6666666666667</text:p>
          </table:table-cell>
          <table:table-cell table:formula="of:=[.$G90]*[.K90]/[.D$84]*[.$I90]/[.$D$81]" office:value-type="float" office:value="20.7579671804397" calcext:value-type="float">
            <text:p>20.7579671804397</text:p>
          </table:table-cell>
          <table:table-cell table:style-name="ce36" table:formula="of:=[.F90]*[.$E90]" office:value-type="float" office:value="0.173" calcext:value-type="float">
            <text:p>0.173</text:p>
          </table:table-cell>
          <table:table-cell table:style-name="ce36" table:formula="of:=[.E90]/[.$H90]*1000" office:value-type="float" office:value="26.6666666666667" calcext:value-type="float">
            <text:p>26.6666666666667</text:p>
          </table:table-cell>
          <table:table-cell table:style-name="ce36" table:formula="of:=[.$G90]*[.N90]/[.E$84]*[.$I90]/[.$D$81]" office:value-type="float" office:value="4.93005033704962" calcext:value-type="float">
            <text:p>4.9300503370496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 office:value-type="string" calcext:value-type="string">
            <text:p>Raised Min to Avg Density</text:p>
          </table:table-cell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640" calcext:value-type="float">
            <text:p>1640</text:p>
          </table:table-cell>
          <table:table-cell table:style-name="ce38" table:formula="of:=MAX([.D101];[.D125];[.D113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</text:p>
          </table:table-cell>
          <table:table-cell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9.26845144" calcext:value-type="float">
            <text:p>9.26845144</text:p>
          </table:table-cell>
          <table:table-cell table:style-name="ce38" table:formula="of:=[.E104]*[.D102]+[.E116]*[.D114]+[.E128]*[.D126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formula="of:=[$'Shuttle OV-102 Avg'.N9]" office:value-type="float" office:value="9.19866583281218" calcext:value-type="float">
            <text:p>9.19866583281218</text:p>
          </table:table-cell>
          <table:table-cell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float" office:value="218.674124756423" calcext:value-type="float">
            <text:p>218.674124756423</text:p>
          </table:table-cell>
          <table:table-cell table:style-name="ce38" table:formula="of:=[.E105]*[.$D102]+[.E117]*[.$D114]+[.E129]*[.$D126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float" office:value="1089.88305072419" calcext:value-type="float">
            <text:p>1089.88305072419</text:p>
          </table:table-cell>
          <table:table-cell table:style-name="ce38" table:formula="of:=[.E106]*[.H104]*[.$D101]/[.$D95]+[.E118]*[.H116]*[.$D113]/[.$D95]+[.E130]*[.H128]*[.$D125]/[.$D95]" office:value-type="float" office:value="1107.43046249064" calcext:value-type="float">
            <text:p>1107.4304624906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30.880966" calcext:value-type="float">
            <text:p>30.880966</text:p>
          </table:table-cell>
          <table:table-cell table:formula="of:=SUM([.N108:.N111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float" office:value="0.0866277523486707" calcext:value-type="float">
            <text:p>0.086627752348671</text:p>
          </table:table-cell>
          <table:table-cell table:formula="of:=[.E104]*[.$D102]/[.E$96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287.592728631458" calcext:value-type="float">
            <text:p>287.592728631458</text:p>
          </table:table-cell>
          <table:table-cell table:formula="of:=SUM([.O108:.O111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1145.18695001477" calcext:value-type="float">
            <text:p>1145.18695001477</text:p>
          </table:table-cell>
          <table:table-cell table:formula="of:=SUM([.P108:.P111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float" office:value="99.2049714988088" calcext:value-type="float">
            <text:p>99.2049714988088</text:p>
          </table:table-cell>
          <table:table-cell table:formula="of:=[.E106]*[.H104]*[.$D101]/[.$D$95]" office:value-type="float" office:value="67.6196650813828" calcext:value-type="float">
            <text:p>67.619665081382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08]*[.$F108]" office:value-type="float" office:value="0.721106" calcext:value-type="float">
            <text:p>0.721106</text:p>
          </table:table-cell>
          <table:table-cell table:formula="of:=[.D108]/[.$H108]*1000" office:value-type="float" office:value="0.255502958579882" calcext:value-type="float">
            <text:p>0.255502958579882</text:p>
          </table:table-cell>
          <table:table-cell table:formula="of:=[.$G108]*[.K108]/[.D$104]*[.$I108]/[.$D$101]" office:value-type="float" office:value="29.3323107457195" calcext:value-type="float">
            <text:p>29.3323107457195</text:p>
          </table:table-cell>
          <table:table-cell table:style-name="ce36" table:formula="of:=[.F108]*[.$E108]" office:value-type="float" office:value="0.72645" calcext:value-type="float">
            <text:p>0.72645</text:p>
          </table:table-cell>
          <table:table-cell table:style-name="ce36" table:formula="of:=[.E108]/[.$H108]*1000" office:value-type="float" office:value="0.257396449704142" calcext:value-type="float">
            <text:p>0.257396449704142</text:p>
          </table:table-cell>
          <table:table-cell table:style-name="ce36" table:formula="of:=[.$G108]*[.N108]/[.E$104]*[.$I108]/[.$D$101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table:formula="of:= 0.0254 * 3.3" office:value-type="float" office:value="0.08382" calcext:value-type="float">
            <text:p>0.08382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09]*[.$F109]" office:value-type="float" office:value="29.50464" calcext:value-type="float">
            <text:p>29.50464</text:p>
          </table:table-cell>
          <table:table-cell table:formula="of:=[.D109]/[.$H109]*1000" office:value-type="float" office:value="260.310559006211" calcext:value-type="float">
            <text:p>260.310559006211</text:p>
          </table:table-cell>
          <table:table-cell table:formula="of:=[.$G109]*[.K109]/[.D$104]*[.$I109]/[.$D$101]" office:value-type="float" office:value="1104.51674424952" calcext:value-type="float">
            <text:p>1104.51674424952</text:p>
          </table:table-cell>
          <table:table-cell table:style-name="ce36" table:formula="of:=[.F109]*[.$E109]" office:value-type="float" office:value="44.704" calcext:value-type="float">
            <text:p>44.704</text:p>
          </table:table-cell>
          <table:table-cell table:style-name="ce36" table:formula="of:=[.E109]/[.$H109]*1000" office:value-type="float" office:value="394.409937888199" calcext:value-type="float">
            <text:p>394.409937888199</text:p>
          </table:table-cell>
          <table:table-cell table:style-name="ce36" table:formula="of:=[.$G109]*[.N109]/[.E$104]*[.$I109]/[.$D$101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style-name="ce46" table:formula="of:= 0.002" office:value-type="float" office:value="0.002" calcext:value-type="float">
            <text:p>0.002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10]*[.$F110]" office:value-type="float" office:value="0.173" calcext:value-type="float">
            <text:p>0.173</text:p>
          </table:table-cell>
          <table:table-cell table:formula="of:=[.D110]/[.$H110]*1000" office:value-type="float" office:value="26.6666666666667" calcext:value-type="float">
            <text:p>26.6666666666667</text:p>
          </table:table-cell>
          <table:table-cell table:formula="of:=[.$G110]*[.K110]/[.D$104]*[.$I110]/[.$D$101]" office:value-type="float" office:value="2.96982605922935" calcext:value-type="float">
            <text:p>2.96982605922935</text:p>
          </table:table-cell>
          <table:table-cell table:style-name="ce36" table:formula="of:=[.F110]*[.$E110]" office:value-type="float" office:value="0.173" calcext:value-type="float">
            <text:p>0.173</text:p>
          </table:table-cell>
          <table:table-cell table:style-name="ce36" table:formula="of:=[.E110]/[.$H110]*1000" office:value-type="float" office:value="26.6666666666667" calcext:value-type="float">
            <text:p>26.6666666666667</text:p>
          </table:table-cell>
          <table:table-cell table:style-name="ce36" table:formula="of:=[.$G110]*[.N110]/[.E$104]*[.$I110]/[.$D$101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11]*[.$F111]" office:value-type="float" office:value="0.48222" calcext:value-type="float">
            <text:p>0.48222</text:p>
          </table:table-cell>
          <table:table-cell table:formula="of:=[.D111]/[.$H111]*1000" office:value-type="float" office:value="0.36" calcext:value-type="float">
            <text:p>0.36</text:p>
          </table:table-cell>
          <table:table-cell table:formula="of:=[.$G111]*[.K111]/[.D$104]*[.$I111]/[.$D$101]" office:value-type="float" office:value="8.36806896030327" calcext:value-type="float">
            <text:p>8.36806896030327</text:p>
          </table:table-cell>
          <table:table-cell table:style-name="ce36" table:formula="of:=[.F111]*[.$E111]" office:value-type="float" office:value="0.48222" calcext:value-type="float">
            <text:p>0.48222</text:p>
          </table:table-cell>
          <table:table-cell table:style-name="ce36" table:formula="of:=[.E111]/[.$H111]*1000" office:value-type="float" office:value="0.36" calcext:value-type="float">
            <text:p>0.36</text:p>
          </table:table-cell>
          <table:table-cell table:style-name="ce36" table:formula="of:=[.$G111]*[.N111]/[.E$104]*[.$I111]/[.$D$101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691526" calcext:value-type="float">
            <text:p>8.691526</text:p>
          </table:table-cell>
          <table:table-cell table:formula="of:=SUM([.N120:.N123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float" office:value="0.913372247651329" calcext:value-type="float">
            <text:p>0.913372247651329</text:p>
          </table:table-cell>
          <table:table-cell table:formula="of:=[.E116]*[.$D114]/[.E$96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216.834408431217" calcext:value-type="float">
            <text:p>216.834408431217</text:p>
          </table:table-cell>
          <table:table-cell table:formula="of:=SUM([.O120:.O123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1118.74592267361" calcext:value-type="float">
            <text:p>1118.74592267361</text:p>
          </table:table-cell>
          <table:table-cell table:formula="of:=SUM([.P120:.P123])" office:value-type="float" office:value="1139.58789336434" calcext:value-type="float">
            <text:p>1139.58789336434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float" office:value="990.678079225379" calcext:value-type="float">
            <text:p>990.678079225379</text:p>
          </table:table-cell>
          <table:table-cell table:formula="of:=[.E118]*[.H116]*[.$D113]/[.$D$95]" office:value-type="float" office:value="1039.81079740926" calcext:value-type="float">
            <text:p>1039.810797409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20]*[.$F120]" office:value-type="float" office:value="0.721106" calcext:value-type="float">
            <text:p>0.721106</text:p>
          </table:table-cell>
          <table:table-cell table:formula="of:=[.D120]/[.$H120]*1000" office:value-type="float" office:value="0.255502958579882" calcext:value-type="float">
            <text:p>0.255502958579882</text:p>
          </table:table-cell>
          <table:table-cell table:formula="of:=[.$G120]*[.K120]/[.D$116]*[.$I120]/[.$D$113]" office:value-type="float" office:value="104.217612746024" calcext:value-type="float">
            <text:p>104.217612746024</text:p>
          </table:table-cell>
          <table:table-cell table:style-name="ce36" table:formula="of:=[.F120]*[.$E120]" office:value-type="float" office:value="0.72645" calcext:value-type="float">
            <text:p>0.72645</text:p>
          </table:table-cell>
          <table:table-cell table:style-name="ce36" table:formula="of:=[.E120]/[.$H120]*1000" office:value-type="float" office:value="0.257396449704142" calcext:value-type="float">
            <text:p>0.257396449704142</text:p>
          </table:table-cell>
          <table:table-cell table:style-name="ce36" table:formula="of:=[.$G120]*[.N120]/[.E$116]*[.$I120]/[.$D$113]" office:value-type="float" office:value="46.3923849764638" calcext:value-type="float">
            <text:p>46.392384976463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table:formula="of:= 0.0254 *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21]*[.$F121]" office:value-type="float" office:value="7.3152" calcext:value-type="float">
            <text:p>7.3152</text:p>
          </table:table-cell>
          <table:table-cell table:formula="of:=[.D121]/[.$H121]*1000" office:value-type="float" office:value="189.55223880597" calcext:value-type="float">
            <text:p>189.55223880597</text:p>
          </table:table-cell>
          <table:table-cell table:formula="of:=[.$G121]*[.K121]/[.D$116]*[.$I121]/[.$D$113]" office:value-type="float" office:value="972.978025722986" calcext:value-type="float">
            <text:p>972.978025722986</text:p>
          </table:table-cell>
          <table:table-cell table:style-name="ce36" table:formula="of:=[.F121]*[.$E121]" office:value-type="float" office:value="18.288" calcext:value-type="float">
            <text:p>18.288</text:p>
          </table:table-cell>
          <table:table-cell table:style-name="ce36" table:formula="of:=[.E121]/[.$H121]*1000" office:value-type="float" office:value="473.880597014925" calcext:value-type="float">
            <text:p>473.880597014925</text:p>
          </table:table-cell>
          <table:table-cell table:style-name="ce36" table:formula="of:=[.$G121]*[.N121]/[.E$116]*[.$I121]/[.$D$113]" office:value-type="float" office:value="1074.83549647757" calcext:value-type="float">
            <text:p>1074.83549647757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22]*[.$F122]" office:value-type="float" office:value="0.173" calcext:value-type="float">
            <text:p>0.173</text:p>
          </table:table-cell>
          <table:table-cell table:formula="of:=[.D122]/[.$H122]*1000" office:value-type="float" office:value="26.6666666666667" calcext:value-type="float">
            <text:p>26.6666666666667</text:p>
          </table:table-cell>
          <table:table-cell table:formula="of:=[.$G122]*[.K122]/[.D$116]*[.$I122]/[.$D$113]" office:value-type="float" office:value="10.8836002261999" calcext:value-type="float">
            <text:p>10.8836002261999</text:p>
          </table:table-cell>
          <table:table-cell table:style-name="ce36" table:formula="of:=[.F122]*[.$E122]" office:value-type="float" office:value="0.173" calcext:value-type="float">
            <text:p>0.173</text:p>
          </table:table-cell>
          <table:table-cell table:style-name="ce36" table:formula="of:=[.E122]/[.$H122]*1000" office:value-type="float" office:value="26.6666666666667" calcext:value-type="float">
            <text:p>26.6666666666667</text:p>
          </table:table-cell>
          <table:table-cell table:style-name="ce36" table:formula="of:=[.$G122]*[.N122]/[.E$116]*[.$I122]/[.$D$113]" office:value-type="float" office:value="4.80918563146319" calcext:value-type="float">
            <text:p>4.80918563146319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23]*[.$F123]" office:value-type="float" office:value="0.48222" calcext:value-type="float">
            <text:p>0.48222</text:p>
          </table:table-cell>
          <table:table-cell table:formula="of:=[.D123]/[.$H123]*1000" office:value-type="float" office:value="0.36" calcext:value-type="float">
            <text:p>0.36</text:p>
          </table:table-cell>
          <table:table-cell table:formula="of:=[.$G123]*[.K123]/[.D$116]*[.$I123]/[.$D$113]" office:value-type="float" office:value="30.6666839784033" calcext:value-type="float">
            <text:p>30.6666839784033</text:p>
          </table:table-cell>
          <table:table-cell table:style-name="ce36" table:formula="of:=[.F123]*[.$E123]" office:value-type="float" office:value="0.48222" calcext:value-type="float">
            <text:p>0.48222</text:p>
          </table:table-cell>
          <table:table-cell table:style-name="ce36" table:formula="of:=[.E123]/[.$H123]*1000" office:value-type="float" office:value="0.36" calcext:value-type="float">
            <text:p>0.36</text:p>
          </table:table-cell>
          <table:table-cell table:style-name="ce36" table:formula="of:=[.$G123]*[.N123]/[.E$116]*[.$I123]/[.$D$113]" office:value-type="float" office:value="13.5508262788382" calcext:value-type="float">
            <text:p>13.55082627883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float" office:value="0" calcext:value-type="float">
            <text:p>0</text:p>
          </table:table-cell>
          <table:table-cell table:formula="of:=[.E128]*[.$D126]/[.E$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float" office:value="0" calcext:value-type="float">
            <text:p>0</text:p>
          </table:table-cell>
          <table:table-cell table:formula="of:=[.E130]*[.H128]*[.$D125]/[.$D$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Dyna-Soar AvgTemp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/>
          <table:table-cell office:value-type="string" calcext:value-type="string">
            <text:p>backgroundRadiationTemp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8]*[.$D13]+[.G30]*[.$D25]+[.G42]*[.$D37])/[.$D10]" office:value-type="float" office:value="1682.69519551943" calcext:value-type="float">
            <text:p>1682.69519551943</text:p>
          </table:table-cell>
          <table:table-cell table:style-name="ce38" table:formula="of:=([.H18]*[.$D13]+[.H30]*[.$D25]+[.H42]*[.$D37])/[.E10]" office:value-type="float" office:value="1694.41671690678" calcext:value-type="float">
            <text:p>1694.41671690678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)/[.D7]^4" office:value-type="float" office:value="0.707375530278092" calcext:value-type="float">
            <text:p>0.707375530278092</text:p>
          </table:table-cell>
          <table:table-cell table:formula="of:=([.G13]*[.D14]+[.G25]*[.D26]+[.G37]*[.D38])" office:value-type="float" office:value="0.9" calcext:value-type="float">
            <text:p>0.9</text:p>
          </table:table-cell>
          <table:table-cell table:style-name="Default"/>
          <table:table-cell office:value-type="string" calcext:value-type="string">
            <text:p>Temp emit</text:p>
          </table:table-cell>
          <table:table-cell table:formula="of:=([.D13]^4*[.D14]*[.G13]+[.D25]^4*[.D26]*[.G25]+[.D37]^4*[.D38]*[.G37])^(1/4)/0.9^(1/4)" office:value-type="float" office:value="1584.37264502274" calcext:value-type="float">
            <text:p>1584.37264502274</text:p>
          </table:table-cell>
          <table:table-cell table:formula="of:=[.K7]^4/[.D7]^4" office:value-type="float" office:value="0.785972811420102" calcext:value-type="float">
            <text:p>0.7859728114201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20.742106" calcext:value-type="float">
            <text:p>20.742106</text:p>
          </table:table-cell>
          <table:table-cell table:style-name="ce38" table:formula="of:=[.E16]*[.D14]+[.E28]*[.D26]+[.E40]*[.D38]" office:value-type="float" office:value="23.376606" calcext:value-type="float">
            <text:p>23.376606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44.350914447524" calcext:value-type="float">
            <text:p>44.350914447524</text:p>
          </table:table-cell>
          <table:table-cell table:style-name="ce38" table:formula="of:=[.H17]+[.H29]+[.H41]" office:value-type="float" office:value="44.1733073189741" calcext:value-type="float">
            <text:p>44.1733073189741</text:p>
          </table:table-cell>
          <table:table-cell table:number-columns-repeated="4"/>
          <table:table-cell office:value-type="float" office:value="1553" calcext:value-type="float">
            <text:p>1553</text:p>
          </table:table-cell>
          <table:table-cell table:formula="of:=([.D13]^4*[.D14]*[.G13]+[.D25]^4*[.D26]*[.G25]+[.D37]^4*[.D38]*[.G37])^(1/4)/0.9^(1/4)" office:value-type="float" office:value="1584.37264502274" calcext:value-type="float">
            <text:p>1584.37264502274</text:p>
          </table:table-cell>
          <table:table-cell table:formula="of:=[.K7]^4/[.J9]^4" office:value-type="float" office:value="1.08328696911134" calcext:value-type="float">
            <text:p>1.08328696911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62.446626065314" calcext:value-type="float">
            <text:p>362.446626065314</text:p>
          </table:table-cell>
          <table:table-cell table:style-name="ce38" table:formula="of:=[.H18]+[.H30]+[.H42]" office:value-type="float" office:value="363.248678614851" calcext:value-type="float">
            <text:p>363.248678614851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2000" calcext:value-type="float">
            <text:p>20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55.88836" calcext:value-type="float">
            <text:p>55.88836</text:p>
          </table:table-cell>
          <table:table-cell table:formula="of:=SUM([.N20:.N23])" office:value-type="float" office:value="67.00836" calcext:value-type="float">
            <text:p>67.00836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69443999563014" calcext:value-type="float">
            <text:p>0.269443999563014</text:p>
          </table:table-cell>
          <table:table-cell table:formula="of:=[.E16]*[.$D14]/[.E$8]" office:value-type="float" office:value="0.286647086407668" calcext:value-type="float">
            <text:p>0.2866470864076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59.3622399377795" calcext:value-type="float">
            <text:p>59.3622399377795</text:p>
          </table:table-cell>
          <table:table-cell table:formula="of:=SUM([.O20:.O23])" office:value-type="float" office:value="60.4433210188606" calcext:value-type="float">
            <text:p>60.4433210188606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D7]*[.$D14]" office:value-type="float" office:value="7.05561412379917" calcext:value-type="float">
            <text:p>7.05561412379917</text:p>
          </table:table-cell>
          <table:table-cell table:formula="of:=[.E17]*[.$D13]/[.E7]*[.$D14]" office:value-type="float" office:value="7.13441037446822" calcext:value-type="float">
            <text:p>7.1344103744682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57.880597353208" calcext:value-type="float">
            <text:p>457.880597353208</text:p>
          </table:table-cell>
          <table:table-cell table:formula="of:=SUM([.P20:.P23])" office:value-type="float" office:value="457.749309190674" calcext:value-type="float">
            <text:p>457.749309190674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" office:value-type="float" office:value="123.373179473151" calcext:value-type="float">
            <text:p>123.373179473151</text:p>
          </table:table-cell>
          <table:table-cell table:formula="of:=[.E18]*[.H16]" office:value-type="float" office:value="131.212505784629" calcext:value-type="float">
            <text:p>131.2125057846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2000" calcext:value-type="float">
            <text:p>2000</text:p>
          </table:table-cell>
          <table:table-cell/>
          <table:table-cell table:formula="of:=[.D20]*[.$F20]" office:value-type="float" office:value="55.6" calcext:value-type="float">
            <text:p>55.6</text:p>
          </table:table-cell>
          <table:table-cell table:formula="of:=[.D20]/[.$H20]*1000" office:value-type="float" office:value="5.40540540540541" calcext:value-type="float">
            <text:p>5.40540540540541</text:p>
          </table:table-cell>
          <table:table-cell table:formula="of:=[.$G20]*[.K20]/[.D$16]*[.$I20]/[.$D$13]" office:value-type="float" office:value="453.647235309821" calcext:value-type="float">
            <text:p>453.647235309821</text:p>
          </table:table-cell>
          <table:table-cell table:style-name="ce36" table:formula="of:=[.F20]*[.$E20]" office:value-type="float" office:value="66.72" calcext:value-type="float">
            <text:p>66.72</text:p>
          </table:table-cell>
          <table:table-cell table:style-name="ce36" table:formula="of:=[.E20]/[.$H20]*1000" office:value-type="float" office:value="6.48648648648649" calcext:value-type="float">
            <text:p>6.48648648648649</text:p>
          </table:table-cell>
          <table:table-cell table:style-name="ce36" table:formula="of:=[.$G20]*[.N20]/[.E$16]*[.$I20]/[.$D$13]" office:value-type="float" office:value="454.037675299022" calcext:value-type="float">
            <text:p>454.03767529902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28836" calcext:value-type="float">
            <text:p>0.28836</text:p>
          </table:table-cell>
          <table:table-cell table:formula="of:=[.D21]/[.$H21]*1000" office:value-type="float" office:value="53.9568345323741" calcext:value-type="float">
            <text:p>53.9568345323741</text:p>
          </table:table-cell>
          <table:table-cell table:formula="of:=[.$G21]*[.K21]/[.D$16]*([.$I21]-255)/([.$D$13]-255)" office:value-type="float" office:value="4.23336204338645" calcext:value-type="float">
            <text:p>4.23336204338645</text:p>
          </table:table-cell>
          <table:table-cell table:style-name="ce36" table:formula="of:=[.F21]*[.$E21]" office:value-type="float" office:value="0.28836" calcext:value-type="float">
            <text:p>0.28836</text:p>
          </table:table-cell>
          <table:table-cell table:style-name="ce36" table:formula="of:=[.E21]/[.$H21]*1000" office:value-type="float" office:value="53.9568345323741" calcext:value-type="float">
            <text:p>53.9568345323741</text:p>
          </table:table-cell>
          <table:table-cell table:style-name="ce36" table:formula="of:=[.$G21]*[.N21]/[.E$16]*[.$I21]/[.$D$13]" office:value-type="float" office:value="3.71163389165173" calcext:value-type="float">
            <text:p>3.7116338916517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8.55836" calcext:value-type="float">
            <text:p>18.55836</text:p>
          </table:table-cell>
          <table:table-cell table:formula="of:=SUM([.N32:.N35])" office:value-type="float" office:value="20.58836" calcext:value-type="float">
            <text:p>20.5883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671039382404082" calcext:value-type="float">
            <text:p>0.671039382404082</text:p>
          </table:table-cell>
          <table:table-cell table:formula="of:=[.E28]*[.$D26]/[.E$8]" office:value-type="float" office:value="0.660543707670823" calcext:value-type="float">
            <text:p>0.66054370767082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777647649322" calcext:value-type="float">
            <text:p>53.9777647649322</text:p>
          </table:table-cell>
          <table:table-cell table:formula="of:=SUM([.O32:.O35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D7]*[.$D26]" office:value-type="float" office:value="37.2908603449502" calcext:value-type="float">
            <text:p>37.2908603449502</text:p>
          </table:table-cell>
          <table:table-cell table:formula="of:=[.E29]*[.$D25]/[.E7]*[.$D26]" office:value-type="float" office:value="37.0344876803161" calcext:value-type="float">
            <text:p>37.034487680316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18.756130821904" calcext:value-type="float">
            <text:p>318.756130821904</text:p>
          </table:table-cell>
          <table:table-cell table:formula="of:=SUM([.P32:.P35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" office:value-type="float" office:value="213.897917164245" calcext:value-type="float">
            <text:p>213.897917164245</text:p>
          </table:table-cell>
          <table:table-cell table:formula="of:=[.E30]*[.H28]" office:value-type="float" office:value="209.697878725423" calcext:value-type="float">
            <text:p>209.6978787254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8" calcext:value-type="float">
            <text:p>0.0018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8.27" calcext:value-type="float">
            <text:p>18.27</text:p>
          </table:table-cell>
          <table:table-cell table:formula="of:=[.D32]/[.$H32]*1000" office:value-type="float" office:value="0.0209302325581395" calcext:value-type="float">
            <text:p>0.02093023255814</text:p>
          </table:table-cell>
          <table:table-cell table:formula="of:=[.$G32]*[.K32]/[.D$28]*[.$I32]/[.$D$25]" office:value-type="float" office:value="300.887418284805" calcext:value-type="float">
            <text:p>300.887418284805</text:p>
          </table:table-cell>
          <table:table-cell table:style-name="ce36" table:formula="of:=[.F32]*[.$E32]" office:value-type="float" office:value="20.3" calcext:value-type="float">
            <text:p>20.3</text:p>
          </table:table-cell>
          <table:table-cell table:style-name="ce36" table:formula="of:=[.E32]/[.$H32]*1000" office:value-type="float" office:value="0.0232558139534884" calcext:value-type="float">
            <text:p>0.023255813953488</text:p>
          </table:table-cell>
          <table:table-cell table:style-name="ce36" table:formula="of:=[.$G32]*[.N32]/[.E$28]*[.$I32]/[.$D$25]" office:value-type="float" office:value="301.355665045686" calcext:value-type="float">
            <text:p>301.355665045686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17.8687125370992" calcext:value-type="float">
            <text:p>17.8687125370992</text:p>
          </table:table-cell>
          <table:table-cell table:style-name="ce36" table:formula="of:=[.F33]*[.$E33]" office:value-type="float" office:value="0.28836" calcext:value-type="float">
            <text:p>0.28836</text:p>
          </table:table-cell>
          <table:table-cell table:style-name="ce36" table:formula="of:=[.E33]/[.$H33]*1000" office:value-type="float" office:value="53.9568345323741" calcext:value-type="float">
            <text:p>53.9568345323741</text:p>
          </table:table-cell>
          <table:table-cell table:style-name="ce36" table:formula="of:=[.$G33]*[.N33]/[.E$28]*[.$I33]/[.$D$25]" office:value-type="float" office:value="16.1068681526843" calcext:value-type="float">
            <text:p>16.106868152684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8.23" calcext:value-type="float">
            <text:p>8.23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595166180329037" calcext:value-type="float">
            <text:p>0.059516618032904</text:p>
          </table:table-cell>
          <table:table-cell table:formula="of:=[.E40]*[.$D38]/[.E$8]" office:value-type="float" office:value="0.0528092059215097" calcext:value-type="float">
            <text:p>0.052809205921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396825396825397" calcext:value-type="float">
            <text:p>0.03968253968254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D7]*[.$D38]" office:value-type="float" office:value="0.0044399787746911" calcext:value-type="float">
            <text:p>0.004439978774691</text:p>
          </table:table-cell>
          <table:table-cell table:formula="of:=[.E41]*[.$D37]/[.E7]*[.$D38]" office:value-type="float" office:value="0.00440926418975598" calcext:value-type="float">
            <text:p>0.00440926418975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" office:value-type="float" office:value="25.1755294279183" calcext:value-type="float">
            <text:p>25.1755294279183</text:p>
          </table:table-cell>
          <table:table-cell table:formula="of:=[.E42]*[.H40]" office:value-type="float" office:value="22.3382941047986" calcext:value-type="float">
            <text:p>22.338294104798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255.15" calcext:value-type="float">
            <text:p>1255.15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8.23" calcext:value-type="float">
            <text:p>8.23</text:p>
          </table:table-cell>
          <table:table-cell table:style-name="ce36" table:formula="of:=[.E44]/[.$H44]*1000" office:value-type="float" office:value="0.0396825396825397" calcext:value-type="float">
            <text:p>0.03968253968254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62]*[.$D57]+[.G74]*[.$D69]+[.G86]*[.$D81])/[.$D54]" office:value-type="float" office:value="1509.67317062693" calcext:value-type="float">
            <text:p>1509.67317062693</text:p>
          </table:table-cell>
          <table:table-cell table:style-name="ce38" table:formula="of:=([.H62]*[.$D57]+[.H74]*[.$D69]+[.H86]*[.$D81])/[.E54]" office:value-type="float" office:value="1513.02114852837" calcext:value-type="float">
            <text:p>1513.02114852837</text:p>
          </table:table-cell>
          <table:table-cell office:value-type="string" calcext:value-type="string">
            <text:p>emittance</text:p>
          </table:table-cell>
          <table:table-cell table:formula="of:=([.G57]*[.D58]*[.D57]^4+[.G69]*[.D70]*[.D69]^4+[.G81]*[.D82]*[.D81]^4)/[.D51]^4" office:value-type="float" office:value="0.800564812971456" calcext:value-type="float">
            <text:p>0.800564812971456</text:p>
          </table:table-cell>
          <table:table-cell table:formula="of:=([.G57]*[.D58]*([.D57]^4-[.H2]^4)+[.G69]*[.D70]*([.D69]^4-[.H2]^4)+[.G81]*[.D82]*([.D81]^4-[.H2]^4))/([.D51]^4-[.H2]^4)" office:value-type="float" office:value="0.792052644565667" calcext:value-type="float">
            <text:p>0.792052644565667</text:p>
          </table:table-cell>
          <table:table-cell/>
          <table:table-cell office:value-type="string" calcext:value-type="string">
            <text:p>Temp emit</text:p>
          </table:table-cell>
          <table:table-cell table:formula="of:=([.D57]^4*[.D58]*[.G57]+[.D69]^4*[.D70]*[.G69]+[.D81]^4*[.D82]*[.G81])^(1/4)" office:value-type="float" office:value="1428.0126723221" calcext:value-type="float">
            <text:p>1428.0126723221</text:p>
          </table:table-cell>
          <table:table-cell table:formula="of:=[.K51]^4/[.D51]^4" office:value-type="float" office:value="0.800564812971456" calcext:value-type="float">
            <text:p>0.8005648129714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13.503184" calcext:value-type="float">
            <text:p>13.503184</text:p>
          </table:table-cell>
          <table:table-cell table:style-name="ce38" table:formula="of:=[.E60]*[.D58]+[.E72]*[.D70]+[.E84]*[.D82]" office:value-type="float" office:value="14.822684" calcext:value-type="float">
            <text:p>14.82268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61]+[.G73]+[.G85]" office:value-type="float" office:value="36.0285360953499" calcext:value-type="float">
            <text:p>36.0285360953499</text:p>
          </table:table-cell>
          <table:table-cell table:style-name="ce38" table:formula="of:=[.H61]+[.H73]+[.H85]" office:value-type="float" office:value="35.9503615638653" calcext:value-type="float">
            <text:p>35.9503615638653</text:p>
          </table:table-cell>
          <table:table-cell office:value-type="string" calcext:value-type="string">
            <text:p>AvgTemp</text:p>
          </table:table-cell>
          <table:table-cell table:formula="of:=[.$D57]*[.G60]+[.$D69]*[.G72]+[.$D81]*[.G84]+[.$D93]*[.G96]" office:value-type="float" office:value="1518.55129038455" calcext:value-type="float">
            <text:p>1518.55129038455</text:p>
          </table:table-cell>
          <table:table-cell table:formula="of:=[.$D57]*[.H60]+[.$D69]*[.H72]+[.$D81]*[.H84]+[.$D93]*[.H96]" office:value-type="float" office:value="1521.35082199013" calcext:value-type="float">
            <text:p>1521.350821990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29.874784954423" calcext:value-type="float">
            <text:p>329.874784954423</text:p>
          </table:table-cell>
          <table:table-cell table:style-name="ce38" table:formula="of:=[.H62]+[.H74]+[.H86]" office:value-type="float" office:value="327.717108993216" calcext:value-type="float">
            <text:p>327.717108993216</text:p>
          </table:table-cell>
          <table:table-cell/>
          <table:table-cell table:formula="of:=[.G57]*[.D57]^4/[.D51]^4" office:value-type="float" office:value="1.00008647538086" calcext:value-type="float">
            <text:p>1.00008647538086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8.55836" calcext:value-type="float">
            <text:p>18.55836</text:p>
          </table:table-cell>
          <table:table-cell table:formula="of:=SUM([.N64:.N67])" office:value-type="float" office:value="20.58836" calcext:value-type="float">
            <text:p>20.5883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893339970780225" calcext:value-type="float">
            <text:p>0.893339970780225</text:p>
          </table:table-cell>
          <table:table-cell table:formula="of:=[.E60]*[.$D58]/[.E$52]" office:value-type="float" office:value="0.902834736273134" calcext:value-type="float">
            <text:p>0.902834736273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777647649322" calcext:value-type="float">
            <text:p>53.9777647649322</text:p>
          </table:table-cell>
          <table:table-cell table:formula="of:=SUM([.O64:.O67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61]*[.$D57]/[.D51]*[.$D58]" office:value-type="float" office:value="36.0227624486997" calcext:value-type="float">
            <text:p>36.0227624486997</text:p>
          </table:table-cell>
          <table:table-cell table:formula="of:=[.E61]*[.$D57]/[.E51]*[.$D58]" office:value-type="float" office:value="35.9446006930056" calcext:value-type="float">
            <text:p>35.944600693005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18.756130821904" calcext:value-type="float">
            <text:p>318.756130821904</text:p>
          </table:table-cell>
          <table:table-cell table:formula="of:=SUM([.P64:.P67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" office:value-type="float" office:value="284.757592594458" calcext:value-type="float">
            <text:p>284.757592594458</text:p>
          </table:table-cell>
          <table:table-cell table:formula="of:=[.E62]*[.H60]" office:value-type="float" office:value="286.616202436752" calcext:value-type="float">
            <text:p>286.61620243675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8" calcext:value-type="float">
            <text:p>0.0018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8.27" calcext:value-type="float">
            <text:p>18.27</text:p>
          </table:table-cell>
          <table:table-cell table:formula="of:=[.D64]/[.$H64]*1000" office:value-type="float" office:value="0.0209302325581395" calcext:value-type="float">
            <text:p>0.02093023255814</text:p>
          </table:table-cell>
          <table:table-cell table:formula="of:=[.$G64]*[.K64]/[.D$60]*[.$I64]/[.$D$57]" office:value-type="float" office:value="300.887418284805" calcext:value-type="float">
            <text:p>300.887418284805</text:p>
          </table:table-cell>
          <table:table-cell table:style-name="ce36" table:formula="of:=[.F64]*[.$E64]" office:value-type="float" office:value="20.3" calcext:value-type="float">
            <text:p>20.3</text:p>
          </table:table-cell>
          <table:table-cell table:style-name="ce36" table:formula="of:=[.E64]/[.$H64]*1000" office:value-type="float" office:value="0.0232558139534884" calcext:value-type="float">
            <text:p>0.023255813953488</text:p>
          </table:table-cell>
          <table:table-cell table:style-name="ce36" table:formula="of:=[.$G64]*[.N64]/[.E$60]*[.$I64]/[.D$57]" office:value-type="float" office:value="301.355665045686" calcext:value-type="float">
            <text:p>301.355665045686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17.8687125370992" calcext:value-type="float">
            <text:p>17.8687125370992</text:p>
          </table:table-cell>
          <table:table-cell table:style-name="ce36" table:formula="of:=[.F65]*[.$E65]" office:value-type="float" office:value="0.28836" calcext:value-type="float">
            <text:p>0.28836</text:p>
          </table:table-cell>
          <table:table-cell table:style-name="ce36" table:formula="of:=[.E65]/[.$H65]*1000" office:value-type="float" office:value="53.9568345323741" calcext:value-type="float">
            <text:p>53.9568345323741</text:p>
          </table:table-cell>
          <table:table-cell table:style-name="ce36" table:formula="of:=[.$G65]*[.N65]/[.E$60]*[.$I65]/[.D$57]" office:value-type="float" office:value="16.1068681526843" calcext:value-type="float">
            <text:p>16.106868152684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255.15" calcext:value-type="float">
            <text:p>1255.15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4.115" calcext:value-type="float">
            <text:p>4.115</text:p>
          </table:table-cell>
          <table:table-cell table:formula="of:=SUM([.N76:.N79])" office:value-type="float" office:value="4.115" calcext:value-type="float">
            <text:p>4.11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106660029219775" calcext:value-type="float">
            <text:p>0.106660029219775</text:p>
          </table:table-cell>
          <table:table-cell table:formula="of:=[.E72]*[.$D70]/[.E$52]" office:value-type="float" office:value="0.0971652637268662" calcext:value-type="float">
            <text:p>0.09716526372686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198412698412698" calcext:value-type="float">
            <text:p>0.01984126984127</text:p>
          </table:table-cell>
          <table:table-cell table:formula="of:=SUM([.O76:.O79])" office:value-type="float" office:value="0.0198412698412698" calcext:value-type="float">
            <text:p>0.01984126984127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D51]*[.$D70]" office:value-type="float" office:value="0.00577364665017182" calcext:value-type="float">
            <text:p>0.005773646650172</text:p>
          </table:table-cell>
          <table:table-cell table:formula="of:=[.E73]*[.$D69]/[.E51]*[.$D70]" office:value-type="float" office:value="0.00576087085955295" calcext:value-type="float">
            <text:p>0.00576087085955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" office:value-type="float" office:value="45.1171923599649" calcext:value-type="float">
            <text:p>45.1171923599649</text:p>
          </table:table-cell>
          <table:table-cell table:formula="of:=[.E74]*[.H72]" office:value-type="float" office:value="41.1009065564644" calcext:value-type="float">
            <text:p>41.100906556464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76]*[.$F76]" office:value-type="float" office:value="4.115" calcext:value-type="float">
            <text:p>4.115</text:p>
          </table:table-cell>
          <table:table-cell table:formula="of:=[.D76]/[.$H76]*1000" office:value-type="float" office:value="0.0198412698412698" calcext:value-type="float">
            <text:p>0.01984126984127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4.115" calcext:value-type="float">
            <text:p>4.115</text:p>
          </table:table-cell>
          <table:table-cell table:style-name="ce36" table:formula="of:=[.E76]/[.$H76]*1000" office:value-type="float" office:value="0.0198412698412698" calcext:value-type="float">
            <text:p>0.01984126984127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D51]*[.$D82]" office:value-type="float" office:value="0" calcext:value-type="float">
            <text:p>0</text:p>
          </table:table-cell>
          <table:table-cell table:formula="of:=[.E85]*[.$D81]/[.E51]*[.$D82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" office:value-type="float" office:value="0" calcext:value-type="float">
            <text:p>0</text:p>
          </table:table-cell>
          <table:table-cell table:formula="of:=[.E86]*[.H8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06]*[.$D101]+[.G118]*[.$D113]+[.G130]*[.$D125])/[.$D98]" office:value-type="float" office:value="1434.01173503487" calcext:value-type="float">
            <text:p>1434.01173503487</text:p>
          </table:table-cell>
          <table:table-cell table:style-name="ce38" table:formula="of:=([.H106]*[.$D101]+[.H118]*[.$D113]+[.H130]*[.$D125])/[.E98]" office:value-type="float" office:value="1452.42879104965" calcext:value-type="float">
            <text:p>1452.42879104965</text:p>
          </table:table-cell>
          <table:table-cell office:value-type="string" calcext:value-type="string">
            <text:p>emittance</text:p>
          </table:table-cell>
          <table:table-cell table:formula="of:=([.G101]*[.D102]*[.D101]^4+[.G113]*[.D114]*[.D113]^4+[.G125]*[.D126]*[.D125]^4)/[.D101]^4" office:value-type="float" office:value="0.566542628683183" calcext:value-type="float">
            <text:p>0.56654262868318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104426" calcext:value-type="float">
            <text:p>8.104426</text:p>
          </table:table-cell>
          <table:table-cell table:style-name="ce38" table:formula="of:=[.E104]*[.D102]+[.E116]*[.D114]+[.E128]*[.D126]" office:value-type="float" office:value="9.880676" calcext:value-type="float">
            <text:p>9.88067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05]+[.G117]+[.G129]" office:value-type="float" office:value="20.4302598631103" calcext:value-type="float">
            <text:p>20.4302598631103</text:p>
          </table:table-cell>
          <table:table-cell table:style-name="ce38" table:formula="of:=[.H105]+[.H117]+[.H129]" office:value-type="float" office:value="20.1733721087315" calcext:value-type="float">
            <text:p>20.1733721087315</text:p>
          </table:table-cell>
          <table:table-cell office:value-type="string" calcext:value-type="string">
            <text:p>AvgTemp</text:p>
          </table:table-cell>
          <table:table-cell table:formula="of:=[.$D101]*[.G104]+[.$D113]*[.G116]+[.$D125]*[.G128]+[.$D137]*[.G140]" office:value-type="float" office:value="1452.68897050821" calcext:value-type="float">
            <text:p>1452.68897050821</text:p>
          </table:table-cell>
          <table:table-cell table:formula="of:=[.$D101]*[.H104]+[.$D113]*[.H116]+[.$D125]*[.H128]+[.$D137]*[.H140]" office:value-type="float" office:value="1470.18258290222" calcext:value-type="float">
            <text:p>1470.18258290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354.885604051416" calcext:value-type="float">
            <text:p>354.885604051416</text:p>
          </table:table-cell>
          <table:table-cell table:style-name="ce38" table:formula="of:=[.H106]+[.H118]+[.H130]" office:value-type="float" office:value="346.032070275354" calcext:value-type="float">
            <text:p>346.03207027535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5.51336" calcext:value-type="float">
            <text:p>15.51336</text:p>
          </table:table-cell>
          <table:table-cell table:formula="of:=SUM([.N108:.N111])" office:value-type="float" office:value="20.58836" calcext:value-type="float">
            <text:p>20.5883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66996428864919" calcext:value-type="float">
            <text:p>0.66996428864919</text:p>
          </table:table-cell>
          <table:table-cell table:formula="of:=[.E104]*[.$D102]/[.E$96]" office:value-type="float" office:value="0.72929483772163" calcext:value-type="float">
            <text:p>0.729294837721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742763928392" calcext:value-type="float">
            <text:p>53.9742763928392</text:p>
          </table:table-cell>
          <table:table-cell table:formula="of:=SUM([.O108:.O111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105]*[.$D101]/[.D95]*[.$D102]" office:value-type="float" office:value="20.4189716358237" calcext:value-type="float">
            <text:p>20.4189716358237</text:p>
          </table:table-cell>
          <table:table-cell table:formula="of:=[.E105]*[.$D101]/[.E95]*[.$D102]" office:value-type="float" office:value="20.1622270181793" calcext:value-type="float">
            <text:p>20.162227018179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21.331303470041" calcext:value-type="float">
            <text:p>321.331303470041</text:p>
          </table:table-cell>
          <table:table-cell table:formula="of:=SUM([.P108:.P111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" office:value-type="float" office:value="215.280498150023" calcext:value-type="float">
            <text:p>215.280498150023</text:p>
          </table:table-cell>
          <table:table-cell table:formula="of:=[.E106]*[.H104]" office:value-type="float" office:value="231.523786631603" calcext:value-type="float">
            <text:p>231.52378663160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5.225" calcext:value-type="float">
            <text:p>15.225</text:p>
          </table:table-cell>
          <table:table-cell table:formula="of:=[.D108]/[.$H108]*1000" office:value-type="float" office:value="0.0174418604651163" calcext:value-type="float">
            <text:p>0.017441860465116</text:p>
          </table:table-cell>
          <table:table-cell table:formula="of:=[.$G108]*[.K108]/[.D$104]*[.$I108]/[.$D$101]" office:value-type="float" office:value="299.95527661319" calcext:value-type="float">
            <text:p>299.95527661319</text:p>
          </table:table-cell>
          <table:table-cell table:style-name="ce36" table:formula="of:=[.F108]*[.$E108]" office:value-type="float" office:value="20.3" calcext:value-type="float">
            <text:p>20.3</text:p>
          </table:table-cell>
          <table:table-cell table:style-name="ce36" table:formula="of:=[.E108]/[.$H108]*1000" office:value-type="float" office:value="0.0232558139534884" calcext:value-type="float">
            <text:p>0.023255813953488</text:p>
          </table:table-cell>
          <table:table-cell table:style-name="ce36" table:formula="of:=[.$G108]*[.N108]/[.E$104]*[.$I108]/[.$D$101]" office:value-type="float" office:value="301.355665045686" calcext:value-type="float">
            <text:p>301.355665045686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21.3760268568511" calcext:value-type="float">
            <text:p>21.3760268568511</text:p>
          </table:table-cell>
          <table:table-cell table:style-name="ce36" table:formula="of:=[.F109]*[.$E109]" office:value-type="float" office:value="0.28836" calcext:value-type="float">
            <text:p>0.28836</text:p>
          </table:table-cell>
          <table:table-cell table:style-name="ce36" table:formula="of:=[.E109]/[.$H109]*1000" office:value-type="float" office:value="53.9568345323741" calcext:value-type="float">
            <text:p>53.9568345323741</text:p>
          </table:table-cell>
          <table:table-cell table:style-name="ce36" table:formula="of:=[.$G109]*[.N109]/[.E$104]*[.$I109]/[.$D$101]" office:value-type="float" office:value="16.1068681526843" calcext:value-type="float">
            <text:p>16.106868152684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255.15" calcext:value-type="float">
            <text:p>1255.15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4.115" calcext:value-type="float">
            <text:p>4.115</text:p>
          </table:table-cell>
          <table:table-cell table:formula="of:=SUM([.N120:.N123])" office:value-type="float" office:value="4.115" calcext:value-type="float">
            <text:p>4.115</text:p>
          </table:table-cell>
          <table:table-cell office:value-type="string" calcext:value-type="string">
            <text:p>Mass Portion</text:p>
          </table:table-cell>
          <table:table-cell table:formula="of:=[.D116]*[.$D114]/[.D$96]" office:value-type="float" office:value="0.33003571135081" calcext:value-type="float">
            <text:p>0.33003571135081</text:p>
          </table:table-cell>
          <table:table-cell table:formula="of:=[.E116]*[.$D114]/[.E$96]" office:value-type="float" office:value="0.27070516227837" calcext:value-type="float">
            <text:p>0.2707051622783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198412698412698" calcext:value-type="float">
            <text:p>0.01984126984127</text:p>
          </table:table-cell>
          <table:table-cell table:formula="of:=SUM([.O120:.O123])" office:value-type="float" office:value="0.0198412698412698" calcext:value-type="float">
            <text:p>0.01984126984127</text:p>
          </table:table-cell>
          <table:table-cell table:style-name="ce13" office:value-type="string" calcext:value-type="string">
            <text:p>Contribution</text:p>
          </table:table-cell>
          <table:table-cell table:formula="of:=[.D117]*[.$D113]/[.D95]*[.$D114]" office:value-type="float" office:value="0.0112882272866699" calcext:value-type="float">
            <text:p>0.01128822728667</text:p>
          </table:table-cell>
          <table:table-cell table:formula="of:=[.E117]*[.$D113]/[.E95]*[.$D114]" office:value-type="float" office:value="0.0111450905521688" calcext:value-type="float">
            <text:p>0.01114509055216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" office:value-type="float" office:value="139.605105901393" calcext:value-type="float">
            <text:p>139.605105901393</text:p>
          </table:table-cell>
          <table:table-cell table:formula="of:=[.E118]*[.H116]" office:value-type="float" office:value="114.508283643751" calcext:value-type="float">
            <text:p>114.50828364375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office:value-type="float" office:value="0.0005" calcext:value-type="float">
            <text:p>0.000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120]*[.$F120]" office:value-type="float" office:value="4.115" calcext:value-type="float">
            <text:p>4.115</text:p>
          </table:table-cell>
          <table:table-cell table:formula="of:=[.D120]/[.$H120]*1000" office:value-type="float" office:value="0.0198412698412698" calcext:value-type="float">
            <text:p>0.01984126984127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4.115" calcext:value-type="float">
            <text:p>4.115</text:p>
          </table:table-cell>
          <table:table-cell table:style-name="ce36" table:formula="of:=[.E120]/[.$H120]*1000" office:value-type="float" office:value="0.0198412698412698" calcext:value-type="float">
            <text:p>0.01984126984127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D95]*[.$D126]" office:value-type="float" office:value="0" calcext:value-type="float">
            <text:p>0</text:p>
          </table:table-cell>
          <table:table-cell table:formula="of:=[.E129]*[.$D125]/[.E95]*[.$D126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" office:value-type="float" office:value="0" calcext:value-type="float">
            <text:p>0</text:p>
          </table:table-cell>
          <table:table-cell table:formula="of:=[.E130]*[.H1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 Avg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Element</text:p>
          </table:table-cell>
          <table:table-cell office:value-type="string" calcext:value-type="string">
            <text:p>Area [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Avg. Area density [kg/m2]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8]*[.$D13]+[.G30]*[.$D25]+[.G42]*[.$D37]+[.G54]*[.$D49])/[.$D10]" office:value-type="float" office:value="1717.78289474407" calcext:value-type="float">
            <text:p>1717.78289474407</text:p>
          </table:table-cell>
          <table:table-cell table:style-name="ce38" table:formula="of:=([.H18]*[.$D13]+[.H30]*[.$D25]+[.H42]*[.$D37]+[.H54]*[.$D49])/[.$D10]" office:value-type="float" office:value="1649.87339613744" calcext:value-type="float">
            <text:p>1649.87339613744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+[.G49]*[.D50]*[.D49]^4)/[.D7]^4" office:value-type="float" office:value="0.646464296847828" calcext:value-type="float">
            <text:p>0.646464296847828</text:p>
          </table:table-cell>
          <table:table-cell table:formula="of:=([.G13]*[.D14]+[.G25]*[.D26]+[.G37]*[.D38]+[.G49]*[.D50])" office:value-type="float" office:value="0.834" calcext:value-type="float">
            <text:p>0.834</text:p>
          </table:table-cell>
          <table:table-cell table:number-columns-repeated="2"/>
          <table:table-cell office:value-type="string" calcext:value-type="string">
            <text:p>FRSI</text:p>
          </table:table-cell>
          <table:table-cell office:value-type="float" office:value="332.7" calcext:value-type="float">
            <text:p>332.7</text:p>
          </table:table-cell>
          <table:table-cell office:value-type="float" office:value="532.1" calcext:value-type="float">
            <text:p>532.1</text:p>
          </table:table-cell>
          <table:table-cell table:formula="of:=[.M7]/[.L7]" office:value-type="float" office:value="1.59933874361286" calcext:value-type="float">
            <text:p>1.599338743612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$D14]+[.D28]*[.$D26]+[.D40]*[.$D38]+[.D52]*[.$D50]" office:value-type="float" office:value="11.166000214" calcext:value-type="float">
            <text:p>11.166000214</text:p>
          </table:table-cell>
          <table:table-cell table:style-name="ce38" table:formula="of:=[.E16]*[.$D14]+[.E28]*[.$D26]+[.E40]*[.$D38]+[.E52]*[.$D50]" office:value-type="float" office:value="25.3569741" calcext:value-type="float">
            <text:p>25.3569741</text:p>
          </table:table-cell>
          <table:table-cell office:value-type="string" calcext:value-type="string">
            <text:p>Absorbance</text:p>
          </table:table-cell>
          <table:table-cell table:number-columns-repeated="4"/>
          <table:table-cell office:value-type="string" calcext:value-type="string">
            <text:p>LRSI</text:p>
          </table:table-cell>
          <table:table-cell office:value-type="float" office:value="234.6" calcext:value-type="float">
            <text:p>234.6</text:p>
          </table:table-cell>
          <table:table-cell office:value-type="float" office:value="1014.2" calcext:value-type="float">
            <text:p>1014.2</text:p>
          </table:table-cell>
          <table:table-cell table:formula="of:=[.M8]/[.L8]" office:value-type="float" office:value="4.3231031543052" calcext:value-type="float">
            <text:p>4.3231031543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+[.G53]" office:value-type="float" office:value="170.04408326752" calcext:value-type="float">
            <text:p>170.04408326752</text:p>
          </table:table-cell>
          <table:table-cell table:style-name="ce38" table:formula="of:=[.H17]+[.H29]+[.H41]+[.H53]" office:value-type="float" office:value="456.534213388516" calcext:value-type="float">
            <text:p>456.534213388516</text:p>
          </table:table-cell>
          <table:table-cell table:number-columns-repeated="5"/>
          <table:table-cell office:value-type="string" calcext:value-type="string">
            <text:p>HRSI</text:p>
          </table:table-cell>
          <table:table-cell office:value-type="float" office:value="479.7" calcext:value-type="float">
            <text:p>479.7</text:p>
          </table:table-cell>
          <table:table-cell office:value-type="float" office:value="4412.6" calcext:value-type="float">
            <text:p>4412.6</text:p>
          </table:table-cell>
          <table:table-cell table:formula="of:=[.M9]/[.L9]" office:value-type="float" office:value="9.19866583281218" calcext:value-type="float">
            <text:p>9.19866583281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+[.G54]" office:value-type="float" office:value="1146.72020334696" calcext:value-type="float">
            <text:p>1146.72020334696</text:p>
          </table:table-cell>
          <table:table-cell table:style-name="ce38" table:formula="of:=[.H18]+[.H30]+[.H42]+[.H54]" office:value-type="float" office:value="1132.5018294804" calcext:value-type="float">
            <text:p>1132.5018294804</text:p>
          </table:table-cell>
          <table:table-cell table:number-columns-repeated="5"/>
          <table:table-cell office:value-type="string" calcext:value-type="string">
            <text:p>RCC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697.3" calcext:value-type="float">
            <text:p>1697.3</text:p>
          </table:table-cell>
          <table:table-cell table:formula="of:=[.M10]/[.L10]" office:value-type="float" office:value="44.6657894736842" calcext:value-type="float">
            <text:p>44.665789473684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43.626806" calcext:value-type="float">
            <text:p>43.626806</text:p>
          </table:table-cell>
          <table:table-cell table:formula="of:=SUM([.N20:.N23])" office:value-type="float" office:value="82.4345" calcext:value-type="float">
            <text:p>82.434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390711133475534" calcext:value-type="float">
            <text:p>0.390711133475534</text:p>
          </table:table-cell>
          <table:table-cell table:formula="of:=[.E16]*[.$D14]/[.E$8]" office:value-type="float" office:value="0.32509596639924" calcext:value-type="float">
            <text:p>0.325095966399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70.241351793723" calcext:value-type="float">
            <text:p>170.241351793723</text:p>
          </table:table-cell>
          <table:table-cell table:formula="of:=SUM([.O20:.O23])" office:value-type="float" office:value="478.330719833774" calcext:value-type="float">
            <text:p>478.330719833774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D7]*[.$D14]" office:value-type="float" office:value="19.0282134281379" calcext:value-type="float">
            <text:p>19.0282134281379</text:p>
          </table:table-cell>
          <table:table-cell table:formula="of:=[.E17]*[.$D13]/[.E7]*[.$D14]" office:value-type="float" office:value="55.6645730654803" calcext:value-type="float">
            <text:p>55.664573065480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24.2804536998" calcext:value-type="float">
            <text:p>1224.2804536998</text:p>
          </table:table-cell>
          <table:table-cell table:formula="of:=SUM([.P20:.P23])" office:value-type="float" office:value="1162.12445491067" calcext:value-type="float">
            <text:p>1162.12445491067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" office:value-type="float" office:value="478.340003756992" calcext:value-type="float">
            <text:p>478.340003756992</text:p>
          </table:table-cell>
          <table:table-cell table:formula="of:=[.E18]*[.H16]" office:value-type="float" office:value="377.801972745373" calcext:value-type="float">
            <text:p>377.80197274537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  *1.4" office:value-type="float" office:value="0.013335" calcext:value-type="float">
            <text:p>0.013335</text:p>
          </table:table-cell>
          <table:table-cell table:style-name="ce46" table:formula="of:= 0.0127 * 1.5" office:value-type="float" office:value="0.01905" calcext:value-type="float">
            <text:p>0.0190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21.0693" calcext:value-type="float">
            <text:p>21.0693</text:p>
          </table:table-cell>
          <table:table-cell table:formula="of:=[.D20]/[.$H20]*1000" office:value-type="float" office:value="1.75923482849604" calcext:value-type="float">
            <text:p>1.75923482849604</text:p>
          </table:table-cell>
          <table:table-cell table:formula="of:=[.$G20]*[.K20]/[.D$16]*[.$I20]/[.$D$13]" office:value-type="float" office:value="664.999267216582" calcext:value-type="float">
            <text:p>664.999267216582</text:p>
          </table:table-cell>
          <table:table-cell table:style-name="ce36" table:formula="of:=[.F20]*[.$E20]" office:value-type="float" office:value="30.099" calcext:value-type="float">
            <text:p>30.099</text:p>
          </table:table-cell>
          <table:table-cell table:style-name="ce36" table:formula="of:=[.E20]/[.$H20]*1000" office:value-type="float" office:value="2.5131926121372" calcext:value-type="float">
            <text:p>2.5131926121372</text:p>
          </table:table-cell>
          <table:table-cell table:style-name="ce36" table:formula="of:=[.$G20]*[.N20]/[.E$16]*[.$I20]/[.$D$13]" office:value-type="float" office:value="502.767894874112" calcext:value-type="float">
            <text:p>502.76789487411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20]*2 *1.4" office:value-type="float" office:value="0.0056007" calcext:value-type="float">
            <text:p>0.0056007</text:p>
          </table:table-cell>
          <table:table-cell table:style-name="ce46" table:formula="of:=0.25*[.E20]*2" office:value-type="float" office:value="0.009525" calcext:value-type="float">
            <text:p>0.00952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8.849106" calcext:value-type="float">
            <text:p>8.849106</text:p>
          </table:table-cell>
          <table:table-cell table:formula="of:=[.D21]/[.$H21]*1000" office:value-type="float" office:value="0.478692307692308" calcext:value-type="float">
            <text:p>0.478692307692308</text:p>
          </table:table-cell>
          <table:table-cell table:formula="of:=[.$G21]*[.K21]/[.D$16]*[.$I21]/[.$D$13]" office:value-type="float" office:value="279.299692230965" calcext:value-type="float">
            <text:p>279.299692230965</text:p>
          </table:table-cell>
          <table:table-cell table:style-name="ce36" table:formula="of:=[.F21]*[.$E21]" office:value-type="float" office:value="15.0495" calcext:value-type="float">
            <text:p>15.0495</text:p>
          </table:table-cell>
          <table:table-cell table:style-name="ce36" table:formula="of:=[.E21]/[.$H21]*1000" office:value-type="float" office:value="0.814102564102564" calcext:value-type="float">
            <text:p>0.814102564102564</text:p>
          </table:table-cell>
          <table:table-cell table:style-name="ce36" table:formula="of:=[.$G21]*[.N21]/[.E$16]*[.$I21]/[.$D$13]" office:value-type="float" office:value="251.383947437056" calcext:value-type="float">
            <text:p>251.38394743705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11.3466553873628" calcext:value-type="float">
            <text:p>11.3466553873628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6.00498982020069" calcext:value-type="float">
            <text:p>6.0049898202006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table:formula="of:=0.048 *1.4" office:value-type="float" office:value="0.0672" calcext:value-type="float">
            <text:p>0.0672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12.9024" calcext:value-type="float">
            <text:p>12.9024</text:p>
          </table:table-cell>
          <table:table-cell table:formula="of:=[.D23]/[.$H23]*1000" office:value-type="float" office:value="168" calcext:value-type="float">
            <text:p>168</text:p>
          </table:table-cell>
          <table:table-cell table:formula="of:=[.$G23]*[.K23]/[.D$16]*[.$I23]/[.$D$13]" office:value-type="float" office:value="268.634838864894" calcext:value-type="float">
            <text:p>268.634838864894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01.967622779298" calcext:value-type="float">
            <text:p>401.967622779298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6" calcext:value-type="float">
            <text:p>0.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96]" office:value-type="float" office:value="9.26845144" calcext:value-type="float">
            <text:p>9.26845144</text:p>
          </table:table-cell>
          <table:table-cell table:style-name="ce38" table:formula="of:=[$Tiles.E96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98036069982114" calcext:value-type="float">
            <text:p>0.498036069982114</text:p>
          </table:table-cell>
          <table:table-cell table:formula="of:=[.E28]*[.$D26]/[.E$8]" office:value-type="float" office:value="0.481677803977408" calcext:value-type="float">
            <text:p>0.48167780397740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7]" office:value-type="float" office:value="218.674124756423" calcext:value-type="float">
            <text:p>218.674124756423</text:p>
          </table:table-cell>
          <table:table-cell table:style-name="ce38" table:formula="of:=[$Tiles.E97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D7]*[.$D26]" office:value-type="float" office:value="125.263407511331" calcext:value-type="float">
            <text:p>125.263407511331</text:p>
          </table:table-cell>
          <table:table-cell table:formula="of:=[.E29]*[.$D25]/[.E7]*[.$D26]" office:value-type="float" office:value="297.666990313229" calcext:value-type="float">
            <text:p>297.66699031322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98]" office:value-type="float" office:value="1089.88305072419" calcext:value-type="float">
            <text:p>1089.88305072419</text:p>
          </table:table-cell>
          <table:table-cell table:style-name="ce38" table:formula="of:=[$Tiles.E98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" office:value-type="float" office:value="542.801071322792" calcext:value-type="float">
            <text:p>542.801071322792</text:p>
          </table:table-cell>
          <table:table-cell table:formula="of:=[.E30]*[.H28]" office:value-type="float" office:value="533.424673230176" calcext:value-type="float">
            <text:p>533.42467323017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06058568628288" calcext:value-type="float">
            <text:p>0.106058568628288</text:p>
          </table:table-cell>
          <table:table-cell table:formula="of:=[.E40]*[.$D38]/[.E$8]" office:value-type="float" office:value="0.190947467978839" calcext:value-type="float">
            <text:p>0.1909474679788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D7]*[.$D38]" office:value-type="float" office:value="23.605660450462" calcext:value-type="float">
            <text:p>23.605660450462</text:p>
          </table:table-cell>
          <table:table-cell table:formula="of:=[.E41]*[.$D37]/[.E7]*[.$D38]" office:value-type="float" office:value="100.978438064972" calcext:value-type="float">
            <text:p>100.97843806497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117.5674672622" calcext:value-type="float">
            <text:p>1117.5674672622</text:p>
          </table:table-cell>
          <table:table-cell table:formula="of:=SUM([.P44:.P47])" office:value-type="float" office:value="1142.62645416634" calcext:value-type="float">
            <text:p>1142.62645416634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" office:value-type="float" office:value="118.527605923371" calcext:value-type="float">
            <text:p>118.527605923371</text:p>
          </table:table-cell>
          <table:table-cell table:formula="of:=[.E42]*[.H40]" office:value-type="float" office:value="218.181628268701" calcext:value-type="float">
            <text:p>218.1816282687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3.8732042265258" calcext:value-type="float">
            <text:p>23.8732042265258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67.2674477517416" calcext:value-type="float">
            <text:p>67.2674477517416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1.159975" calcext:value-type="float">
            <text:p>1.159975</text:p>
          </table:table-cell>
          <table:table-cell table:formula="of:=SUM([.N56:.N59])" office:value-type="float" office:value="1.15565" calcext:value-type="float">
            <text:p>1.1556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51942279140637" calcext:value-type="float">
            <text:p>0.005194227914064</text:p>
          </table:table-cell>
          <table:table-cell table:formula="of:=[.E52]*[.$D50]/[.E$8]" office:value-type="float" office:value="0.00227876164451341" calcext:value-type="float">
            <text:p>0.0022787616445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145.760456273764" calcext:value-type="float">
            <text:p>145.760456273764</text:p>
          </table:table-cell>
          <table:table-cell table:formula="of:=SUM([.O56:.O59])" office:value-type="float" office:value="145.046170559478" calcext:value-type="float">
            <text:p>145.046170559478</text:p>
          </table:table-cell>
          <table:table-cell table:style-name="ce13" office:value-type="string" calcext:value-type="string">
            <text:p>Contribution</text:p>
          </table:table-cell>
          <table:table-cell table:formula="of:=[.D53]*[.$D49]/[.D7]*[.$D50]" office:value-type="float" office:value="2.14680187758865" calcext:value-type="float">
            <text:p>2.14680187758865</text:p>
          </table:table-cell>
          <table:table-cell table:formula="of:=[.E53]*[.$D49]/[.E7]*[.$D50]" office:value-type="float" office:value="2.22421194483525" calcext:value-type="float">
            <text:p>2.2242119448352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357.56891312313" calcext:value-type="float">
            <text:p>1357.56891312313</text:p>
          </table:table-cell>
          <table:table-cell table:formula="of:=SUM([.P56:.P59])" office:value-type="float" office:value="1357.55981482283" calcext:value-type="float">
            <text:p>1357.55981482283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" office:value-type="float" office:value="7.05152234380926" calcext:value-type="float">
            <text:p>7.05152234380926</text:p>
          </table:table-cell>
          <table:table-cell table:formula="of:=[.E54]*[.H52]" office:value-type="float" office:value="3.09355523615099" calcext:value-type="float">
            <text:p>3.093555236150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877975" calcext:value-type="float">
            <text:p>0.877975</text:p>
          </table:table-cell>
          <table:table-cell table:formula="of:=[.D56]/[.$H56]*1000" office:value-type="float" office:value="145" calcext:value-type="float">
            <text:p>145</text:p>
          </table:table-cell>
          <table:table-cell table:formula="of:=[.$G56]*[.K56]/[.D$52]*[.$I56]/[.$D$49]" office:value-type="float" office:value="1029.37218474536" calcext:value-type="float">
            <text:p>1029.37218474536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28.13481590447" calcext:value-type="float">
            <text:p>1028.134815904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2" calcext:value-type="float">
            <text:p>0.000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82" calcext:value-type="float">
            <text:p>0.282</text:p>
          </table:table-cell>
          <table:table-cell table:formula="of:=[.D57]/[.$H57]*1000" office:value-type="float" office:value="0.760456273764259" calcext:value-type="float">
            <text:p>0.760456273764259</text:p>
          </table:table-cell>
          <table:table-cell table:formula="of:=[.$G57]*[.K57]/[.D$52]*[.$I57]/[.$D$49]" office:value-type="float" office:value="328.196728377767" calcext:value-type="float">
            <text:p>328.196728377767</text:p>
          </table:table-cell>
          <table:table-cell table:style-name="ce36" table:formula="of:=[.F57]*[.$E57]" office:value-type="float" office:value="0.282" calcext:value-type="float">
            <text:p>0.282</text:p>
          </table:table-cell>
          <table:table-cell table:style-name="ce36" table:formula="of:=[.E57]/[.$H57]*1000" office:value-type="float" office:value="0.760456273764259" calcext:value-type="float">
            <text:p>0.760456273764259</text:p>
          </table:table-cell>
          <table:table-cell table:style-name="ce36" table:formula="of:=[.$G57]*[.N57]/[.E$52]*[.$I57]/[.$D$49]" office:value-type="float" office:value="329.424998918358" calcext:value-type="float">
            <text:p>329.424998918358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74]*[.$D69]+[.G86]*[.$D81]+[.G98]*[.$D93]+[.G110]*[.$D105])/[.$D66]" office:value-type="float" office:value="1651.72220343478" calcext:value-type="float">
            <text:p>1651.72220343478</text:p>
          </table:table-cell>
          <table:table-cell table:style-name="ce38" table:formula="of:=([.H74]*[.$D69]+[.H86]*[.$D81]+[.H98]*[.$D93]+[.H110]*[.$D105])/[.$D66]" office:value-type="float" office:value="1363.52184394478" calcext:value-type="float">
            <text:p>1363.52184394478</text:p>
          </table:table-cell>
          <table:table-cell office:value-type="string" calcext:value-type="string">
            <text:p>Emittance</text:p>
          </table:table-cell>
          <table:table-cell table:formula="of:=([.G69]*[.D70]*[.D69]^4+[.G81]*[.D82]*[.D81]^4+[.G93]*[.D94]*[.D93]^4+[.G105]*[.D106]*[.D105]^4)/[.D63]^4" office:value-type="float" office:value="0.593441239473187" calcext:value-type="float">
            <text:p>0.593441239473187</text:p>
          </table:table-cell>
          <table:table-cell table:formula="of:=([.G69]*[.D70]+[.G81]*[.D82]+[.G93]*[.D94]+[.G105]*[.D106])" office:value-type="float" office:value="0.7915" calcext:value-type="float">
            <text:p>0.79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D108]*[.$D106]" office:value-type="float" office:value="9.8754541424" calcext:value-type="float">
            <text:p>9.8754541424</text:p>
          </table:table-cell>
          <table:table-cell table:style-name="ce38" table:formula="of:=[.E72]*[.$D70]+[.E84]*[.$D82]+[.E96]*[.$D94]+[.E108]*[.$D106]" office:value-type="float" office:value="19.28958356" calcext:value-type="float">
            <text:p>19.28958356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73]+[.G85]+[.G97]+[.G109]" office:value-type="float" office:value="164.814838363491" calcext:value-type="float">
            <text:p>164.814838363491</text:p>
          </table:table-cell>
          <table:table-cell table:style-name="ce38" table:formula="of:=[.H73]+[.H85]+[.H97]+[.H109]" office:value-type="float" office:value="450.334056231309" calcext:value-type="float">
            <text:p>450.334056231309</text:p>
          </table:table-cell>
          <table:table-cell office:value-type="string" calcext:value-type="string">
            <text:p>AvgTemp</text:p>
          </table:table-cell>
          <table:table-cell table:formula="of:=[.$D69]*[.G72]+[.$D81]*[.G84]+[.$D93]*[.G96]+[.$D105]*[.G108]" office:value-type="float" office:value="1458.76875118749" calcext:value-type="float">
            <text:p>1458.76875118749</text:p>
          </table:table-cell>
          <table:table-cell table:formula="of:=[.$D69]*[.H72]+[.$D81]*[.H84]+[.$D93]*[.H96]+[.$D105]*[.H108]" office:value-type="float" office:value="1242.76658508714" calcext:value-type="float">
            <text:p>1242.766585087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1017.11708274828" calcext:value-type="float">
            <text:p>1017.11708274828</text:p>
          </table:table-cell>
          <table:table-cell table:style-name="ce38" table:formula="of:=[.H74]+[.H86]+[.H98]+[.H110]" office:value-type="float" office:value="851.445431790258" calcext:value-type="float">
            <text:p>851.44543179025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43.626806" calcext:value-type="float">
            <text:p>43.62680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8]" office:value-type="float" office:value="0.312568906780427" calcext:value-type="float">
            <text:p>0.312568906780427</text:p>
          </table:table-cell>
          <table:table-cell table:formula="of:=[.E72]*[.$D70]/[.E$8]" office:value-type="float" office:value="0.212596344451052" calcext:value-type="float">
            <text:p>0.2125963444510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70.241351793723" calcext:value-type="float">
            <text:p>170.241351793723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D63]*[.$D70]" office:value-type="float" office:value="15.8313980287596" calcext:value-type="float">
            <text:p>15.8313980287596</text:p>
          </table:table-cell>
          <table:table-cell table:formula="of:=[.E73]*[.$D69]/[.E63]*[.$D70]" office:value-type="float" office:value="53.7587581592223" calcext:value-type="float">
            <text:p>53.758758159222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224.2804536998" calcext:value-type="float">
            <text:p>1224.2804536998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" office:value-type="float" office:value="382.672003005594" calcext:value-type="float">
            <text:p>382.672003005594</text:p>
          </table:table-cell>
          <table:table-cell table:formula="of:=[.E74]*[.H72]" office:value-type="float" office:value="236.862452332854" calcext:value-type="float">
            <text:p>236.8624523328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 *1.4" office:value-type="float" office:value="0.013335" calcext:value-type="float">
            <text:p>0.0133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21.0693" calcext:value-type="float">
            <text:p>21.0693</text:p>
          </table:table-cell>
          <table:table-cell table:formula="of:=[.D76]/[.$H76]*1000" office:value-type="float" office:value="1.75923482849604" calcext:value-type="float">
            <text:p>1.75923482849604</text:p>
          </table:table-cell>
          <table:table-cell table:formula="of:=[.$G76]*[.K76]/[.D$72]*[.$I76]/[.$D$69]" office:value-type="float" office:value="664.999267216582" calcext:value-type="float">
            <text:p>664.999267216582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76]*2  *1.4" office:value-type="float" office:value="0.0056007" calcext:value-type="float">
            <text:p>0.005600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8.849106" calcext:value-type="float">
            <text:p>8.849106</text:p>
          </table:table-cell>
          <table:table-cell table:formula="of:=[.D77]/[.$H77]*1000" office:value-type="float" office:value="0.478692307692308" calcext:value-type="float">
            <text:p>0.478692307692308</text:p>
          </table:table-cell>
          <table:table-cell table:formula="of:=[.$G77]*[.K77]/[.D$72]*[.$I77]/[.$D$69]" office:value-type="float" office:value="279.299692230965" calcext:value-type="float">
            <text:p>279.299692230965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11.3466553873628" calcext:value-type="float">
            <text:p>11.3466553873628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table:formula="of:= 0.048  *1.4" office:value-type="float" office:value="0.0672" calcext:value-type="float">
            <text:p>0.0672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12.9024" calcext:value-type="float">
            <text:p>12.9024</text:p>
          </table:table-cell>
          <table:table-cell table:formula="of:=[.D79]/[.$H79]*1000" office:value-type="float" office:value="168" calcext:value-type="float">
            <text:p>168</text:p>
          </table:table-cell>
          <table:table-cell table:formula="of:=[.$G79]*[.K79]/[.D$72]*[.$I79]/[.$D$69]" office:value-type="float" office:value="268.634838864894" calcext:value-type="float">
            <text:p>268.634838864894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96]" office:value-type="float" office:value="9.26845144" calcext:value-type="float">
            <text:p>9.26845144</text:p>
          </table:table-cell>
          <table:table-cell table:style-name="ce38" table:formula="of:=[$Tiles.E96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8]" office:value-type="float" office:value="0.381827653652954" calcext:value-type="float">
            <text:p>0.381827653652954</text:p>
          </table:table-cell>
          <table:table-cell table:formula="of:=[.E84]*[.$D82]/[.E$8]" office:value-type="float" office:value="0.369286316382679" calcext:value-type="float">
            <text:p>0.36928631638267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7]" office:value-type="float" office:value="218.674124756423" calcext:value-type="float">
            <text:p>218.674124756423</text:p>
          </table:table-cell>
          <table:table-cell table:style-name="ce38" table:formula="of:=[$Tiles.E97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D63]*[.$D82]" office:value-type="float" office:value="99.8762136715198" calcext:value-type="float">
            <text:p>99.8762136715198</text:p>
          </table:table-cell>
          <table:table-cell table:formula="of:=[.E85]*[.$D81]/[.E63]*[.$D82]" office:value-type="float" office:value="276.137747245304" calcext:value-type="float">
            <text:p>276.13774724530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98]" office:value-type="float" office:value="1089.88305072419" calcext:value-type="float">
            <text:p>1089.88305072419</text:p>
          </table:table-cell>
          <table:table-cell table:style-name="ce38" table:formula="of:=[$Tiles.E98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" office:value-type="float" office:value="416.147488014141" calcext:value-type="float">
            <text:p>416.147488014141</text:p>
          </table:table-cell>
          <table:table-cell table:formula="of:=[.E86]*[.H84]" office:value-type="float" office:value="408.958916143135" calcext:value-type="float">
            <text:p>408.9589161431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8.3946" calcext:value-type="float">
            <text:p>8.3946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8]" office:value-type="float" office:value="0.165396020473334" calcext:value-type="float">
            <text:p>0.165396020473334</text:p>
          </table:table-cell>
          <table:table-cell table:formula="of:=[.E96]*[.$D94]/[.E$8]" office:value-type="float" office:value="0.168033771821378" calcext:value-type="float">
            <text:p>0.1680337718213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216.729201330625" calcext:value-type="float">
            <text:p>216.729201330625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97]*[.$D93]/[.D63]*[.$D94]" office:value-type="float" office:value="38.3932383892815" calcext:value-type="float">
            <text:p>38.3932383892815</text:p>
          </table:table-cell>
          <table:table-cell table:formula="of:=[.E97]*[.$D93]/[.E63]*[.$D94]" office:value-type="float" office:value="107.522620610997" calcext:value-type="float">
            <text:p>107.522620610997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117.67755242907" calcext:value-type="float">
            <text:p>1117.67755242907</text:p>
          </table:table-cell>
          <table:table-cell table:formula="of:=SUM([.P100:.P103])" office:value-type="float" office:value="1136.40942272174" calcext:value-type="float">
            <text:p>1136.4094227217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" office:value-type="float" office:value="184.859419344144" calcext:value-type="float">
            <text:p>184.859419344144</text:p>
          </table:table-cell>
          <table:table-cell table:formula="of:=[.E98]*[.H96]" office:value-type="float" office:value="190.95516163329" calcext:value-type="float">
            <text:p>190.955161633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63.4728831868106" calcext:value-type="float">
            <text:p>63.4728831868106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table:formula="of:= 0.0254 * 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1]*[.$F101]" office:value-type="float" office:value="7.3152" calcext:value-type="float">
            <text:p>7.3152</text:p>
          </table:table-cell>
          <table:table-cell table:formula="of:=[.D101]/[.$H101]*1000" office:value-type="float" office:value="189.55223880597" calcext:value-type="float">
            <text:p>189.55223880597</text:p>
          </table:table-cell>
          <table:table-cell table:formula="of:=[.$G101]*[.K101]/[.D$96]*[.$I101]/[.$D$93]" office:value-type="float" office:value="1002.77478950754" calcext:value-type="float">
            <text:p>1002.77478950754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style-name="ce46" table:formula="of:= 0.002" office:value-type="float" office:value="0.002" calcext:value-type="float">
            <text:p>0.002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13.4714421677093" calcext:value-type="float">
            <text:p>13.4714421677093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37.9584375670074" calcext:value-type="float">
            <text:p>37.9584375670074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1.145875" calcext:value-type="float">
            <text:p>1.145875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8]" office:value-type="float" office:value="0.024629231123889" calcext:value-type="float">
            <text:p>0.024629231123889</text:p>
          </table:table-cell>
          <table:table-cell table:formula="of:=[.E108]*[.$D106]/[.E$8]" office:value-type="float" office:value="0.0108046014843703" calcext:value-type="float">
            <text:p>0.010804601484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145.722433460076" calcext:value-type="float">
            <text:p>145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09]*[.$D105]/[.D63]*[.$D106]" office:value-type="float" office:value="10.713988273931" calcext:value-type="float">
            <text:p>10.713988273931</text:p>
          </table:table-cell>
          <table:table-cell table:formula="of:=[.E109]*[.$D105]/[.E63]*[.$D106]" office:value-type="float" office:value="12.9149302157875" calcext:value-type="float">
            <text:p>12.914930215787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7.66204865278" calcext:value-type="float">
            <text:p>1357.66204865278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" office:value-type="float" office:value="33.4381723844019" calcext:value-type="float">
            <text:p>33.4381723844019</text:p>
          </table:table-cell>
          <table:table-cell table:formula="of:=[.E110]*[.H108]" office:value-type="float" office:value="14.6689016809778" calcext:value-type="float">
            <text:p>14.668901680977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877975" calcext:value-type="float">
            <text:p>0.877975</text:p>
          </table:table-cell>
          <table:table-cell table:formula="of:=[.D112]/[.$H112]*1000" office:value-type="float" office:value="145" calcext:value-type="float">
            <text:p>145</text:p>
          </table:table-cell>
          <table:table-cell table:formula="of:=[.$G112]*[.K112]/[.D$108]*[.$I112]/[.$D$105]" office:value-type="float" office:value="1042.03861677757" calcext:value-type="float">
            <text:p>1042.03861677757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315.623431875205" calcext:value-type="float">
            <text:p>315.623431875205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30]*[.$D125]+[.G142]*[.$D137]+[.G154]*[.$D149]+[.G166]*[.$D161])/[.$D122]" office:value-type="float" office:value="1351.06634386556" calcext:value-type="float">
            <text:p>1351.06634386556</text:p>
          </table:table-cell>
          <table:table-cell table:style-name="ce38" table:formula="of:=([.H130]*[.$D125]+[.H142]*[.$D137]+[.H154]*[.$D149]+[.H166]*[.$D161])/[.$D122]" office:value-type="float" office:value="1697.66257147976" calcext:value-type="float">
            <text:p>1697.66257147976</text:p>
          </table:table-cell>
          <table:table-cell office:value-type="string" calcext:value-type="string">
            <text:p>Emittance</text:p>
          </table:table-cell>
          <table:table-cell table:formula="of:=([.G125]*[.D126]*[.D125]^4+[.G137]*[.D138]*[.D137]^4+[.G149]*[.D150]*[.D149]^4+[.G161]*[.D162]*[.D161]^4)/[.D119]^4" office:value-type="float" office:value="0.666475241549028" calcext:value-type="float">
            <text:p>0.666475241549028</text:p>
          </table:table-cell>
          <table:table-cell table:formula="of:=([.G125]*[.D126]+[.G137]*[.D138]+[.G149]*[.D150]+[.G161]*[.D162])" office:value-type="float" office:value="0.72125" calcext:value-type="float">
            <text:p>0.721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$D126]+[.D140]*[.$D138]+[.D152]*[.$D150]+[.D164]*[.$D162]" office:value-type="float" office:value="3.688959" calcext:value-type="float">
            <text:p>3.688959</text:p>
          </table:table-cell>
          <table:table-cell table:style-name="ce38" table:formula="of:=[.E128]*[.$D126]+[.E140]*[.$D138]+[.E152]*[.$D150]+[.E164]*[.$D162]" office:value-type="float" office:value="10.2094875" calcext:value-type="float">
            <text:p>10.2094875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29]+[.G141]+[.G153]+[.G165]" office:value-type="float" office:value="113.257794823421" calcext:value-type="float">
            <text:p>113.257794823421</text:p>
          </table:table-cell>
          <table:table-cell table:style-name="ce38" table:formula="of:=[.H129]+[.H141]+[.H153]+[.H165]" office:value-type="float" office:value="221.518425779202" calcext:value-type="float">
            <text:p>221.518425779202</text:p>
          </table:table-cell>
          <table:table-cell office:value-type="string" calcext:value-type="string">
            <text:p>AvgTemp</text:p>
          </table:table-cell>
          <table:table-cell table:formula="of:=[.$D125]*[.G128]+[.$D137]*[.G140]+[.$D149]*[.G152]+[.$D161]*[.G164]" office:value-type="float" office:value="454.096013596942" calcext:value-type="float">
            <text:p>454.096013596942</text:p>
          </table:table-cell>
          <table:table-cell table:formula="of:=[.$D125]*[.H128]+[.$D137]*[.H140]+[.$D149]*[.H152]+[.$D161]*[.H164]" office:value-type="float" office:value="577.068034312501" calcext:value-type="float">
            <text:p>577.0680343125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30]+[.G142]+[.G154]+[.G166]" office:value-type="float" office:value="390.033810678692" calcext:value-type="float">
            <text:p>390.033810678692</text:p>
          </table:table-cell>
          <table:table-cell table:style-name="ce38" table:formula="of:=[.H130]+[.H142]+[.H154]+[.H166]" office:value-type="float" office:value="465.302123008743" calcext:value-type="float">
            <text:p>465.30212300874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8.209306" calcext:value-type="float">
            <text:p>8.209306</text:p>
          </table:table-cell>
          <table:table-cell table:formula="of:=SUM([.N132:.N1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128]*[.$D126]/[.D$8]" office:value-type="float" office:value="0.183801402531479" calcext:value-type="float">
            <text:p>0.183801402531479</text:p>
          </table:table-cell>
          <table:table-cell table:formula="of:=[.E128]*[.$D126]/[.E$8]" office:value-type="float" office:value="0.193927614572908" calcext:value-type="float">
            <text:p>0.1939276145729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84.686144780526" calcext:value-type="float">
            <text:p>184.68614478052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D119]*[.$D126]" office:value-type="float" office:value="56.0455966532094" calcext:value-type="float">
            <text:p>56.0455966532094</text:p>
          </table:table-cell>
          <table:table-cell table:formula="of:=[.E129]*[.$D125]/[.E119]*[.$D126]" office:value-type="float" office:value="101.842700261201" calcext:value-type="float">
            <text:p>101.842700261201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51.64241610691" calcext:value-type="float">
            <text:p>1151.64241610691</text:p>
          </table:table-cell>
          <table:table-cell table:formula="of:=SUM([.P132:.P135])" office:value-type="float" office:value="1139.02813690366" calcext:value-type="float">
            <text:p>1139.02813690366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" office:value-type="float" office:value="211.673491295192" calcext:value-type="float">
            <text:p>211.673491295192</text:p>
          </table:table-cell>
          <table:table-cell table:formula="of:=[.E130]*[.H128]" office:value-type="float" office:value="220.889009521149" calcext:value-type="float">
            <text:p>220.88900952114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110.339423434819" calcext:value-type="float">
            <text:p>110.339423434819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46.3923849764638" calcext:value-type="float">
            <text:p>46.392384976463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table:formula="of:= 0.0254 * 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7.3152" calcext:value-type="float">
            <text:p>7.3152</text:p>
          </table:table-cell>
          <table:table-cell table:formula="of:=[.D133]/[.$H133]*1000" office:value-type="float" office:value="157.76397515528" calcext:value-type="float">
            <text:p>157.76397515528</text:p>
          </table:table-cell>
          <table:table-cell table:formula="of:=[.$G133]*[.K133]/[.D$128]*[.$I133]/[.$D$125]" office:value-type="float" office:value="1030.13139088737" calcext:value-type="float">
            <text:p>1030.13139088737</text:p>
          </table:table-cell>
          <table:table-cell table:style-name="ce36" table:formula="of:=[.F133]*[.$E133]" office:value-type="float" office:value="18.288" calcext:value-type="float">
            <text:p>18.288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074.83549647757" calcext:value-type="float">
            <text:p>1074.8354964775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11.1716017847277" calcext:value-type="float">
            <text:p>11.1716017847277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4.66256411830883" calcext:value-type="float">
            <text:p>4.6625641183088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['file:///C:/Code/Rust/ROMaterials_layers_calculation/bib/materials/RTV.csv'#$RTV.E19]*1.8" office:value-type="float" office:value="0" calcext:value-type="float">
            <text:p>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float" office:value="0" calcext:value-type="float">
            <text:p>0</text:p>
          </table:table-cell>
          <table:table-cell table:formula="of:=[.$G135]*[.K135]/[.D$128]*[.$I135]/[.$D$125]" office:value-type="float" office:value="0" calcext:value-type="float">
            <text:p>0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13.1376913313127" calcext:value-type="float">
            <text:p>13.13769133131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8]" office:value-type="float" office:value="0.0952619541119418" calcext:value-type="float">
            <text:p>0.095261954111942</text:p>
          </table:table-cell>
          <table:table-cell table:formula="of:=[.E140]*[.$D138]/[.E$8]" office:value-type="float" office:value="0.186193154647738" calcext:value-type="float">
            <text:p>0.18619315464773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style-name="ce13" office:value-type="string" calcext:value-type="string">
            <text:p>Contribution</text:p>
          </table:table-cell>
          <table:table-cell table:formula="of:=[.D141]*[.$D137]/[.D119]*[.$D138]" office:value-type="float" office:value="29.9242890066124" calcext:value-type="float">
            <text:p>29.9242890066124</text:p>
          </table:table-cell>
          <table:table-cell table:formula="of:=[.E141]*[.$D137]/[.E119]*[.$D138]" office:value-type="float" office:value="98.0653878713934" calcext:value-type="float">
            <text:p>98.065387871393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141.03748198992" calcext:value-type="float">
            <text:p>1141.03748198992</text:p>
          </table:table-cell>
          <table:table-cell table:formula="of:=SUM([.P144:.P147])" office:value-type="float" office:value="1148.55404892202" calcext:value-type="float">
            <text:p>1148.55404892202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" office:value-type="float" office:value="108.697460249329" calcext:value-type="float">
            <text:p>108.697460249329</text:p>
          </table:table-cell>
          <table:table-cell table:formula="of:=[.E142]*[.H140]" office:value-type="float" office:value="213.852901652224" calcext:value-type="float">
            <text:p>213.8529016522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25.230791063228" calcext:value-type="float">
            <text:p>125.230791063228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28.2141586789218" calcext:value-type="float">
            <text:p>28.214158678921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989.227791801221" calcext:value-type="float">
            <text:p>989.227791801221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114.35173612325" calcext:value-type="float">
            <text:p>1114.35173612325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6.5788991254666" calcext:value-type="float">
            <text:p>26.5788991254666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98815411984703" calcext:value-type="float">
            <text:p>5.9881541198470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1.145875" calcext:value-type="float">
            <text:p>1.145875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8]" office:value-type="float" office:value="0.0513108981747687" calcext:value-type="float">
            <text:p>0.051310898174769</text:p>
          </table:table-cell>
          <table:table-cell table:formula="of:=[.E152]*[.$D150]/[.E$8]" office:value-type="float" office:value="0.0225095864257715" calcext:value-type="float">
            <text:p>0.022509586425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145.722433460076" calcext:value-type="float">
            <text:p>145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53]*[.$D149]/[.D119]*[.$D150]" office:value-type="float" office:value="27.287909163599" calcext:value-type="float">
            <text:p>27.287909163599</text:p>
          </table:table-cell>
          <table:table-cell table:formula="of:=[.E153]*[.$D149]/[.E119]*[.$D150]" office:value-type="float" office:value="21.610337646607" calcext:value-type="float">
            <text:p>21.610337646607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7.66204865278" calcext:value-type="float">
            <text:p>1357.66204865278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" office:value-type="float" office:value="69.6628591341705" calcext:value-type="float">
            <text:p>69.6628591341705</text:p>
          </table:table-cell>
          <table:table-cell table:formula="of:=[.E154]*[.H152]" office:value-type="float" office:value="30.5602118353704" calcext:value-type="float">
            <text:p>30.560211835370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877975" calcext:value-type="float">
            <text:p>0.877975</text:p>
          </table:table-cell>
          <table:table-cell table:formula="of:=[.D156]/[.$H156]*1000" office:value-type="float" office:value="145" calcext:value-type="float">
            <text:p>145</text:p>
          </table:table-cell>
          <table:table-cell table:formula="of:=[.$G156]*[.K156]/[.D$152]*[.$I156]/[.$D$149]" office:value-type="float" office:value="1042.03861677757" calcext:value-type="float">
            <text:p>1042.03861677757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315.623431875205" calcext:value-type="float">
            <text:p>315.623431875205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eet8" table:style-name="ta1">
        <table:table-column table:style-name="co3" table:default-cell-style-name="Default"/>
        <table:table-column table:style-name="co3" table:default-cell-style-name="ce48"/>
        <table:table-column table:style-name="co3" table:default-cell-style-name="ce22"/>
        <table:table-column table:style-name="co3" table:number-columns-repeated="5" table:default-cell-style-name="Default"/>
        <table:table-column table:style-name="co3" table:default-cell-style-name="ce22"/>
        <table:table-column table:style-name="co3" table:number-columns-repeated="2" table:default-cell-style-name="Default"/>
        <table:table-column table:style-name="co3" table:default-cell-style-name="ce22"/>
        <table:table-column table:style-name="co3" table:default-cell-style-name="Default"/>
        <table:table-column table:style-name="co3" table:default-cell-style-name="ce22"/>
        <table:table-column table:style-name="co3" table:default-cell-style-name="Default"/>
        <table:table-column table:style-name="co3" table:default-cell-style-name="ce48"/>
        <table:table-column table:style-name="co3" table:default-cell-style-name="Default"/>
        <table:table-column table:style-name="co3" table:default-cell-style-name="ce48"/>
        <table:table-column table:style-name="co3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table:style-name="Default"/>
          <table:table-cell table:number-columns-repeated="3"/>
          <table:table-cell office:value-type="string" calcext:value-type="string">
            <text:p>Mass/Are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formula="of:=[.D47]+[.H47]+[.N47]" office:value-type="float" office:value="8.209306" calcext:value-type="float">
            <text:p>8.20930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ce22" office:value-type="float" office:value="0.873" calcext:value-type="float">
            <text:p>8.73E-0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Default"/>
          <table:table-cell/>
          <table:table-cell table:style-name="ce22" office:value-type="float" office:value="0.875" calcext:value-type="float">
            <text:p>8.75E-0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/>
          <table:table-cell/>
          <table:table-cell table:style-name="ce22" office:value-type="float" office:value="0.879" calcext:value-type="float">
            <text:p>8.79E-01</text:p>
          </table:table-cell>
          <table:table-cell table:number-columns-repeated="4"/>
          <table:table-cell table:style-name="ce48" table:number-columns-repeated="2"/>
          <table:table-cell/>
          <table:table-cell table:style-name="ce48"/>
          <table:table-cell table:style-name="ce20"/>
          <table:table-cell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Default"/>
          <table:table-cell/>
          <table:table-cell table:style-name="ce22" office:value-type="float" office:value="0.884" calcext:value-type="float">
            <text:p>8.84E-01</text:p>
          </table:table-cell>
          <table:table-cell table:number-columns-repeated="4"/>
          <table:table-cell table:style-name="ce48" table:number-columns-repeated="2"/>
          <table:table-cell/>
          <table:table-cell table:style-name="ce48"/>
          <table:table-cell table:number-columns-repeated="2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0"/>
          <table:table-cell/>
          <table:table-cell table:style-name="ce22" office:value-type="float" office:value="0.889" calcext:value-type="float">
            <text:p>8.89E-01</text:p>
          </table:table-cell>
          <table:table-cell table:style-name="ce48"/>
          <table:table-cell/>
          <table:table-cell table:style-name="ce20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2"/>
          <table:table-cell table:style-name="ce22" office:value-type="float" office:value="0.894" calcext:value-type="float">
            <text:p>8.94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2"/>
          <table:table-cell table:style-name="ce22" office:value-type="float" office:value="0.898" calcext:value-type="float">
            <text:p>8.98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2"/>
          <table:table-cell table:style-name="ce22" office:value-type="float" office:value="0.902" calcext:value-type="float">
            <text:p>9.02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table:style-name="ce22" office:value-type="float" office:value="0.905" calcext:value-type="float">
            <text:p>9.05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table:style-name="ce22" office:value-type="float" office:value="0.908" calcext:value-type="float">
            <text:p>9.08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table:style-name="ce22" office:value-type="float" office:value="0.91" calcext:value-type="float">
            <text:p>9.10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22" office:value-type="float" office:value="0.912" calcext:value-type="float">
            <text:p>9.12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2"/>
          <table:table-cell table:style-name="ce22" office:value-type="float" office:value="0.914" calcext:value-type="float">
            <text:p>9.14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2"/>
          <table:table-cell table:style-name="ce22" office:value-type="float" office:value="0.916" calcext:value-type="float">
            <text:p>9.16E-01</text:p>
          </table:table-cell>
          <table:table-cell table:style-name="ce22"/>
          <table:table-cell/>
          <table:table-cell table:style-name="ce48"/>
          <table:table-cell/>
          <table:table-cell table:style-name="ce48" table:number-columns-repeated="2"/>
          <table:table-cell table:style-name="Default"/>
          <table:table-cell table:number-columns-repeated="2"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2" office:value-type="float" office:value="0.918" calcext:value-type="float">
            <text:p>9.18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 table:style-name="ce22"/>
          <table:table-cell table:style-name="ce48"/>
          <table:table-cell/>
          <table:table-cell table:style-name="ce22"/>
          <table:table-cell table:style-name="ce48"/>
          <table:table-cell table:number-columns-repeated="2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2"/>
          <table:table-cell table:style-name="ce22" office:value-type="float" office:value="0.92" calcext:value-type="float">
            <text:p>9.20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table:style-name="ce22" office:value-type="float" office:value="0.921" calcext:value-type="float">
            <text:p>9.21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/>
          <table:table-cell table:style-name="ce22" office:value-type="float" office:value="0.923" calcext:value-type="float">
            <text:p>9.23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22" office:value-type="float" office:value="0.924" calcext:value-type="float">
            <text:p>9.24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/>
          <table:table-cell table:style-name="ce22" office:value-type="float" office:value="0.926" calcext:value-type="float">
            <text:p>9.26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table:style-name="ce22" office:value-type="float" office:value="0.927" calcext:value-type="float">
            <text:p>9.27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22" office:value-type="float" office:value="0.928" calcext:value-type="float">
            <text:p>9.28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22" office:value-type="float" office:value="0.93" calcext:value-type="float">
            <text:p>9.30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2"/>
          <table:table-cell table:style-name="ce22" office:value-type="float" office:value="0.931" calcext:value-type="float">
            <text:p>9.31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2" office:value-type="float" office:value="0.932" calcext:value-type="float">
            <text:p>9.32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2" office:value-type="float" office:value="0.933" calcext:value-type="float">
            <text:p>9.33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22" office:value-type="float" office:value="0.934" calcext:value-type="float">
            <text:p>9.34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table:formula="of:=([.C47]*[.B47]*[.C62]+[.G47]*[.F47]*[.G63]+[.M47]*[.L47]*[.M58])/[.G3]" office:value-type="float" office:value="1297.29933809265" calcext:value-type="float">
            <text:p>1.30E+03</text:p>
          </table:table-cell>
          <table:table-cell/>
          <table:table-cell table:style-name="ce22" office:value-type="float" office:value="0.935" calcext:value-type="float">
            <text:p>9.35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number-columns-repeated="2"/>
          <table:table-cell table:style-name="ce22" office:value-type="float" office:value="0.935" calcext:value-type="float">
            <text:p>9.35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number-columns-repeated="2"/>
          <table:table-cell table:style-name="ce22" office:value-type="float" office:value="0.936" calcext:value-type="float">
            <text:p>9.36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22" office:value-type="float" office:value="0.937" calcext:value-type="float">
            <text:p>9.37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table:number-columns-repeated="2"/>
          <table:table-cell table:style-name="ce22" office:value-type="float" office:value="0.938" calcext:value-type="float">
            <text:p>9.38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2" office:value-type="float" office:value="0.938" calcext:value-type="float">
            <text:p>9.38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table:number-columns-repeated="2"/>
          <table:table-cell table:style-name="ce22" office:value-type="float" office:value="0.939" calcext:value-type="float">
            <text:p>9.39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2" office:value-type="float" office:value="0.939" calcext:value-type="float">
            <text:p>9.39E-01</text:p>
          </table:table-cell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48"/>
          <table:table-cell table:style-name="ce22"/>
          <table:table-cell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LI-900</text:p>
          </table:table-cell>
          <table:table-cell table:style-name="Default" office:value-type="string" calcext:value-type="string">
            <text:p>Max Temp</text:p>
          </table:table-cell>
          <table:table-cell table:style-name="ce37" office:value-type="float" office:value="1650" calcext:value-type="float">
            <text:p>1650</text:p>
          </table:table-cell>
          <table:table-cell/>
          <table:table-cell office:value-type="string" calcext:value-type="string">
            <text:p>RCG </text:p>
          </table:table-cell>
          <table:table-cell office:value-type="string" calcext:value-type="string">
            <text:p>Max Temp</text:p>
          </table:table-cell>
          <table:table-cell table:style-name="ce37" office:value-type="float" office:value="1650" calcext:value-type="float">
            <text:p>1650</text:p>
          </table:table-cell>
          <table:table-cell table:style-name="ce37"/>
          <table:table-cell table:number-columns-repeated="2"/>
          <table:table-cell table:style-name="Default" office:value-type="string" calcext:value-type="string">
            <text:p>Strain Isolator </text:p>
            <text:p>Pad (SIP)</text:p>
          </table:table-cell>
          <table:table-cell office:value-type="string" calcext:value-type="string">
            <text:p>Max Temp</text:p>
          </table:table-cell>
          <table:table-cell table:style-name="ce13" office:value-type="float" office:value="500" calcext:value-type="float">
            <text:p>500</text:p>
          </table:table-cell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3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ce24"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ce37"/>
          <table:table-cell table:style-name="ce13"/>
          <table:table-cell/>
          <table:table-cell table:style-name="ce37"/>
          <table:table-cell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24"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Tickness</text:p>
          </table:table-cell>
          <table:table-cell table:style-name="Default" office:value-type="string" calcext:value-type="string">
            <text:p>Density</text:p>
          </table:table-cell>
          <table:table-cell office:value-type="string" calcext:value-type="string">
            <text:p>Mass/Area</text:p>
          </table:table-cell>
          <table:table-cell table:style-name="ce37"/>
          <table:table-cell office:value-type="string" calcext:value-type="string">
            <text:p>Tick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ass/Area</text:p>
          </table:table-cell>
          <table:table-cell table:style-name="ce13"/>
          <table:table-cell table:number-columns-repeated="2"/>
          <table:table-cell table:style-name="Default" office:value-type="string" calcext:value-type="string">
            <text:p>Tickness</text:p>
          </table:table-cell>
          <table:table-cell office:value-type="string" calcext:value-type="string">
            <text:p>Density</text:p>
          </table:table-cell>
          <table:table-cell table:style-name="Default" office:value-type="string" calcext:value-type="string">
            <text:p>Mass/Area</text:p>
          </table:table-cell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ce13" table:formula="of:= 0.0254 *2" office:value-type="float" office:value="0.0508" calcext:value-type="float">
            <text:p>0.0508</text:p>
          </table:table-cell>
          <table:table-cell table:style-name="Default" office:value-type="float" office:value="144" calcext:value-type="float">
            <text:p>144</text:p>
          </table:table-cell>
          <table:table-cell table:formula="of:=[.C47]*[.B47]" office:value-type="float" office:value="7.3152" calcext:value-type="float">
            <text:p>7.3152</text:p>
          </table:table-cell>
          <table:table-cell table:style-name="ce37"/>
          <table:table-cell table:style-name="ce13" office:value-type="float" office:value="0.0004318" calcext:value-type="float">
            <text:p>0.0004318</text:p>
          </table:table-cell>
          <table:table-cell office:value-type="float" office:value="1670" calcext:value-type="float">
            <text:p>1670</text:p>
          </table:table-cell>
          <table:table-cell table:formula="of:=[.G47]*[.F47]" office:value-type="float" office:value="0.721106" calcext:value-type="float">
            <text:p>0.721106</text:p>
          </table:table-cell>
          <table:table-cell table:style-name="ce13"/>
          <table:table-cell table:number-columns-repeated="2"/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86.5" calcext:value-type="float">
            <text:p>86.5</text:p>
          </table:table-cell>
          <table:table-cell table:style-name="Default" table:formula="of:=[.M47]*[.L47]" office:value-type="float" office:value="0.173" calcext:value-type="float">
            <text:p>0.173</text:p>
          </table:table-cell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ce13"/>
          <table:table-cell table:style-name="Default"/>
          <table:table-cell/>
          <table:table-cell table:style-name="ce37"/>
          <table:table-cell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24"/>
          <table:table-cell table:style-name="ce48"/>
          <table:table-cell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/>
          <table:table-cell table:style-name="ce23" office:value-type="string" calcext:value-type="string">
            <text:p>Specific Heat</text:p>
            <text:p>J/kg-K</text:p>
          </table:table-cell>
          <table:table-cell office:value-type="string" calcext:value-type="string">
            <text:p>Thermal </text:p>
            <text:p>Conductivity</text:p>
            <text:p>W/m-K</text:p>
          </table:table-cell>
          <table:table-cell table:number-columns-repeated="2"/>
          <table:table-cell table:style-name="ce23" office:value-type="string" calcext:value-type="string">
            <text:p>Specific Heat</text:p>
            <text:p>J/kg-K</text:p>
          </table:table-cell>
          <table:table-cell office:value-type="string" calcext:value-type="string">
            <text:p>Thermal </text:p>
            <text:p>Conductivity</text:p>
            <text:p>W/m-K</text:p>
          </table:table-cell>
          <table:table-cell table:style-name="Default"/>
          <table:table-cell office:value-type="string" calcext:value-type="string">
            <text:p>Emissivity</text:p>
          </table:table-cell>
          <table:table-cell table:number-columns-repeated="2"/>
          <table:table-cell table:style-name="ce23" office:value-type="string" calcext:value-type="string">
            <text:p>Specific Heat</text:p>
            <text:p>J/kg-K</text:p>
          </table:table-cell>
          <table:table-cell table:style-name="Default" office:value-type="string" calcext:value-type="string">
            <text:p>Thermal </text:p>
            <text:p>Conductivity</text:p>
            <text:p>W/m-K</text:p>
          </table:table-cell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116.483" calcext:value-type="float">
            <text:p>116.483</text:p>
          </table:table-cell>
          <table:table-cell office:value-type="float" office:value="293" calcext:value-type="float">
            <text:p>2.93E+02</text:p>
          </table:table-cell>
          <table:table-cell table:style-name="ce22" office:value-type="float" office:value="0.0374" calcext:value-type="float">
            <text:p>3.74E-02</text:p>
          </table:table-cell>
          <table:table-cell table:number-columns-repeated="4"/>
          <table:table-cell table:style-name="Default"/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40" calcext:value-type="float">
            <text:p>4.40E+02</text:p>
          </table:table-cell>
          <table:table-cell table:number-columns-repeated="5"/>
          <table:table-cell table:style-name="Default"/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255.372" calcext:value-type="float">
            <text:p>255.372</text:p>
          </table:table-cell>
          <table:table-cell office:value-type="float" office:value="628" calcext:value-type="float">
            <text:p>6.28E+02</text:p>
          </table:table-cell>
          <table:table-cell table:style-name="ce22" office:value-type="float" office:value="0.0433" calcext:value-type="float">
            <text:p>4.33E-02</text:p>
          </table:table-cell>
          <table:table-cell/>
          <table:table-cell table:style-name="ce48" office:value-type="float" office:value="255.556" calcext:value-type="float">
            <text:p>255.556</text:p>
          </table:table-cell>
          <table:table-cell table:style-name="ce22" office:value-type="float" office:value="795" calcext:value-type="float">
            <text:p>7.95E+02</text:p>
          </table:table-cell>
          <table:table-cell table:style-name="ce22" office:value-type="float" office:value="0.0421" calcext:value-type="float">
            <text:p>4.21E-02</text:p>
          </table:table-cell>
          <table:table-cell table:style-name="ce48" office:value-type="float" office:value="300" calcext:value-type="float">
            <text:p>300</text:p>
          </table:table-cell>
          <table:table-cell table:style-name="ce22" office:value-type="float" office:value="0.873" calcext:value-type="float">
            <text:p>8.73E-01</text:p>
          </table:table-cell>
          <table:table-cell/>
          <table:table-cell table:style-name="ce48" office:value-type="float" office:value="116.667" calcext:value-type="float">
            <text:p>116.667</text:p>
          </table:table-cell>
          <table:table-cell table:style-name="ce22" office:value-type="float" office:value="1260" calcext:value-type="float">
            <text:p>1.26E+03</text:p>
          </table:table-cell>
          <table:table-cell office:value-type="float" office:value="0.0178" calcext:value-type="float">
            <text:p>1.78E-02</text:p>
          </table:table-cell>
          <table:table-cell table:style-name="ce48"/>
          <table:table-cell table:style-name="Default" office:value-type="float" office:value="117" calcext:value-type="float">
            <text:p>117</text:p>
          </table:table-cell>
          <table:table-cell table:style-name="ce22"/>
          <table:table-cell/>
          <table:table-cell table:style-name="ce22"/>
          <table:table-cell/>
          <table:table-cell table:style-name="ce22"/>
          <table:table-cell/>
        </table:table-row>
        <table:table-row table:style-name="ro1">
          <table:table-cell/>
          <table:table-cell office:value-type="float" office:value="394.261" calcext:value-type="float">
            <text:p>394.261</text:p>
          </table:table-cell>
          <table:table-cell office:value-type="float" office:value="879" calcext:value-type="float">
            <text:p>8.79E+02</text:p>
          </table:table-cell>
          <table:table-cell table:style-name="ce22" office:value-type="float" office:value="0.0547" calcext:value-type="float">
            <text:p>5.47E-02</text:p>
          </table:table-cell>
          <table:table-cell/>
          <table:table-cell table:style-name="ce48" office:value-type="float" office:value="394.444" calcext:value-type="float">
            <text:p>394.444</text:p>
          </table:table-cell>
          <table:table-cell table:style-name="ce22" office:value-type="float" office:value="900" calcext:value-type="float">
            <text:p>9.00E+02</text:p>
          </table:table-cell>
          <table:table-cell table:style-name="ce22" office:value-type="float" office:value="0.0476" calcext:value-type="float">
            <text:p>4.76E-02</text:p>
          </table:table-cell>
          <table:table-cell table:style-name="ce48" office:value-type="float" office:value="350" calcext:value-type="float">
            <text:p>350</text:p>
          </table:table-cell>
          <table:table-cell table:style-name="ce22" office:value-type="float" office:value="0.875" calcext:value-type="float">
            <text:p>8.75E-01</text:p>
          </table:table-cell>
          <table:table-cell/>
          <table:table-cell table:style-name="ce48" office:value-type="float" office:value="255.556" calcext:value-type="float">
            <text:p>255.556</text:p>
          </table:table-cell>
          <table:table-cell table:style-name="ce22" office:value-type="float" office:value="1310" calcext:value-type="float">
            <text:p>1.31E+03</text:p>
          </table:table-cell>
          <table:table-cell office:value-type="float" office:value="0.0343" calcext:value-type="float">
            <text:p>3.43E-02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formula="of:=(500-250)/(1650-250)*([.P53]-250)+250" office:value-type="float" office:value="250" calcext:value-type="float">
            <text:p>250</text:p>
          </table:table-cell>
          <table:table-cell table:formula="of:=[.Q53]/[.P53]" office:value-type="float" office:value="1" calcext:value-type="float">
            <text:p>1</text:p>
          </table:table-cell>
          <table:table-cell table:style-name="ce22" table:number-columns-repeated="3"/>
          <table:table-cell/>
        </table:table-row>
        <table:table-row table:style-name="ro1">
          <table:table-cell/>
          <table:table-cell office:value-type="float" office:value="533.15" calcext:value-type="float">
            <text:p>533.15</text:p>
          </table:table-cell>
          <table:table-cell office:value-type="float" office:value="1060" calcext:value-type="float">
            <text:p>1.06E+03</text:p>
          </table:table-cell>
          <table:table-cell table:style-name="ce22" office:value-type="float" office:value="0.0692" calcext:value-type="float">
            <text:p>6.92E-02</text:p>
          </table:table-cell>
          <table:table-cell/>
          <table:table-cell table:style-name="ce48" office:value-type="float" office:value="533.333" calcext:value-type="float">
            <text:p>533.333</text:p>
          </table:table-cell>
          <table:table-cell table:style-name="ce22" office:value-type="float" office:value="1000" calcext:value-type="float">
            <text:p>1.00E+03</text:p>
          </table:table-cell>
          <table:table-cell table:style-name="ce22" office:value-type="float" office:value="0.0523" calcext:value-type="float">
            <text:p>5.23E-02</text:p>
          </table:table-cell>
          <table:table-cell table:style-name="ce48" office:value-type="float" office:value="400" calcext:value-type="float">
            <text:p>400</text:p>
          </table:table-cell>
          <table:table-cell table:style-name="ce22" office:value-type="float" office:value="0.879" calcext:value-type="float">
            <text:p>8.79E-01</text:p>
          </table:table-cell>
          <table:table-cell/>
          <table:table-cell table:style-name="ce48" office:value-type="float" office:value="311.111" calcext:value-type="float">
            <text:p>311.111</text:p>
          </table:table-cell>
          <table:table-cell table:formula="of:=([.M55]-[.M53])/([.L55]-[.L53])*([.L54]-[.L53])+[.M53]" office:value-type="float" office:value="1324.99986499986" calcext:value-type="float">
            <text:p>1324.99986499986</text:p>
          </table:table-cell>
          <table:table-cell office:value-type="float" office:value="0.0407" calcext:value-type="float">
            <text:p>4.07E-0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500-250)/(1650-250)*([.P54]-250)+250" office:value-type="float" office:value="258.928571428571" calcext:value-type="float">
            <text:p>258.928571428571</text:p>
          </table:table-cell>
          <table:table-cell table:formula="of:=[.Q54]/[.P54]" office:value-type="float" office:value="0.863095238095238" calcext:value-type="float">
            <text:p>0.863095238095238</text:p>
          </table:table-cell>
          <table:table-cell table:style-name="ce25" office:value-type="float" office:value="1310" calcext:value-type="float">
            <text:p>1.31E+03</text:p>
          </table:table-cell>
          <table:table-cell table:formula="of:=[.S54]*[.$R54]" office:value-type="float" office:value="1130.65476190476" calcext:value-type="float">
            <text:p>1130.65476190476</text:p>
          </table:table-cell>
          <table:table-cell table:style-name="ce25" office:value-type="float" office:value="0.0343" calcext:value-type="float">
            <text:p>3.43E-02</text:p>
          </table:table-cell>
          <table:table-cell table:formula="of:=[.U54]*[.$R54]" office:value-type="float" office:value="0.0296041666666667" calcext:value-type="float">
            <text:p>0.029604166666667</text:p>
          </table:table-cell>
        </table:table-row>
        <table:table-row table:style-name="ro1">
          <table:table-cell/>
          <table:table-cell office:value-type="float" office:value="672.039" calcext:value-type="float">
            <text:p>672.039</text:p>
          </table:table-cell>
          <table:table-cell office:value-type="float" office:value="1150" calcext:value-type="float">
            <text:p>1.15E+03</text:p>
          </table:table-cell>
          <table:table-cell table:style-name="ce22" office:value-type="float" office:value="0.0852" calcext:value-type="float">
            <text:p>8.52E-02</text:p>
          </table:table-cell>
          <table:table-cell/>
          <table:table-cell table:style-name="ce48" office:value-type="float" office:value="672.222" calcext:value-type="float">
            <text:p>672.222</text:p>
          </table:table-cell>
          <table:table-cell table:style-name="ce22" office:value-type="float" office:value="1090" calcext:value-type="float">
            <text:p>1.09E+03</text:p>
          </table:table-cell>
          <table:table-cell table:style-name="ce22" office:value-type="float" office:value="0.0566" calcext:value-type="float">
            <text:p>5.66E-02</text:p>
          </table:table-cell>
          <table:table-cell table:style-name="ce48" office:value-type="float" office:value="450" calcext:value-type="float">
            <text:p>450</text:p>
          </table:table-cell>
          <table:table-cell table:style-name="ce22" office:value-type="float" office:value="0.884" calcext:value-type="float">
            <text:p>8.84E-01</text:p>
          </table:table-cell>
          <table:table-cell/>
          <table:table-cell table:style-name="ce48" office:value-type="float" office:value="366.667" calcext:value-type="float">
            <text:p>366.667</text:p>
          </table:table-cell>
          <table:table-cell table:style-name="ce22" office:value-type="float" office:value="1340" calcext:value-type="float">
            <text:p>1.34E+03</text:p>
          </table:table-cell>
          <table:table-cell office:value-type="float" office:value="0.0472" calcext:value-type="float">
            <text:p>4.72E-02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500-250)/(1650-250)*([.P55]-250)+250" office:value-type="float" office:value="267.857142857143" calcext:value-type="float">
            <text:p>267.857142857143</text:p>
          </table:table-cell>
          <table:table-cell table:formula="of:=[.Q55]/[.P55]" office:value-type="float" office:value="0.76530612244898" calcext:value-type="float">
            <text:p>0.76530612244898</text:p>
          </table:table-cell>
          <table:table-cell table:style-name="ce22"/>
          <table:table-cell table:formula="of:=[.S55]*[.$R55]" office:value-type="float" office:value="0" calcext:value-type="float">
            <text:p>0</text:p>
          </table:table-cell>
          <table:table-cell table:style-name="ce22"/>
          <table:table-cell table:formula="of:=[.U55]*[.$R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0.928" calcext:value-type="float">
            <text:p>810.928</text:p>
          </table:table-cell>
          <table:table-cell office:value-type="float" office:value="1210" calcext:value-type="float">
            <text:p>1.21E+03</text:p>
          </table:table-cell>
          <table:table-cell table:style-name="ce22" office:value-type="float" office:value="0.104" calcext:value-type="float">
            <text:p>1.04E-01</text:p>
          </table:table-cell>
          <table:table-cell/>
          <table:table-cell table:style-name="ce48" office:value-type="float" office:value="811.111" calcext:value-type="float">
            <text:p>811.111</text:p>
          </table:table-cell>
          <table:table-cell table:style-name="ce22" office:value-type="float" office:value="1190" calcext:value-type="float">
            <text:p>1.19E+03</text:p>
          </table:table-cell>
          <table:table-cell table:style-name="ce22" office:value-type="float" office:value="0.0609" calcext:value-type="float">
            <text:p>6.09E-02</text:p>
          </table:table-cell>
          <table:table-cell table:style-name="ce48" office:value-type="float" office:value="500" calcext:value-type="float">
            <text:p>500</text:p>
          </table:table-cell>
          <table:table-cell table:style-name="ce22" office:value-type="float" office:value="0.889" calcext:value-type="float">
            <text:p>8.89E-01</text:p>
          </table:table-cell>
          <table:table-cell/>
          <table:table-cell table:style-name="ce48" office:value-type="float" office:value="422.222" calcext:value-type="float">
            <text:p>422.222</text:p>
          </table:table-cell>
          <table:table-cell table:formula="of:=([.M57]-[.M55])/([.L57]-[.L55])*([.L56]-[.L55])+[.M55]" office:value-type="float" office:value="1369.99972999973" calcext:value-type="float">
            <text:p>1369.99972999973</text:p>
          </table:table-cell>
          <table:table-cell office:value-type="float" office:value="0.055" calcext:value-type="float">
            <text:p>5.50E-0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500-250)/(1650-250)*([.P56]-250)+250" office:value-type="float" office:value="276.785714285714" calcext:value-type="float">
            <text:p>276.785714285714</text:p>
          </table:table-cell>
          <table:table-cell table:formula="of:=[.Q56]/[.P56]" office:value-type="float" office:value="0.691964285714286" calcext:value-type="float">
            <text:p>0.691964285714286</text:p>
          </table:table-cell>
          <table:table-cell table:style-name="ce22"/>
          <table:table-cell table:formula="of:=[.S56]*[.$R56]" office:value-type="float" office:value="0" calcext:value-type="float">
            <text:p>0</text:p>
          </table:table-cell>
          <table:table-cell/>
          <table:table-cell table:formula="of:=[.U56]*[.$R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9.817" calcext:value-type="float">
            <text:p>949.817</text:p>
          </table:table-cell>
          <table:table-cell office:value-type="float" office:value="1240" calcext:value-type="float">
            <text:p>1.24E+03</text:p>
          </table:table-cell>
          <table:table-cell table:style-name="ce22" office:value-type="float" office:value="0.125" calcext:value-type="float">
            <text:p>1.25E-01</text:p>
          </table:table-cell>
          <table:table-cell/>
          <table:table-cell table:style-name="ce48" office:value-type="float" office:value="950" calcext:value-type="float">
            <text:p>950</text:p>
          </table:table-cell>
          <table:table-cell table:style-name="ce22" office:value-type="float" office:value="1260" calcext:value-type="float">
            <text:p>1.26E+03</text:p>
          </table:table-cell>
          <table:table-cell table:style-name="ce22" office:value-type="float" office:value="0.0649" calcext:value-type="float">
            <text:p>6.49E-02</text:p>
          </table:table-cell>
          <table:table-cell table:style-name="ce48" office:value-type="float" office:value="550" calcext:value-type="float">
            <text:p>550</text:p>
          </table:table-cell>
          <table:table-cell table:style-name="ce22" office:value-type="float" office:value="0.894" calcext:value-type="float">
            <text:p>8.94E-01</text:p>
          </table:table-cell>
          <table:table-cell/>
          <table:table-cell table:style-name="ce48" office:value-type="float" office:value="477.778" calcext:value-type="float">
            <text:p>477.778</text:p>
          </table:table-cell>
          <table:table-cell table:style-name="ce22" office:value-type="float" office:value="1400" calcext:value-type="float">
            <text:p>1.40E+03</text:p>
          </table:table-cell>
          <table:table-cell office:value-type="float" office:value="0.0642" calcext:value-type="float">
            <text:p>6.42E-02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500-250)/(1650-250)*([.P57]-250)+250" office:value-type="float" office:value="285.714285714286" calcext:value-type="float">
            <text:p>285.714285714286</text:p>
          </table:table-cell>
          <table:table-cell table:formula="of:=[.Q57]/[.P57]" office:value-type="float" office:value="0.634920634920635" calcext:value-type="float">
            <text:p>0.634920634920635</text:p>
          </table:table-cell>
          <table:table-cell table:style-name="ce22"/>
          <table:table-cell table:formula="of:=[.S57]*[.$R57]" office:value-type="float" office:value="0" calcext:value-type="float">
            <text:p>0</text:p>
          </table:table-cell>
          <table:table-cell table:style-name="ce22"/>
          <table:table-cell table:formula="of:=[.U57]*[.$R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8.71" calcext:value-type="float">
            <text:p>1088.71</text:p>
          </table:table-cell>
          <table:table-cell office:value-type="float" office:value="1260" calcext:value-type="float">
            <text:p>1.26E+03</text:p>
          </table:table-cell>
          <table:table-cell table:style-name="ce22" office:value-type="float" office:value="0.151" calcext:value-type="float">
            <text:p>1.51E-01</text:p>
          </table:table-cell>
          <table:table-cell/>
          <table:table-cell table:style-name="ce48" office:value-type="float" office:value="1088.89" calcext:value-type="float">
            <text:p>1088.89</text:p>
          </table:table-cell>
          <table:table-cell table:style-name="ce22" office:value-type="float" office:value="1320" calcext:value-type="float">
            <text:p>1.32E+03</text:p>
          </table:table-cell>
          <table:table-cell table:style-name="ce22" office:value-type="float" office:value="0.0689" calcext:value-type="float">
            <text:p>6.89E-02</text:p>
          </table:table-cell>
          <table:table-cell table:style-name="ce48" office:value-type="float" office:value="600" calcext:value-type="float">
            <text:p>600</text:p>
          </table:table-cell>
          <table:table-cell table:style-name="ce22" office:value-type="float" office:value="0.898" calcext:value-type="float">
            <text:p>8.98E-01</text:p>
          </table:table-cell>
          <table:table-cell/>
          <table:table-cell table:style-name="ce48" office:value-type="float" office:value="588.889" calcext:value-type="float">
            <text:p>588.889</text:p>
          </table:table-cell>
          <table:table-cell table:style-name="ce22" office:value-type="float" office:value="1440" calcext:value-type="float">
            <text:p>1.44E+03</text:p>
          </table:table-cell>
          <table:table-cell office:value-type="float" office:value="0.0831" calcext:value-type="float">
            <text:p>8.31E-0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500-250)/(1650-250)*([.P58]-250)+250" office:value-type="float" office:value="294.642857142857" calcext:value-type="float">
            <text:p>294.642857142857</text:p>
          </table:table-cell>
          <table:table-cell table:formula="of:=[.Q58]/[.P58]" office:value-type="float" office:value="0.589285714285714" calcext:value-type="float">
            <text:p>0.589285714285714</text:p>
          </table:table-cell>
          <table:table-cell table:style-name="ce22"/>
          <table:table-cell table:formula="of:=[.S58]*[.$R58]" office:value-type="float" office:value="0" calcext:value-type="float">
            <text:p>0</text:p>
          </table:table-cell>
          <table:table-cell table:style-name="ce22"/>
          <table:table-cell table:formula="of:=[.U58]*[.$R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9.82" calcext:value-type="float">
            <text:p>1199.82</text:p>
          </table:table-cell>
          <table:table-cell office:value-type="float" office:value="1260" calcext:value-type="float">
            <text:p>1.26E+03</text:p>
          </table:table-cell>
          <table:table-cell table:number-columns-repeated="5"/>
          <table:table-cell table:style-name="ce48" office:value-type="float" office:value="650" calcext:value-type="float">
            <text:p>650</text:p>
          </table:table-cell>
          <table:table-cell table:style-name="ce22" office:value-type="float" office:value="0.902" calcext:value-type="float">
            <text:p>9.02E-01</text:p>
          </table:table-cell>
          <table:table-cell/>
          <table:table-cell table:style-name="ce48" office:value-type="float" office:value="700" calcext:value-type="float">
            <text:p>700</text:p>
          </table:table-cell>
          <table:table-cell table:style-name="ce22" office:value-type="float" office:value="1440" calcext:value-type="float">
            <text:p>1.44E+03</text:p>
          </table:table-cell>
          <table:table-cell office:value-type="float" office:value="0.105" calcext:value-type="float">
            <text:p>1.05E-01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(500-250)/(1650-250)*([.P59]-250)+250" office:value-type="float" office:value="303.571428571429" calcext:value-type="float">
            <text:p>303.571428571429</text:p>
          </table:table-cell>
          <table:table-cell table:formula="of:=[.Q59]/[.P59]" office:value-type="float" office:value="0.551948051948052" calcext:value-type="float">
            <text:p>0.551948051948052</text:p>
          </table:table-cell>
          <table:table-cell table:style-name="ce22"/>
          <table:table-cell table:formula="of:=[.S59]*[.$R59]" office:value-type="float" office:value="0" calcext:value-type="float">
            <text:p>0</text:p>
          </table:table-cell>
          <table:table-cell/>
          <table:table-cell table:formula="of:=[.U59]*[.$R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7.59" calcext:value-type="float">
            <text:p>1227.59</text:p>
          </table:table-cell>
          <table:table-cell office:value-type="float" office:value="1270" calcext:value-type="float">
            <text:p>1.27E+03</text:p>
          </table:table-cell>
          <table:table-cell table:style-name="ce22" office:value-type="float" office:value="0.183" calcext:value-type="float">
            <text:p>1.83E-01</text:p>
          </table:table-cell>
          <table:table-cell/>
          <table:table-cell table:style-name="ce48" office:value-type="float" office:value="1227.78" calcext:value-type="float">
            <text:p>1227.78</text:p>
          </table:table-cell>
          <table:table-cell table:style-name="ce22" office:value-type="float" office:value="1380" calcext:value-type="float">
            <text:p>1.38E+03</text:p>
          </table:table-cell>
          <table:table-cell table:style-name="ce22" office:value-type="float" office:value="0.0724" calcext:value-type="float">
            <text:p>7.24E-02</text:p>
          </table:table-cell>
          <table:table-cell table:style-name="ce48" office:value-type="float" office:value="700" calcext:value-type="float">
            <text:p>700</text:p>
          </table:table-cell>
          <table:table-cell table:style-name="ce22" office:value-type="float" office:value="0.905" calcext:value-type="float">
            <text:p>9.05E-01</text:p>
          </table:table-cell>
          <table:table-cell table:number-columns-repeated="2"/>
          <table:table-cell table:style-name="ce48"/>
          <table:table-cell table:number-columns-repeated="2"/>
          <table:table-cell office:value-type="float" office:value="600" calcext:value-type="float">
            <text:p>600</text:p>
          </table:table-cell>
          <table:table-cell table:formula="of:=(500-250)/(1650-250)*([.P60]-250)+250" office:value-type="float" office:value="312.5" calcext:value-type="float">
            <text:p>312.5</text:p>
          </table:table-cell>
          <table:table-cell table:formula="of:=[.Q60]/[.P60]" office:value-type="float" office:value="0.520833333333333" calcext:value-type="float">
            <text:p>0.520833333333333</text:p>
          </table:table-cell>
          <table:table-cell table:style-name="ce22"/>
          <table:table-cell table:formula="of:=[.S60]*[.$R60]" office:value-type="float" office:value="0" calcext:value-type="float">
            <text:p>0</text:p>
          </table:table-cell>
          <table:table-cell table:style-name="ce22"/>
          <table:table-cell table:formula="of:=[.U60]*[.$R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6.48" calcext:value-type="float">
            <text:p>1366.48</text:p>
          </table:table-cell>
          <table:table-cell office:value-type="float" office:value="1270" calcext:value-type="float">
            <text:p>1.27E+03</text:p>
          </table:table-cell>
          <table:table-cell table:style-name="ce22" office:value-type="float" office:value="0.22" calcext:value-type="float">
            <text:p>2.20E-01</text:p>
          </table:table-cell>
          <table:table-cell/>
          <table:table-cell table:style-name="ce48" office:value-type="float" office:value="1366.67" calcext:value-type="float">
            <text:p>1366.67</text:p>
          </table:table-cell>
          <table:table-cell table:style-name="ce22" office:value-type="float" office:value="1440" calcext:value-type="float">
            <text:p>1.44E+03</text:p>
          </table:table-cell>
          <table:table-cell table:style-name="ce22" office:value-type="float" office:value="0.0764" calcext:value-type="float">
            <text:p>7.64E-02</text:p>
          </table:table-cell>
          <table:table-cell table:style-name="ce48" office:value-type="float" office:value="750" calcext:value-type="float">
            <text:p>750</text:p>
          </table:table-cell>
          <table:table-cell table:style-name="ce22" office:value-type="float" office:value="0.908" calcext:value-type="float">
            <text:p>9.08E-01</text:p>
          </table:table-cell>
          <table:table-cell table:number-columns-repeated="2"/>
          <table:table-cell table:style-name="ce48"/>
          <table:table-cell table:number-columns-repeated="2"/>
          <table:table-cell office:value-type="float" office:value="650" calcext:value-type="float">
            <text:p>650</text:p>
          </table:table-cell>
          <table:table-cell table:formula="of:=(500-250)/(1650-250)*([.P61]-250)+250" office:value-type="float" office:value="321.428571428571" calcext:value-type="float">
            <text:p>321.428571428571</text:p>
          </table:table-cell>
          <table:table-cell table:formula="of:=[.Q61]/[.P61]" office:value-type="float" office:value="0.494505494505495" calcext:value-type="float">
            <text:p>0.494505494505495</text:p>
          </table:table-cell>
          <table:table-cell table:style-name="ce22"/>
          <table:table-cell table:formula="of:=[.S61]*[.$R61]" office:value-type="float" office:value="0" calcext:value-type="float">
            <text:p>0</text:p>
          </table:table-cell>
          <table:table-cell/>
          <table:table-cell table:formula="of:=[.U61]*[.$R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3.15" calcext:value-type="float">
            <text:p>1533.15</text:p>
          </table:table-cell>
          <table:table-cell office:value-type="float" office:value="1270" calcext:value-type="float">
            <text:p>1.27E+03</text:p>
          </table:table-cell>
          <table:table-cell table:style-name="ce22" office:value-type="float" office:value="0.268" calcext:value-type="float">
            <text:p>2.68E-01</text:p>
          </table:table-cell>
          <table:table-cell/>
          <table:table-cell table:style-name="ce48" office:value-type="float" office:value="1505.56" calcext:value-type="float">
            <text:p>1505.56</text:p>
          </table:table-cell>
          <table:table-cell table:style-name="ce22" office:value-type="float" office:value="1500" calcext:value-type="float">
            <text:p>1.50E+03</text:p>
          </table:table-cell>
          <table:table-cell table:style-name="ce22" office:value-type="float" office:value="0.0799" calcext:value-type="float">
            <text:p>7.99E-02</text:p>
          </table:table-cell>
          <table:table-cell table:style-name="ce48" office:value-type="float" office:value="800" calcext:value-type="float">
            <text:p>800</text:p>
          </table:table-cell>
          <table:table-cell table:style-name="ce22" office:value-type="float" office:value="0.91" calcext:value-type="float">
            <text:p>9.10E-01</text:p>
          </table:table-cell>
          <table:table-cell table:number-columns-repeated="2"/>
          <table:table-cell table:style-name="ce48"/>
          <table:table-cell table:number-columns-repeated="2"/>
          <table:table-cell office:value-type="float" office:value="700" calcext:value-type="float">
            <text:p>700</text:p>
          </table:table-cell>
          <table:table-cell table:formula="of:=(500-250)/(1650-250)*([.P62]-250)+250" office:value-type="float" office:value="330.357142857143" calcext:value-type="float">
            <text:p>330.357142857143</text:p>
          </table:table-cell>
          <table:table-cell table:formula="of:=[.Q62]/[.P62]" office:value-type="float" office:value="0.471938775510204" calcext:value-type="float">
            <text:p>0.471938775510204</text:p>
          </table:table-cell>
          <table:table-cell table:style-name="ce22"/>
          <table:table-cell table:formula="of:=[.S62]*[.$R62]" office:value-type="float" office:value="0" calcext:value-type="float">
            <text:p>0</text:p>
          </table:table-cell>
          <table:table-cell table:style-name="ce22"/>
          <table:table-cell table:formula="of:=[.U62]*[.$R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4.44" calcext:value-type="float">
            <text:p>1644.44</text:p>
          </table:table-cell>
          <table:table-cell table:style-name="Default"/>
          <table:table-cell table:style-name="ce22" office:value-type="float" office:value="0.31" calcext:value-type="float">
            <text:p>3.10E-01</text:p>
          </table:table-cell>
          <table:table-cell/>
          <table:table-cell table:style-name="ce48" office:value-type="float" office:value="1644.44" calcext:value-type="float">
            <text:p>1644.44</text:p>
          </table:table-cell>
          <table:table-cell table:style-name="ce22" office:value-type="float" office:value="1540" calcext:value-type="float">
            <text:p>1.54E+03</text:p>
          </table:table-cell>
          <table:table-cell table:style-name="ce22" office:value-type="float" office:value="0.0844" calcext:value-type="float">
            <text:p>8.44E-02</text:p>
          </table:table-cell>
          <table:table-cell table:style-name="ce48" office:value-type="float" office:value="850" calcext:value-type="float">
            <text:p>850</text:p>
          </table:table-cell>
          <table:table-cell table:style-name="ce22" office:value-type="float" office:value="0.912" calcext:value-type="float">
            <text:p>9.12E-01</text:p>
          </table:table-cell>
          <table:table-cell/>
          <table:table-cell table:style-name="Default"/>
          <table:table-cell table:number-columns-repeated="3"/>
          <table:table-cell office:value-type="float" office:value="750" calcext:value-type="float">
            <text:p>750</text:p>
          </table:table-cell>
          <table:table-cell table:formula="of:=(500-250)/(1650-250)*([.P63]-250)+250" office:value-type="float" office:value="339.285714285714" calcext:value-type="float">
            <text:p>339.285714285714</text:p>
          </table:table-cell>
          <table:table-cell table:formula="of:=[.Q63]/[.P63]" office:value-type="float" office:value="0.452380952380952" calcext:value-type="float">
            <text:p>0.452380952380952</text:p>
          </table:table-cell>
          <table:table-cell table:style-name="ce22"/>
          <table:table-cell table:formula="of:=[.S63]*[.$R63]" office:value-type="float" office:value="0" calcext:value-type="float">
            <text:p>0</text:p>
          </table:table-cell>
          <table:table-cell/>
          <table:table-cell table:formula="of:=[.U63]*[.$R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1.11" calcext:value-type="float">
            <text:p>1811.11</text:p>
          </table:table-cell>
          <table:table-cell table:style-name="Default"/>
          <table:table-cell table:style-name="ce22" office:value-type="float" office:value="0.384" calcext:value-type="float">
            <text:p>3.84E-01</text:p>
          </table:table-cell>
          <table:table-cell/>
          <table:table-cell table:style-name="ce48" office:value-type="float" office:value="1783.33" calcext:value-type="float">
            <text:p>1783.33</text:p>
          </table:table-cell>
          <table:table-cell table:style-name="ce22" office:value-type="float" office:value="1600" calcext:value-type="float">
            <text:p>1.60E+03</text:p>
          </table:table-cell>
          <table:table-cell/>
          <table:table-cell table:style-name="ce48" office:value-type="float" office:value="900" calcext:value-type="float">
            <text:p>900</text:p>
          </table:table-cell>
          <table:table-cell table:style-name="ce22" office:value-type="float" office:value="0.914" calcext:value-type="float">
            <text:p>9.14E-01</text:p>
          </table:table-cell>
          <table:table-cell/>
          <table:table-cell table:style-name="Default"/>
          <table:table-cell table:number-columns-repeated="3"/>
          <table:table-cell office:value-type="float" office:value="800" calcext:value-type="float">
            <text:p>800</text:p>
          </table:table-cell>
          <table:table-cell table:formula="of:=(500-250)/(1650-250)*([.P64]-250)+250" office:value-type="float" office:value="348.214285714286" calcext:value-type="float">
            <text:p>348.214285714286</text:p>
          </table:table-cell>
          <table:table-cell table:formula="of:=[.Q64]/[.P64]" office:value-type="float" office:value="0.435267857142857" calcext:value-type="float">
            <text:p>0.435267857142857</text:p>
          </table:table-cell>
          <table:table-cell table:style-name="ce22"/>
          <table:table-cell table:formula="of:=[.S64]*[.$R64]" office:value-type="float" office:value="0" calcext:value-type="float">
            <text:p>0</text:p>
          </table:table-cell>
          <table:table-cell/>
          <table:table-cell table:formula="of:=[.U64]*[.$R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2.04" calcext:value-type="float">
            <text:p>1922.04</text:p>
          </table:table-cell>
          <table:table-cell office:value-type="float" office:value="1270" calcext:value-type="float">
            <text:p>1.27E+03</text:p>
          </table:table-cell>
          <table:table-cell table:style-name="ce22" office:value-type="float" office:value="0.454" calcext:value-type="float">
            <text:p>4.54E-01</text:p>
          </table:table-cell>
          <table:table-cell table:number-columns-repeated="4"/>
          <table:table-cell table:style-name="ce48" office:value-type="float" office:value="950" calcext:value-type="float">
            <text:p>950</text:p>
          </table:table-cell>
          <table:table-cell table:style-name="ce22" office:value-type="float" office:value="0.916" calcext:value-type="float">
            <text:p>9.16E-01</text:p>
          </table:table-cell>
          <table:table-cell/>
          <table:table-cell table:style-name="Default"/>
          <table:table-cell table:number-columns-repeated="3"/>
          <table:table-cell office:value-type="float" office:value="850" calcext:value-type="float">
            <text:p>850</text:p>
          </table:table-cell>
          <table:table-cell table:formula="of:=(500-250)/(1650-250)*([.P65]-250)+250" office:value-type="float" office:value="357.142857142857" calcext:value-type="float">
            <text:p>357.142857142857</text:p>
          </table:table-cell>
          <table:table-cell table:formula="of:=[.Q65]/[.P65]" office:value-type="float" office:value="0.420168067226891" calcext:value-type="float">
            <text:p>0.420168067226891</text:p>
          </table:table-cell>
          <table:table-cell table:style-name="ce22"/>
          <table:table-cell table:formula="of:=[.S65]*[.$R65]" office:value-type="float" office:value="0" calcext:value-type="float">
            <text:p>0</text:p>
          </table:table-cell>
          <table:table-cell/>
          <table:table-cell table:formula="of:=[.U65]*[.$R6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000" calcext:value-type="float">
            <text:p>1000</text:p>
          </table:table-cell>
          <table:table-cell table:style-name="ce22" office:value-type="float" office:value="0.918" calcext:value-type="float">
            <text:p>9.18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900" calcext:value-type="float">
            <text:p>900</text:p>
          </table:table-cell>
          <table:table-cell table:formula="of:=(500-250)/(1650-250)*([.P66]-250)+250" office:value-type="float" office:value="366.071428571429" calcext:value-type="float">
            <text:p>366.071428571429</text:p>
          </table:table-cell>
          <table:table-cell table:formula="of:=[.Q66]/[.P66]" office:value-type="float" office:value="0.406746031746032" calcext:value-type="float">
            <text:p>0.406746031746032</text:p>
          </table:table-cell>
          <table:table-cell table:style-name="ce25" office:value-type="float" office:value="1340" calcext:value-type="float">
            <text:p>1.34E+03</text:p>
          </table:table-cell>
          <table:table-cell table:formula="of:=[.S66]*[.$R66]" office:value-type="float" office:value="545.039682539683" calcext:value-type="float">
            <text:p>545.039682539683</text:p>
          </table:table-cell>
          <table:table-cell table:style-name="ce25" office:value-type="float" office:value="0.0472" calcext:value-type="float">
            <text:p>4.72E-02</text:p>
          </table:table-cell>
          <table:table-cell table:formula="of:=[.U66]*[.$R66]" office:value-type="float" office:value="0.0191984126984127" calcext:value-type="float">
            <text:p>0.01919841269841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050" calcext:value-type="float">
            <text:p>1050</text:p>
          </table:table-cell>
          <table:table-cell table:style-name="ce22" office:value-type="float" office:value="0.92" calcext:value-type="float">
            <text:p>9.20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950" calcext:value-type="float">
            <text:p>950</text:p>
          </table:table-cell>
          <table:table-cell table:formula="of:=(500-250)/(1650-250)*([.P67]-250)+250" office:value-type="float" office:value="375" calcext:value-type="float">
            <text:p>375</text:p>
          </table:table-cell>
          <table:table-cell table:formula="of:=[.Q67]/[.P67]" office:value-type="float" office:value="0.394736842105263" calcext:value-type="float">
            <text:p>0.394736842105263</text:p>
          </table:table-cell>
          <table:table-cell/>
          <table:table-cell table:formula="of:=[.S67]*[.$R67]" office:value-type="float" office:value="0" calcext:value-type="float">
            <text:p>0</text:p>
          </table:table-cell>
          <table:table-cell/>
          <table:table-cell table:formula="of:=[.U67]*[.$R6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100" calcext:value-type="float">
            <text:p>1100</text:p>
          </table:table-cell>
          <table:table-cell table:style-name="ce22" office:value-type="float" office:value="0.921" calcext:value-type="float">
            <text:p>9.21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000" calcext:value-type="float">
            <text:p>1000</text:p>
          </table:table-cell>
          <table:table-cell table:formula="of:=(500-250)/(1650-250)*([.P68]-250)+250" office:value-type="float" office:value="383.928571428571" calcext:value-type="float">
            <text:p>383.928571428571</text:p>
          </table:table-cell>
          <table:table-cell table:formula="of:=[.Q68]/[.P68]" office:value-type="float" office:value="0.383928571428571" calcext:value-type="float">
            <text:p>0.383928571428571</text:p>
          </table:table-cell>
          <table:table-cell/>
          <table:table-cell table:formula="of:=[.S68]*[.$R68]" office:value-type="float" office:value="0" calcext:value-type="float">
            <text:p>0</text:p>
          </table:table-cell>
          <table:table-cell/>
          <table:table-cell table:formula="of:=[.U68]*[.$R6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150" calcext:value-type="float">
            <text:p>1150</text:p>
          </table:table-cell>
          <table:table-cell table:style-name="ce22" office:value-type="float" office:value="0.923" calcext:value-type="float">
            <text:p>9.23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050" calcext:value-type="float">
            <text:p>1050</text:p>
          </table:table-cell>
          <table:table-cell table:formula="of:=(500-250)/(1650-250)*([.P69]-250)+250" office:value-type="float" office:value="392.857142857143" calcext:value-type="float">
            <text:p>392.857142857143</text:p>
          </table:table-cell>
          <table:table-cell table:formula="of:=[.Q69]/[.P69]" office:value-type="float" office:value="0.374149659863946" calcext:value-type="float">
            <text:p>0.374149659863946</text:p>
          </table:table-cell>
          <table:table-cell/>
          <table:table-cell table:formula="of:=[.S69]*[.$R69]" office:value-type="float" office:value="0" calcext:value-type="float">
            <text:p>0</text:p>
          </table:table-cell>
          <table:table-cell/>
          <table:table-cell table:formula="of:=[.U69]*[.$R6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200" calcext:value-type="float">
            <text:p>1200</text:p>
          </table:table-cell>
          <table:table-cell table:style-name="ce22" office:value-type="float" office:value="0.924" calcext:value-type="float">
            <text:p>9.24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100" calcext:value-type="float">
            <text:p>1100</text:p>
          </table:table-cell>
          <table:table-cell table:formula="of:=(500-250)/(1650-250)*([.P70]-250)+250" office:value-type="float" office:value="401.785714285714" calcext:value-type="float">
            <text:p>401.785714285714</text:p>
          </table:table-cell>
          <table:table-cell table:formula="of:=[.Q70]/[.P70]" office:value-type="float" office:value="0.36525974025974" calcext:value-type="float">
            <text:p>0.36525974025974</text:p>
          </table:table-cell>
          <table:table-cell/>
          <table:table-cell table:formula="of:=[.S70]*[.$R70]" office:value-type="float" office:value="0" calcext:value-type="float">
            <text:p>0</text:p>
          </table:table-cell>
          <table:table-cell/>
          <table:table-cell table:formula="of:=[.U70]*[.$R7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250" calcext:value-type="float">
            <text:p>1250</text:p>
          </table:table-cell>
          <table:table-cell table:style-name="ce22" office:value-type="float" office:value="0.926" calcext:value-type="float">
            <text:p>9.26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150" calcext:value-type="float">
            <text:p>1150</text:p>
          </table:table-cell>
          <table:table-cell table:formula="of:=(500-250)/(1650-250)*([.P71]-250)+250" office:value-type="float" office:value="410.714285714286" calcext:value-type="float">
            <text:p>410.714285714286</text:p>
          </table:table-cell>
          <table:table-cell table:formula="of:=[.Q71]/[.P71]" office:value-type="float" office:value="0.357142857142857" calcext:value-type="float">
            <text:p>0.357142857142857</text:p>
          </table:table-cell>
          <table:table-cell/>
          <table:table-cell table:formula="of:=[.S71]*[.$R71]" office:value-type="float" office:value="0" calcext:value-type="float">
            <text:p>0</text:p>
          </table:table-cell>
          <table:table-cell/>
          <table:table-cell table:formula="of:=[.U71]*[.$R7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300" calcext:value-type="float">
            <text:p>1300</text:p>
          </table:table-cell>
          <table:table-cell table:style-name="ce22" office:value-type="float" office:value="0.927" calcext:value-type="float">
            <text:p>9.27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200" calcext:value-type="float">
            <text:p>1200</text:p>
          </table:table-cell>
          <table:table-cell table:formula="of:=(500-250)/(1650-250)*([.P72]-250)+250" office:value-type="float" office:value="419.642857142857" calcext:value-type="float">
            <text:p>419.642857142857</text:p>
          </table:table-cell>
          <table:table-cell table:formula="of:=[.Q72]/[.P72]" office:value-type="float" office:value="0.349702380952381" calcext:value-type="float">
            <text:p>0.349702380952381</text:p>
          </table:table-cell>
          <table:table-cell/>
          <table:table-cell table:formula="of:=[.S72]*[.$R72]" office:value-type="float" office:value="0" calcext:value-type="float">
            <text:p>0</text:p>
          </table:table-cell>
          <table:table-cell/>
          <table:table-cell table:formula="of:=[.U72]*[.$R7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350" calcext:value-type="float">
            <text:p>1350</text:p>
          </table:table-cell>
          <table:table-cell table:style-name="ce22" office:value-type="float" office:value="0.928" calcext:value-type="float">
            <text:p>9.28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250" calcext:value-type="float">
            <text:p>1250</text:p>
          </table:table-cell>
          <table:table-cell table:formula="of:=(500-250)/(1650-250)*([.P73]-250)+250" office:value-type="float" office:value="428.571428571429" calcext:value-type="float">
            <text:p>428.571428571429</text:p>
          </table:table-cell>
          <table:table-cell table:formula="of:=[.Q73]/[.P73]" office:value-type="float" office:value="0.342857142857143" calcext:value-type="float">
            <text:p>0.342857142857143</text:p>
          </table:table-cell>
          <table:table-cell/>
          <table:table-cell table:formula="of:=[.S73]*[.$R73]" office:value-type="float" office:value="0" calcext:value-type="float">
            <text:p>0</text:p>
          </table:table-cell>
          <table:table-cell/>
          <table:table-cell table:formula="of:=[.U73]*[.$R7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400" calcext:value-type="float">
            <text:p>1400</text:p>
          </table:table-cell>
          <table:table-cell table:style-name="ce22" office:value-type="float" office:value="0.93" calcext:value-type="float">
            <text:p>9.30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table:formula="of:=(500-250)/(1650-250)*([.P74]-250)+250" office:value-type="float" office:value="437.5" calcext:value-type="float">
            <text:p>437.5</text:p>
          </table:table-cell>
          <table:table-cell table:formula="of:=[.Q74]/[.P74]" office:value-type="float" office:value="0.336538461538462" calcext:value-type="float">
            <text:p>0.336538461538462</text:p>
          </table:table-cell>
          <table:table-cell/>
          <table:table-cell table:formula="of:=[.S74]*[.$R74]" office:value-type="float" office:value="0" calcext:value-type="float">
            <text:p>0</text:p>
          </table:table-cell>
          <table:table-cell/>
          <table:table-cell table:formula="of:=[.U74]*[.$R7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450" calcext:value-type="float">
            <text:p>1450</text:p>
          </table:table-cell>
          <table:table-cell table:style-name="ce22" office:value-type="float" office:value="0.931" calcext:value-type="float">
            <text:p>9.31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350" calcext:value-type="float">
            <text:p>1350</text:p>
          </table:table-cell>
          <table:table-cell table:formula="of:=(500-250)/(1650-250)*([.P75]-250)+250" office:value-type="float" office:value="446.428571428571" calcext:value-type="float">
            <text:p>446.428571428571</text:p>
          </table:table-cell>
          <table:table-cell table:formula="of:=[.Q75]/[.P75]" office:value-type="float" office:value="0.330687830687831" calcext:value-type="float">
            <text:p>0.330687830687831</text:p>
          </table:table-cell>
          <table:table-cell/>
          <table:table-cell table:formula="of:=[.S75]*[.$R75]" office:value-type="float" office:value="0" calcext:value-type="float">
            <text:p>0</text:p>
          </table:table-cell>
          <table:table-cell/>
          <table:table-cell table:formula="of:=[.U75]*[.$R7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500" calcext:value-type="float">
            <text:p>1500</text:p>
          </table:table-cell>
          <table:table-cell table:style-name="ce22" office:value-type="float" office:value="0.932" calcext:value-type="float">
            <text:p>9.32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400" calcext:value-type="float">
            <text:p>1400</text:p>
          </table:table-cell>
          <table:table-cell table:formula="of:=(500-250)/(1650-250)*([.P76]-250)+250" office:value-type="float" office:value="455.357142857143" calcext:value-type="float">
            <text:p>455.357142857143</text:p>
          </table:table-cell>
          <table:table-cell table:formula="of:=[.Q76]/[.P76]" office:value-type="float" office:value="0.325255102040816" calcext:value-type="float">
            <text:p>0.325255102040816</text:p>
          </table:table-cell>
          <table:table-cell/>
          <table:table-cell table:formula="of:=[.S76]*[.$R76]" office:value-type="float" office:value="0" calcext:value-type="float">
            <text:p>0</text:p>
          </table:table-cell>
          <table:table-cell/>
          <table:table-cell table:formula="of:=[.U76]*[.$R7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550" calcext:value-type="float">
            <text:p>1550</text:p>
          </table:table-cell>
          <table:table-cell table:style-name="ce22" office:value-type="float" office:value="0.933" calcext:value-type="float">
            <text:p>9.33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450" calcext:value-type="float">
            <text:p>1450</text:p>
          </table:table-cell>
          <table:table-cell table:formula="of:=(500-250)/(1650-250)*([.P77]-250)+250" office:value-type="float" office:value="464.285714285714" calcext:value-type="float">
            <text:p>464.285714285714</text:p>
          </table:table-cell>
          <table:table-cell table:formula="of:=[.Q77]/[.P77]" office:value-type="float" office:value="0.320197044334975" calcext:value-type="float">
            <text:p>0.320197044334975</text:p>
          </table:table-cell>
          <table:table-cell/>
          <table:table-cell table:formula="of:=[.S77]*[.$R77]" office:value-type="float" office:value="0" calcext:value-type="float">
            <text:p>0</text:p>
          </table:table-cell>
          <table:table-cell/>
          <table:table-cell table:formula="of:=[.U77]*[.$R7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600" calcext:value-type="float">
            <text:p>1600</text:p>
          </table:table-cell>
          <table:table-cell table:style-name="ce22" office:value-type="float" office:value="0.934" calcext:value-type="float">
            <text:p>9.34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500" calcext:value-type="float">
            <text:p>1500</text:p>
          </table:table-cell>
          <table:table-cell table:formula="of:=(500-250)/(1650-250)*([.P78]-250)+250" office:value-type="float" office:value="473.214285714286" calcext:value-type="float">
            <text:p>473.214285714286</text:p>
          </table:table-cell>
          <table:table-cell table:formula="of:=[.Q78]/[.P78]" office:value-type="float" office:value="0.31547619047619" calcext:value-type="float">
            <text:p>0.31547619047619</text:p>
          </table:table-cell>
          <table:table-cell table:style-name="ce25" office:value-type="float" office:value="1400" calcext:value-type="float">
            <text:p>1.40E+03</text:p>
          </table:table-cell>
          <table:table-cell table:formula="of:=[.S78]*[.$R78]" office:value-type="float" office:value="441.666666666667" calcext:value-type="float">
            <text:p>441.666666666667</text:p>
          </table:table-cell>
          <table:table-cell table:style-name="ce22" office:value-type="float" office:value="0.055" calcext:value-type="float">
            <text:p>5.50E-02</text:p>
          </table:table-cell>
          <table:table-cell table:formula="of:=[.U78]*[.$R78]" office:value-type="float" office:value="0.0173511904761905" calcext:value-type="float">
            <text:p>0.01735119047619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650" calcext:value-type="float">
            <text:p>1650</text:p>
          </table:table-cell>
          <table:table-cell table:style-name="ce22" office:value-type="float" office:value="0.935" calcext:value-type="float">
            <text:p>9.35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550" calcext:value-type="float">
            <text:p>1550</text:p>
          </table:table-cell>
          <table:table-cell table:formula="of:=(1500-250)/(1650-250)*([.P79]-250)+250" office:value-type="float" office:value="1410.71428571429" calcext:value-type="float">
            <text:p>1410.71428571429</text:p>
          </table:table-cell>
          <table:table-cell table:formula="of:=[.Q79]/[.P79]" office:value-type="float" office:value="0.910138248847926" calcext:value-type="float">
            <text:p>0.910138248847926</text:p>
          </table:table-cell>
          <table:table-cell/>
          <table:table-cell table:formula="of:=[.S79]*[.$R79]" office:value-type="float" office:value="0" calcext:value-type="float">
            <text:p>0</text:p>
          </table:table-cell>
          <table:table-cell/>
          <table:table-cell table:formula="of:=[.U79]*[.$R7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700" calcext:value-type="float">
            <text:p>1700</text:p>
          </table:table-cell>
          <table:table-cell table:style-name="ce22" office:value-type="float" office:value="0.935" calcext:value-type="float">
            <text:p>9.35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formula="of:=(500-250)/(1650-250)*([.P80]-250)+250" office:value-type="float" office:value="491.071428571429" calcext:value-type="float">
            <text:p>491.071428571429</text:p>
          </table:table-cell>
          <table:table-cell table:formula="of:=[.Q80]/[.P80]" office:value-type="float" office:value="0.306919642857143" calcext:value-type="float">
            <text:p>0.306919642857143</text:p>
          </table:table-cell>
          <table:table-cell/>
          <table:table-cell table:formula="of:=[.S80]*[.$R80]" office:value-type="float" office:value="0" calcext:value-type="float">
            <text:p>0</text:p>
          </table:table-cell>
          <table:table-cell/>
          <table:table-cell table:formula="of:=[.U80]*[.$R8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750" calcext:value-type="float">
            <text:p>1750</text:p>
          </table:table-cell>
          <table:table-cell table:style-name="ce22" office:value-type="float" office:value="0.936" calcext:value-type="float">
            <text:p>9.36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650" calcext:value-type="float">
            <text:p>1650</text:p>
          </table:table-cell>
          <table:table-cell table:formula="of:=(500-250)/(1650-250)*([.P81]-250)+250" office:value-type="float" office:value="500" calcext:value-type="float">
            <text:p>500</text:p>
          </table:table-cell>
          <table:table-cell table:formula="of:=[.Q81]/[.P81]" office:value-type="float" office:value="0.303030303030303" calcext:value-type="float">
            <text:p>0.303030303030303</text:p>
          </table:table-cell>
          <table:table-cell/>
          <table:table-cell table:formula="of:=[.S81]*[.$R81]" office:value-type="float" office:value="0" calcext:value-type="float">
            <text:p>0</text:p>
          </table:table-cell>
          <table:table-cell/>
          <table:table-cell table:formula="of:=[.U81]*[.$R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800" calcext:value-type="float">
            <text:p>1800</text:p>
          </table:table-cell>
          <table:table-cell table:style-name="ce22" office:value-type="float" office:value="0.937" calcext:value-type="float">
            <text:p>9.37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700" calcext:value-type="float">
            <text:p>1700</text:p>
          </table:table-cell>
          <table:table-cell table:formula="of:=(500-250)/(1650-250)*([.P82]-250)+250" office:value-type="float" office:value="508.928571428571" calcext:value-type="float">
            <text:p>508.928571428571</text:p>
          </table:table-cell>
          <table:table-cell table:formula="of:=[.Q82]/[.P82]" office:value-type="float" office:value="0.29936974789916" calcext:value-type="float">
            <text:p>0.29936974789916</text:p>
          </table:table-cell>
          <table:table-cell/>
          <table:table-cell table:formula="of:=[.S82]*[.$R82]" office:value-type="float" office:value="0" calcext:value-type="float">
            <text:p>0</text:p>
          </table:table-cell>
          <table:table-cell/>
          <table:table-cell table:formula="of:=[.U82]*[.$R8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850" calcext:value-type="float">
            <text:p>1850</text:p>
          </table:table-cell>
          <table:table-cell table:style-name="ce22" office:value-type="float" office:value="0.938" calcext:value-type="float">
            <text:p>9.38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750" calcext:value-type="float">
            <text:p>1750</text:p>
          </table:table-cell>
          <table:table-cell table:formula="of:=(500-250)/(1650-250)*([.P83]-250)+250" office:value-type="float" office:value="517.857142857143" calcext:value-type="float">
            <text:p>517.857142857143</text:p>
          </table:table-cell>
          <table:table-cell table:formula="of:=[.Q83]/[.P83]" office:value-type="float" office:value="0.295918367346939" calcext:value-type="float">
            <text:p>0.295918367346939</text:p>
          </table:table-cell>
          <table:table-cell/>
          <table:table-cell table:formula="of:=[.S83]*[.$R83]" office:value-type="float" office:value="0" calcext:value-type="float">
            <text:p>0</text:p>
          </table:table-cell>
          <table:table-cell/>
          <table:table-cell table:formula="of:=[.U83]*[.$R8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900" calcext:value-type="float">
            <text:p>1900</text:p>
          </table:table-cell>
          <table:table-cell table:style-name="ce22" office:value-type="float" office:value="0.938" calcext:value-type="float">
            <text:p>9.38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800" calcext:value-type="float">
            <text:p>1800</text:p>
          </table:table-cell>
          <table:table-cell table:formula="of:=(500-250)/(1650-250)*([.P84]-250)+250" office:value-type="float" office:value="526.785714285714" calcext:value-type="float">
            <text:p>526.785714285714</text:p>
          </table:table-cell>
          <table:table-cell table:formula="of:=[.Q84]/[.P84]" office:value-type="float" office:value="0.29265873015873" calcext:value-type="float">
            <text:p>0.29265873015873</text:p>
          </table:table-cell>
          <table:table-cell/>
          <table:table-cell table:formula="of:=[.S84]*[.$R84]" office:value-type="float" office:value="0" calcext:value-type="float">
            <text:p>0</text:p>
          </table:table-cell>
          <table:table-cell/>
          <table:table-cell table:formula="of:=[.U84]*[.$R8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1950" calcext:value-type="float">
            <text:p>1950</text:p>
          </table:table-cell>
          <table:table-cell table:style-name="ce22" office:value-type="float" office:value="0.939" calcext:value-type="float">
            <text:p>9.39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850" calcext:value-type="float">
            <text:p>1850</text:p>
          </table:table-cell>
          <table:table-cell table:formula="of:=(500-250)/(1650-250)*([.P85]-250)+250" office:value-type="float" office:value="535.714285714286" calcext:value-type="float">
            <text:p>535.714285714286</text:p>
          </table:table-cell>
          <table:table-cell table:formula="of:=[.Q85]/[.P85]" office:value-type="float" office:value="0.28957528957529" calcext:value-type="float">
            <text:p>0.28957528957529</text:p>
          </table:table-cell>
          <table:table-cell/>
          <table:table-cell table:formula="of:=[.S85]*[.$R85]" office:value-type="float" office:value="0" calcext:value-type="float">
            <text:p>0</text:p>
          </table:table-cell>
          <table:table-cell/>
          <table:table-cell table:formula="of:=[.U85]*[.$R8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ce48" office:value-type="float" office:value="2000" calcext:value-type="float">
            <text:p>2000</text:p>
          </table:table-cell>
          <table:table-cell table:style-name="ce22" office:value-type="float" office:value="0.939" calcext:value-type="float">
            <text:p>9.39E-01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1900" calcext:value-type="float">
            <text:p>1900</text:p>
          </table:table-cell>
          <table:table-cell table:formula="of:=(500-250)/(1650-250)*([.P86]-250)+250" office:value-type="float" office:value="544.642857142857" calcext:value-type="float">
            <text:p>544.642857142857</text:p>
          </table:table-cell>
          <table:table-cell table:formula="of:=[.Q86]/[.P86]" office:value-type="float" office:value="0.286654135338346" calcext:value-type="float">
            <text:p>0.286654135338346</text:p>
          </table:table-cell>
          <table:table-cell/>
          <table:table-cell table:formula="of:=[.S86]*[.$R86]" office:value-type="float" office:value="0" calcext:value-type="float">
            <text:p>0</text:p>
          </table:table-cell>
          <table:table-cell/>
          <table:table-cell table:formula="of:=[.U86]*[.$R8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float" office:value="1950" calcext:value-type="float">
            <text:p>1950</text:p>
          </table:table-cell>
          <table:table-cell table:formula="of:=(500-250)/(1650-250)*([.P87]-250)+250" office:value-type="float" office:value="553.571428571429" calcext:value-type="float">
            <text:p>553.571428571429</text:p>
          </table:table-cell>
          <table:table-cell table:formula="of:=[.Q87]/[.P87]" office:value-type="float" office:value="0.283882783882784" calcext:value-type="float">
            <text:p>0.283882783882784</text:p>
          </table:table-cell>
          <table:table-cell/>
          <table:table-cell table:formula="of:=[.S87]*[.$R87]" office:value-type="float" office:value="0" calcext:value-type="float">
            <text:p>0</text:p>
          </table:table-cell>
          <table:table-cell/>
          <table:table-cell table:formula="of:=[.U87]*[.$R8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float" office:value="2000" calcext:value-type="float">
            <text:p>2000</text:p>
          </table:table-cell>
          <table:table-cell table:formula="of:=(500-250)/(1650-250)*([.P88]-250)+250" office:value-type="float" office:value="562.5" calcext:value-type="float">
            <text:p>562.5</text:p>
          </table:table-cell>
          <table:table-cell table:formula="of:=[.Q88]/[.P88]" office:value-type="float" office:value="0.28125" calcext:value-type="float">
            <text:p>0.28125</text:p>
          </table:table-cell>
          <table:table-cell table:style-name="ce25" office:value-type="float" office:value="1440" calcext:value-type="float">
            <text:p>1.44E+03</text:p>
          </table:table-cell>
          <table:table-cell table:formula="of:=[.S88]*[.$R88]" office:value-type="float" office:value="405" calcext:value-type="float">
            <text:p>405</text:p>
          </table:table-cell>
          <table:table-cell table:style-name="ce25" office:value-type="float" office:value="0.0831" calcext:value-type="float">
            <text:p>8.31E-02</text:p>
          </table:table-cell>
          <table:table-cell table:formula="of:=[.U88]*[.$R88]" office:value-type="float" office:value="0.023371875" calcext:value-type="float">
            <text:p>0.02337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2:52:45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7T05:40:49.907000000</dc:date>
    <meta:editing-duration>P1DT11H37M27S</meta:editing-duration>
    <meta:editing-cycles>82</meta:editing-cycles>
    <meta:generator>LibreOffice/7.1.1.2$Windows_X86_64 LibreOffice_project/fe0b08f4af1bacafe4c7ecc87ce55bb426164676</meta:generator>
    <meta:document-statistic meta:table-count="8" meta:cell-count="5993" meta:object-count="0"/>
  </office:meta>
</office:document-meta>
</file>